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71.16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54.73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4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35" style:family="table-cell" style:parent-style-name="Default" style:data-style-name="N10">
      <style:table-cell-properties fo:background-color="#1c1c1c"/>
      <style:text-properties fo:font-weight="bold" style:font-weight-asian="bold" style:font-weight-complex="bold"/>
    </style:style>
    <style:style style:name="ce36" style:family="table-cell" style:parent-style-name="Default" style:data-style-name="N10"/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1" style:family="table-cell" style:parent-style-name="Default" style:data-style-name="N11"/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1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1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1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1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10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10"/>
    <style:style style:name="ce27" style:family="table-cell" style:parent-style-name="Pivot_20_Table_20_Value" style:data-style-name="N10">
      <style:table-cell-properties fo:border-bottom="0.99pt solid #000000" fo:border-left="none" fo:border-right="none" fo:border-top="none"/>
    </style:style>
    <style:style style:name="ce28" style:family="table-cell" style:parent-style-name="Pivot_20_Table_20_Result" style:data-style-name="N10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Value" style:data-style-name="N10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10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10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1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Result" style:data-style-name="N1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 style:data-style-name="N1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Result" style:data-style-name="N1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10">
      <style:table-cell-properties fo:border-bottom="2.01pt solid #000000" fo:border-left="0.99pt solid #000000" fo:border-right="2.01pt solid #000000" fo:border-top="0.99pt solid #000000"/>
    </style:style>
    <style:style style:name="ce43" style:family="table-cell" style:parent-style-name="Default" style:data-style-name="N0"/>
    <style:style style:name="ce4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ce36"/>
        <table:table-column table:style-name="co8" table:default-cell-style-name="ce36"/>
        <table:table-column table:style-name="co9" table:number-columns-repeated="1007" table:default-cell-style-name="Default"/>
        <table:table-row table:style-name="ro1">
          <table:table-cell table:style-name="ce34" office:value-type="string" calcext:value-type="string">
            <text:p>configuration</text:p>
          </table:table-cell>
          <table:table-cell table:style-name="ce34" office:value-type="string" calcext:value-type="string">
            <text:p>engine</text:p>
          </table:table-cell>
          <table:table-cell table:style-name="ce34" office:value-type="string" calcext:value-type="string">
            <text:p>site</text:p>
          </table:table-cell>
          <table:table-cell table:style-name="ce34" office:value-type="string" calcext:value-type="string">
            <text:p>search-result-threshold</text:p>
          </table:table-cell>
          <table:table-cell table:style-name="ce34" office:value-type="string" calcext:value-type="string">
            <text:p>concept-relevance-threshold</text:p>
          </table:table-cell>
          <table:table-cell table:style-name="ce34" office:value-type="string" calcext:value-type="string">
            <text:p>query-concept-threshold</text:p>
          </table:table-cell>
          <table:table-cell table:style-name="ce34" office:value-type="string" calcext:value-type="string">
            <text:p>simtype</text:p>
          </table:table-cell>
          <table:table-cell table:style-name="ce34" office:value-type="string" calcext:value-type="string">
            <text:p>category</text:p>
          </table:table-cell>
          <table:table-cell table:style-name="ce34" office:value-type="string" calcext:value-type="string">
            <text:p>query</text:p>
          </table:table-cell>
          <table:table-cell table:style-name="ce34" office:value-type="string" calcext:value-type="string">
            <text:p>fetched</text:p>
          </table:table-cell>
          <table:table-cell table:style-name="ce34" office:value-type="string" calcext:value-type="string">
            <text:p>relevant</text:p>
          </table:table-cell>
          <table:table-cell table:style-name="ce34" office:value-type="string" calcext:value-type="string">
            <text:p>relevant &amp; fetched</text:p>
          </table:table-cell>
          <table:table-cell table:style-name="ce35" office:value-type="string" calcext:value-type="string">
            <text:p>precision</text:p>
          </table:table-cell>
          <table:table-cell table:style-name="ce35" office:value-type="string" calcext:value-type="string">
            <text:p>recall</text:p>
          </table:table-cell>
          <table:table-cell table:style-name="ce35" office:value-type="string" calcext:value-type="string">
            <text:p>f1-measure</text:p>
          </table:table-cell>
          <table:table-cell table:style-name="ce35" office:value-type="string" calcext:value-type="string">
            <text:p>r-precision</text:p>
          </table:table-cell>
          <table:table-cell table:style-name="ce35" office:value-type="string" calcext:value-type="string">
            <text:p>avg precision</text:p>
          </table:table-cell>
          <table:table-cell table:style-name="ce34"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]);[$categories.$A$1];IF(COUNTIF([$categories.$B$2:.$B$10]; [.$I2]); [$categories.$B$1];IF(COUNTIF([$categories.$C$2:.$C$10]; [.$I2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40336134453782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5038759689923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2113448563463" calcext:value-type="percentage">
            <text:p>2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]);[$categories.$A$1];IF(COUNTIF([$categories.$B$2:.$B$10]; [.$I3]); [$categories.$B$1];IF(COUNTIF([$categories.$C$2:.$C$10]; [.$I3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21455938697318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2991913746631" calcext:value-type="percentage">
            <text:p>59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636026567286315" calcext:value-type="percentage">
            <text:p>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]);[$categories.$A$1];IF(COUNTIF([$categories.$B$2:.$B$10]; [.$I4]); [$categories.$B$1];IF(COUNTIF([$categories.$C$2:.$C$10]; [.$I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3682008368200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13889107105809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]);[$categories.$A$1];IF(COUNTIF([$categories.$B$2:.$B$10]; [.$I5]); [$categories.$B$1];IF(COUNTIF([$categories.$C$2:.$C$10]; [.$I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173160173160173" calcext:value-type="percentage">
            <text:p>2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032786885245901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728790741196001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]);[$categories.$A$1];IF(COUNTIF([$categories.$B$2:.$B$10]; [.$I6]); [$categories.$B$1];IF(COUNTIF([$categories.$C$2:.$C$10]; [.$I6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23713184454517" calcext:value-type="percentage">
            <text:p>2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]);[$categories.$A$1];IF(COUNTIF([$categories.$B$2:.$B$10]; [.$I7]); [$categories.$B$1];IF(COUNTIF([$categories.$C$2:.$C$10]; [.$I7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0372492836676" calcext:value-type="percentage">
            <text:p>63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35868845593253" calcext:value-type="percentage">
            <text:p>8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]);[$categories.$A$1];IF(COUNTIF([$categories.$B$2:.$B$10]; [.$I8]); [$categories.$B$1];IF(COUNTIF([$categories.$C$2:.$C$10]; [.$I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1926248238493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9]);[$categories.$A$1];IF(COUNTIF([$categories.$B$2:.$B$10]; [.$I9]); [$categories.$B$1];IF(COUNTIF([$categories.$C$2:.$C$10]; [.$I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251572327044025" calcext:value-type="percentage">
            <text:p>3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0465116279069767" calcext:value-type="percentage">
            <text:p>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850917616622201" calcext:value-type="percentage">
            <text:p>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]);[$categories.$A$1];IF(COUNTIF([$categories.$B$2:.$B$10]; [.$I10]); [$categories.$B$1];IF(COUNTIF([$categories.$C$2:.$C$10]; [.$I10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20202020202020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36134453781513" calcext:value-type="percentage">
            <text:p>34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910940428036016" calcext:value-type="percentage">
            <text:p>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]);[$categories.$A$1];IF(COUNTIF([$categories.$B$2:.$B$10]; [.$I11]); [$categories.$B$1];IF(COUNTIF([$categories.$C$2:.$C$10]; [.$I11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0251046025105" calcext:value-type="percentage">
            <text:p>4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0372492836676" calcext:value-type="percentage">
            <text:p>63%</text:p>
          </table:table-cell>
          <table:table-cell office:value-type="percentage" office:value="0.736363636363636" calcext:value-type="percentage">
            <text:p>74%</text:p>
          </table:table-cell>
          <table:table-cell office:value-type="percentage" office:value="0.825956219716945" calcext:value-type="percentage">
            <text:p>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]);[$categories.$A$1];IF(COUNTIF([$categories.$B$2:.$B$10]; [.$I12]); [$categories.$B$1];IF(COUNTIF([$categories.$C$2:.$C$10]; [.$I1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]);[$categories.$A$1];IF(COUNTIF([$categories.$B$2:.$B$10]; [.$I13]); [$categories.$B$1];IF(COUNTIF([$categories.$C$2:.$C$10]; [.$I1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]);[$categories.$A$1];IF(COUNTIF([$categories.$B$2:.$B$10]; [.$I14]); [$categories.$B$1];IF(COUNTIF([$categories.$C$2:.$C$10]; [.$I14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40350877192982" calcext:value-type="percentage">
            <text:p>14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15165165165165" calcext:value-type="percentage">
            <text:p>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]);[$categories.$A$1];IF(COUNTIF([$categories.$B$2:.$B$10]; [.$I15]); [$categories.$B$1];IF(COUNTIF([$categories.$C$2:.$C$10]; [.$I15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percentage" office:value="0.68695652173913" calcext:value-type="percentage">
            <text:p>69%</text:p>
          </table:table-cell>
          <table:table-cell office:value-type="percentage" office:value="0.718181818181818" calcext:value-type="percentage">
            <text:p>72%</text:p>
          </table:table-cell>
          <table:table-cell office:value-type="percentage" office:value="0.702222222222222" calcext:value-type="percentage">
            <text:p>70%</text:p>
          </table:table-cell>
          <table:table-cell office:value-type="percentage" office:value="0.681818181818182" calcext:value-type="percentage">
            <text:p>68%</text:p>
          </table:table-cell>
          <table:table-cell office:value-type="percentage" office:value="0.568135058932279" calcext:value-type="percentage">
            <text:p>5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]);[$categories.$A$1];IF(COUNTIF([$categories.$B$2:.$B$10]; [.$I16]); [$categories.$B$1];IF(COUNTIF([$categories.$C$2:.$C$10]; [.$I1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085470085470085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]);[$categories.$A$1];IF(COUNTIF([$categories.$B$2:.$B$10]; [.$I17]); [$categories.$B$1];IF(COUNTIF([$categories.$C$2:.$C$10]; [.$I1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8]);[$categories.$A$1];IF(COUNTIF([$categories.$B$2:.$B$10]; [.$I18]); [$categories.$B$1];IF(COUNTIF([$categories.$C$2:.$C$10]; [.$I18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95" calcext:value-type="percentage">
            <text:p>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]);[$categories.$A$1];IF(COUNTIF([$categories.$B$2:.$B$10]; [.$I19]); [$categories.$B$1];IF(COUNTIF([$categories.$C$2:.$C$10]; [.$I19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percentage" office:value="0.677685950413223" calcext:value-type="percentage">
            <text:p>68%</text:p>
          </table:table-cell>
          <table:table-cell office:value-type="percentage" office:value="0.745454545454545" calcext:value-type="percentage">
            <text:p>75%</text:p>
          </table:table-cell>
          <table:table-cell office:value-type="percentage" office:value="0.70995670995671" calcext:value-type="percentage">
            <text:p>71%</text:p>
          </table:table-cell>
          <table:table-cell office:value-type="percentage" office:value="0.690909090909091" calcext:value-type="percentage">
            <text:p>69%</text:p>
          </table:table-cell>
          <table:table-cell office:value-type="percentage" office:value="0.632280281849008" calcext:value-type="percentage">
            <text:p>6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]);[$categories.$A$1];IF(COUNTIF([$categories.$B$2:.$B$10]; [.$I20]); [$categories.$B$1];IF(COUNTIF([$categories.$C$2:.$C$10]; [.$I2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384615384615385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]);[$categories.$A$1];IF(COUNTIF([$categories.$B$2:.$B$10]; [.$I21]); [$categories.$B$1];IF(COUNTIF([$categories.$C$2:.$C$10]; [.$I2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625" calcext:value-type="percentage">
            <text:p>6%</text:p>
          </table:table-cell>
          <table:table-cell table:number-columns-repeated="2" office:value-type="percentage" office:value="0.0769230769230769" calcext:value-type="percentage">
            <text:p>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]);[$categories.$A$1];IF(COUNTIF([$categories.$B$2:.$B$10]; [.$I22]); [$categories.$B$1];IF(COUNTIF([$categories.$C$2:.$C$10]; [.$I22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percentage" office:value="0.85" calcext:value-type="percentage">
            <text:p>85%</text:p>
          </table:table-cell>
          <table:table-cell office:value-type="percentage" office:value="0.836433823529412" calcext:value-type="percentage">
            <text:p>8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]);[$categories.$A$1];IF(COUNTIF([$categories.$B$2:.$B$10]; [.$I23]); [$categories.$B$1];IF(COUNTIF([$categories.$C$2:.$C$10]; [.$I23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percentage" office:value="0.689655172413793" calcext:value-type="percentage">
            <text:p>69%</text:p>
          </table:table-cell>
          <table:table-cell office:value-type="percentage" office:value="0.727272727272727" calcext:value-type="percentage">
            <text:p>73%</text:p>
          </table:table-cell>
          <table:table-cell office:value-type="percentage" office:value="0.707964601769912" calcext:value-type="percentage">
            <text:p>71%</text:p>
          </table:table-cell>
          <table:table-cell office:value-type="percentage" office:value="0.672727272727273" calcext:value-type="percentage">
            <text:p>67%</text:p>
          </table:table-cell>
          <table:table-cell office:value-type="percentage" office:value="0.599679128068696" calcext:value-type="percentage">
            <text:p>6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]);[$categories.$A$1];IF(COUNTIF([$categories.$B$2:.$B$10]; [.$I24]); [$categories.$B$1];IF(COUNTIF([$categories.$C$2:.$C$10]; [.$I2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111111111111111" calcext:value-type="percentage">
            <text:p>11%</text:p>
          </table:table-cell>
          <table:table-cell office:value-type="percentage" office:value="0.307692307692308" calcext:value-type="percentage">
            <text:p>31%</text:p>
          </table:table-cell>
          <table:table-cell office:value-type="percentage" office:value="0.163265306122449" calcext:value-type="percentage">
            <text:p>16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811355311355312" calcext:value-type="percentage">
            <text:p>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]);[$categories.$A$1];IF(COUNTIF([$categories.$B$2:.$B$10]; [.$I25]); [$categories.$B$1];IF(COUNTIF([$categories.$C$2:.$C$10]; [.$I2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18181818181818" calcext:value-type="percentage">
            <text:p>82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]);[$categories.$A$1];IF(COUNTIF([$categories.$B$2:.$B$10]; [.$I26]); [$categories.$B$1];IF(COUNTIF([$categories.$C$2:.$C$10]; [.$I26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]);[$categories.$A$1];IF(COUNTIF([$categories.$B$2:.$B$10]; [.$I27]); [$categories.$B$1];IF(COUNTIF([$categories.$C$2:.$C$10]; [.$I27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]);[$categories.$A$1];IF(COUNTIF([$categories.$B$2:.$B$10]; [.$I28]); [$categories.$B$1];IF(COUNTIF([$categories.$C$2:.$C$10]; [.$I2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]);[$categories.$A$1];IF(COUNTIF([$categories.$B$2:.$B$10]; [.$I29]); [$categories.$B$1];IF(COUNTIF([$categories.$C$2:.$C$10]; [.$I2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]);[$categories.$A$1];IF(COUNTIF([$categories.$B$2:.$B$10]; [.$I30]); [$categories.$B$1];IF(COUNTIF([$categories.$C$2:.$C$10]; [.$I30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]);[$categories.$A$1];IF(COUNTIF([$categories.$B$2:.$B$10]; [.$I31]); [$categories.$B$1];IF(COUNTIF([$categories.$C$2:.$C$10]; [.$I31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]);[$categories.$A$1];IF(COUNTIF([$categories.$B$2:.$B$10]; [.$I32]); [$categories.$B$1];IF(COUNTIF([$categories.$C$2:.$C$10]; [.$I3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]);[$categories.$A$1];IF(COUNTIF([$categories.$B$2:.$B$10]; [.$I33]); [$categories.$B$1];IF(COUNTIF([$categories.$C$2:.$C$10]; [.$I3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18181818181818" calcext:value-type="percentage">
            <text:p>82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]);[$categories.$A$1];IF(COUNTIF([$categories.$B$2:.$B$10]; [.$I34]); [$categories.$B$1];IF(COUNTIF([$categories.$C$2:.$C$10]; [.$I34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5" calcext:value-type="percentage">
            <text:p>45%</text:p>
          </table:table-cell>
          <table:table-cell office:value-type="percentage" office:value="0.620689655172414" calcext:value-type="percentage">
            <text:p>62%</text:p>
          </table:table-cell>
          <table:table-cell table:number-columns-repeated="2" office:value-type="percentage" office:value="0.45" calcext:value-type="percentage">
            <text:p>4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]);[$categories.$A$1];IF(COUNTIF([$categories.$B$2:.$B$10]; [.$I35]); [$categories.$B$1];IF(COUNTIF([$categories.$C$2:.$C$10]; [.$I35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727272727272727" calcext:value-type="percentage">
            <text:p>7%</text:p>
          </table:table-cell>
          <table:table-cell office:value-type="percentage" office:value="0.135593220338983" calcext:value-type="percentage">
            <text:p>14%</text:p>
          </table:table-cell>
          <table:table-cell table:number-columns-repeated="2" office:value-type="percentage" office:value="0.0727272727272727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]);[$categories.$A$1];IF(COUNTIF([$categories.$B$2:.$B$10]; [.$I36]); [$categories.$B$1];IF(COUNTIF([$categories.$C$2:.$C$10]; [.$I3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]);[$categories.$A$1];IF(COUNTIF([$categories.$B$2:.$B$10]; [.$I37]); [$categories.$B$1];IF(COUNTIF([$categories.$C$2:.$C$10]; [.$I3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2608695652174" calcext:value-type="percentage">
            <text:p>78%</text:p>
          </table:table-cell>
          <table:table-cell table:number-columns-repeated="2" office:value-type="percentage" office:value="0.692307692307692" calcext:value-type="percentage">
            <text:p>6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38]);[$categories.$A$1];IF(COUNTIF([$categories.$B$2:.$B$10]; [.$I38]); [$categories.$B$1];IF(COUNTIF([$categories.$C$2:.$C$10]; [.$I38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location</text:p>
          </table:table-cell>
          <table:table-cell office:value-type="float" office:value="11" calcext:value-type="float">
            <office:annotation draw:style-name="gr1" draw:text-style-name="P2" svg:width="28.99mm" svg:height="17.99mm" svg:x="545.71mm" svg:y="152.07mm" draw:caption-point-x="-6.1mm" draw:caption-point-y="15.1mm">
              <dc:date>2019-05-14T00:00:00</dc:date>
              <text:p text:style-name="P1"><text:span text:style-name="T1">89 not </text:span><text:span text:style-name="T1">recognized</text:span></text:p>
            </office:annotation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363636363636364" calcext:value-type="percentage">
            <text:p>3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58064516129032" calcext:value-type="percentage">
            <text:p>2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70833333333333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39]);[$categories.$A$1];IF(COUNTIF([$categories.$B$2:.$B$10]; [.$I39]); [$categories.$B$1];IF(COUNTIF([$categories.$C$2:.$C$10]; [.$I39]);[$categories.$C$1];&quot;Unknown&quot;)))" office:value-type="string" office:string-value="Deprecated" calcext:value-type="string">
            <text:p>Deprecated</text:p>
          </table:table-cell>
          <table:table-cell office:value-type="string" calcext:value-type="string">
            <text:p>statistics</text:p>
          </table:table-cell>
          <table:table-cell office:value-type="float" office:value="4" calcext:value-type="float">
            <office:annotation draw:style-name="gr1" draw:text-style-name="P2" svg:width="28.99mm" svg:height="17.99mm" svg:x="545.71mm" svg:y="156.59mm" draw:caption-point-x="-6.1mm" draw:caption-point-y="15.1mm">
              <dc:date>2019-05-14T00:00:00</dc:date>
              <text:p text:style-name="P1"><text:span text:style-name="T1">96 unrecognized </text:span><text:span text:style-name="T1">datasets</text:span></text:p>
            </office:annotation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0701754385964912" calcext:value-type="percentage">
            <text:p>7%</text:p>
          </table:table-cell>
          <table:table-cell table:number-columns-repeated="2" office:value-type="percentage" office:value="0.0363636363636364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40]);[$categories.$A$1];IF(COUNTIF([$categories.$B$2:.$B$10]; [.$I40]); [$categories.$B$1];IF(COUNTIF([$categories.$C$2:.$C$10]; [.$I4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office:annotation draw:style-name="gr1" draw:text-style-name="P2" svg:width="28.99mm" svg:height="17.99mm" svg:x="545.71mm" svg:y="161.1mm" draw:caption-point-x="-6.1mm" draw:caption-point-y="15.1mm">
              <dc:date>2019-05-14T00:00:00</dc:date>
              <text:p text:style-name="P1"><text:span text:style-name="T1">1 unrecognized </text:span><text:span text:style-name="T1">dataset</text:span></text:p>
            </office:annotation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41]);[$categories.$A$1];IF(COUNTIF([$categories.$B$2:.$B$10]; [.$I41]); [$categories.$B$1];IF(COUNTIF([$categories.$C$2:.$C$10]; [.$I4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7" calcext:value-type="float">
            <office:annotation draw:style-name="gr1" draw:text-style-name="P2" svg:width="28.99mm" svg:height="17.99mm" svg:x="545.71mm" svg:y="165.62mm" draw:caption-point-x="-6.1mm" draw:caption-point-y="15.1mm">
              <dc:date>2019-05-14T00:00:00</dc:date>
              <text:p text:style-name="P1"><text:span text:style-name="T1">29 unrecognized </text:span><text:span text:style-name="T1">datasets</text:span></text:p>
            </office:annotation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]);[$categories.$A$1];IF(COUNTIF([$categories.$B$2:.$B$10]; [.$I42]); [$categories.$B$1];IF(COUNTIF([$categories.$C$2:.$C$10]; [.$I4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]);[$categories.$A$1];IF(COUNTIF([$categories.$B$2:.$B$10]; [.$I43]); [$categories.$B$1];IF(COUNTIF([$categories.$C$2:.$C$10]; [.$I4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]);[$categories.$A$1];IF(COUNTIF([$categories.$B$2:.$B$10]; [.$I44]); [$categories.$B$1];IF(COUNTIF([$categories.$C$2:.$C$10]; [.$I4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]);[$categories.$A$1];IF(COUNTIF([$categories.$B$2:.$B$10]; [.$I45]); [$categories.$B$1];IF(COUNTIF([$categories.$C$2:.$C$10]; [.$I4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]);[$categories.$A$1];IF(COUNTIF([$categories.$B$2:.$B$10]; [.$I46]); [$categories.$B$1];IF(COUNTIF([$categories.$C$2:.$C$10]; [.$I4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]);[$categories.$A$1];IF(COUNTIF([$categories.$B$2:.$B$10]; [.$I47]); [$categories.$B$1];IF(COUNTIF([$categories.$C$2:.$C$10]; [.$I4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]);[$categories.$A$1];IF(COUNTIF([$categories.$B$2:.$B$10]; [.$I48]); [$categories.$B$1];IF(COUNTIF([$categories.$C$2:.$C$10]; [.$I4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]);[$categories.$A$1];IF(COUNTIF([$categories.$B$2:.$B$10]; [.$I49]); [$categories.$B$1];IF(COUNTIF([$categories.$C$2:.$C$10]; [.$I4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]);[$categories.$A$1];IF(COUNTIF([$categories.$B$2:.$B$10]; [.$I50]); [$categories.$B$1];IF(COUNTIF([$categories.$C$2:.$C$10]; [.$I5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]);[$categories.$A$1];IF(COUNTIF([$categories.$B$2:.$B$10]; [.$I51]); [$categories.$B$1];IF(COUNTIF([$categories.$C$2:.$C$10]; [.$I5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]);[$categories.$A$1];IF(COUNTIF([$categories.$B$2:.$B$10]; [.$I52]); [$categories.$B$1];IF(COUNTIF([$categories.$C$2:.$C$10]; [.$I5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]);[$categories.$A$1];IF(COUNTIF([$categories.$B$2:.$B$10]; [.$I53]); [$categories.$B$1];IF(COUNTIF([$categories.$C$2:.$C$10]; [.$I5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]);[$categories.$A$1];IF(COUNTIF([$categories.$B$2:.$B$10]; [.$I54]); [$categories.$B$1];IF(COUNTIF([$categories.$C$2:.$C$10]; [.$I5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]);[$categories.$A$1];IF(COUNTIF([$categories.$B$2:.$B$10]; [.$I55]); [$categories.$B$1];IF(COUNTIF([$categories.$C$2:.$C$10]; [.$I5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]);[$categories.$A$1];IF(COUNTIF([$categories.$B$2:.$B$10]; [.$I56]); [$categories.$B$1];IF(COUNTIF([$categories.$C$2:.$C$10]; [.$I5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]);[$categories.$A$1];IF(COUNTIF([$categories.$B$2:.$B$10]; [.$I57]); [$categories.$B$1];IF(COUNTIF([$categories.$C$2:.$C$10]; [.$I5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]);[$categories.$A$1];IF(COUNTIF([$categories.$B$2:.$B$10]; [.$I58]); [$categories.$B$1];IF(COUNTIF([$categories.$C$2:.$C$10]; [.$I5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]);[$categories.$A$1];IF(COUNTIF([$categories.$B$2:.$B$10]; [.$I59]); [$categories.$B$1];IF(COUNTIF([$categories.$C$2:.$C$10]; [.$I5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]);[$categories.$A$1];IF(COUNTIF([$categories.$B$2:.$B$10]; [.$I60]); [$categories.$B$1];IF(COUNTIF([$categories.$C$2:.$C$10]; [.$I6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]);[$categories.$A$1];IF(COUNTIF([$categories.$B$2:.$B$10]; [.$I61]); [$categories.$B$1];IF(COUNTIF([$categories.$C$2:.$C$10]; [.$I6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]);[$categories.$A$1];IF(COUNTIF([$categories.$B$2:.$B$10]; [.$I62]); [$categories.$B$1];IF(COUNTIF([$categories.$C$2:.$C$10]; [.$I6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]);[$categories.$A$1];IF(COUNTIF([$categories.$B$2:.$B$10]; [.$I63]); [$categories.$B$1];IF(COUNTIF([$categories.$C$2:.$C$10]; [.$I6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4]);[$categories.$A$1];IF(COUNTIF([$categories.$B$2:.$B$10]; [.$I64]); [$categories.$B$1];IF(COUNTIF([$categories.$C$2:.$C$10]; [.$I6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5]);[$categories.$A$1];IF(COUNTIF([$categories.$B$2:.$B$10]; [.$I65]); [$categories.$B$1];IF(COUNTIF([$categories.$C$2:.$C$10]; [.$I6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6]);[$categories.$A$1];IF(COUNTIF([$categories.$B$2:.$B$10]; [.$I66]); [$categories.$B$1];IF(COUNTIF([$categories.$C$2:.$C$10]; [.$I6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7]);[$categories.$A$1];IF(COUNTIF([$categories.$B$2:.$B$10]; [.$I67]); [$categories.$B$1];IF(COUNTIF([$categories.$C$2:.$C$10]; [.$I6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8]);[$categories.$A$1];IF(COUNTIF([$categories.$B$2:.$B$10]; [.$I68]); [$categories.$B$1];IF(COUNTIF([$categories.$C$2:.$C$10]; [.$I6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9]);[$categories.$A$1];IF(COUNTIF([$categories.$B$2:.$B$10]; [.$I69]); [$categories.$B$1];IF(COUNTIF([$categories.$C$2:.$C$10]; [.$I6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0]);[$categories.$A$1];IF(COUNTIF([$categories.$B$2:.$B$10]; [.$I70]); [$categories.$B$1];IF(COUNTIF([$categories.$C$2:.$C$10]; [.$I7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1]);[$categories.$A$1];IF(COUNTIF([$categories.$B$2:.$B$10]; [.$I71]); [$categories.$B$1];IF(COUNTIF([$categories.$C$2:.$C$10]; [.$I7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2]);[$categories.$A$1];IF(COUNTIF([$categories.$B$2:.$B$10]; [.$I72]); [$categories.$B$1];IF(COUNTIF([$categories.$C$2:.$C$10]; [.$I7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3]);[$categories.$A$1];IF(COUNTIF([$categories.$B$2:.$B$10]; [.$I73]); [$categories.$B$1];IF(COUNTIF([$categories.$C$2:.$C$10]; [.$I7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4]);[$categories.$A$1];IF(COUNTIF([$categories.$B$2:.$B$10]; [.$I74]); [$categories.$B$1];IF(COUNTIF([$categories.$C$2:.$C$10]; [.$I7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5]);[$categories.$A$1];IF(COUNTIF([$categories.$B$2:.$B$10]; [.$I75]); [$categories.$B$1];IF(COUNTIF([$categories.$C$2:.$C$10]; [.$I7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76]);[$categories.$A$1];IF(COUNTIF([$categories.$B$2:.$B$10]; [.$I76]); [$categories.$B$1];IF(COUNTIF([$categories.$C$2:.$C$10]; [.$I7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77]);[$categories.$A$1];IF(COUNTIF([$categories.$B$2:.$B$10]; [.$I77]); [$categories.$B$1];IF(COUNTIF([$categories.$C$2:.$C$10]; [.$I7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333333333333333" calcext:value-type="percentage">
            <text:p>3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78]);[$categories.$A$1];IF(COUNTIF([$categories.$B$2:.$B$10]; [.$I78]); [$categories.$B$1];IF(COUNTIF([$categories.$C$2:.$C$10]; [.$I7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79]);[$categories.$A$1];IF(COUNTIF([$categories.$B$2:.$B$10]; [.$I79]); [$categories.$B$1];IF(COUNTIF([$categories.$C$2:.$C$10]; [.$I7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80]);[$categories.$A$1];IF(COUNTIF([$categories.$B$2:.$B$10]; [.$I80]); [$categories.$B$1];IF(COUNTIF([$categories.$C$2:.$C$10]; [.$I8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81]);[$categories.$A$1];IF(COUNTIF([$categories.$B$2:.$B$10]; [.$I81]); [$categories.$B$1];IF(COUNTIF([$categories.$C$2:.$C$10]; [.$I8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82]);[$categories.$A$1];IF(COUNTIF([$categories.$B$2:.$B$10]; [.$I82]); [$categories.$B$1];IF(COUNTIF([$categories.$C$2:.$C$10]; [.$I8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83]);[$categories.$A$1];IF(COUNTIF([$categories.$B$2:.$B$10]; [.$I83]); [$categories.$B$1];IF(COUNTIF([$categories.$C$2:.$C$10]; [.$I8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4]);[$categories.$A$1];IF(COUNTIF([$categories.$B$2:.$B$10]; [.$I84]); [$categories.$B$1];IF(COUNTIF([$categories.$C$2:.$C$10]; [.$I8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5]);[$categories.$A$1];IF(COUNTIF([$categories.$B$2:.$B$10]; [.$I85]); [$categories.$B$1];IF(COUNTIF([$categories.$C$2:.$C$10]; [.$I8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6]);[$categories.$A$1];IF(COUNTIF([$categories.$B$2:.$B$10]; [.$I86]); [$categories.$B$1];IF(COUNTIF([$categories.$C$2:.$C$10]; [.$I8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7]);[$categories.$A$1];IF(COUNTIF([$categories.$B$2:.$B$10]; [.$I87]); [$categories.$B$1];IF(COUNTIF([$categories.$C$2:.$C$10]; [.$I8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8]);[$categories.$A$1];IF(COUNTIF([$categories.$B$2:.$B$10]; [.$I88]); [$categories.$B$1];IF(COUNTIF([$categories.$C$2:.$C$10]; [.$I8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89]);[$categories.$A$1];IF(COUNTIF([$categories.$B$2:.$B$10]; [.$I89]); [$categories.$B$1];IF(COUNTIF([$categories.$C$2:.$C$10]; [.$I8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90]);[$categories.$A$1];IF(COUNTIF([$categories.$B$2:.$B$10]; [.$I90]); [$categories.$B$1];IF(COUNTIF([$categories.$C$2:.$C$10]; [.$I9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1]);[$categories.$A$1];IF(COUNTIF([$categories.$B$2:.$B$10]; [.$I91]); [$categories.$B$1];IF(COUNTIF([$categories.$C$2:.$C$10]; [.$I9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2]);[$categories.$A$1];IF(COUNTIF([$categories.$B$2:.$B$10]; [.$I92]); [$categories.$B$1];IF(COUNTIF([$categories.$C$2:.$C$10]; [.$I9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3]);[$categories.$A$1];IF(COUNTIF([$categories.$B$2:.$B$10]; [.$I93]); [$categories.$B$1];IF(COUNTIF([$categories.$C$2:.$C$10]; [.$I9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4]);[$categories.$A$1];IF(COUNTIF([$categories.$B$2:.$B$10]; [.$I94]); [$categories.$B$1];IF(COUNTIF([$categories.$C$2:.$C$10]; [.$I9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5]);[$categories.$A$1];IF(COUNTIF([$categories.$B$2:.$B$10]; [.$I95]); [$categories.$B$1];IF(COUNTIF([$categories.$C$2:.$C$10]; [.$I9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6]);[$categories.$A$1];IF(COUNTIF([$categories.$B$2:.$B$10]; [.$I96]); [$categories.$B$1];IF(COUNTIF([$categories.$C$2:.$C$10]; [.$I9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97]);[$categories.$A$1];IF(COUNTIF([$categories.$B$2:.$B$10]; [.$I97]); [$categories.$B$1];IF(COUNTIF([$categories.$C$2:.$C$10]; [.$I9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98]);[$categories.$A$1];IF(COUNTIF([$categories.$B$2:.$B$10]; [.$I98]); [$categories.$B$1];IF(COUNTIF([$categories.$C$2:.$C$10]; [.$I9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99]);[$categories.$A$1];IF(COUNTIF([$categories.$B$2:.$B$10]; [.$I99]); [$categories.$B$1];IF(COUNTIF([$categories.$C$2:.$C$10]; [.$I9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0]);[$categories.$A$1];IF(COUNTIF([$categories.$B$2:.$B$10]; [.$I100]); [$categories.$B$1];IF(COUNTIF([$categories.$C$2:.$C$10]; [.$I10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1]);[$categories.$A$1];IF(COUNTIF([$categories.$B$2:.$B$10]; [.$I101]); [$categories.$B$1];IF(COUNTIF([$categories.$C$2:.$C$10]; [.$I10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2]);[$categories.$A$1];IF(COUNTIF([$categories.$B$2:.$B$10]; [.$I102]); [$categories.$B$1];IF(COUNTIF([$categories.$C$2:.$C$10]; [.$I10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3]);[$categories.$A$1];IF(COUNTIF([$categories.$B$2:.$B$10]; [.$I103]); [$categories.$B$1];IF(COUNTIF([$categories.$C$2:.$C$10]; [.$I10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4]);[$categories.$A$1];IF(COUNTIF([$categories.$B$2:.$B$10]; [.$I104]); [$categories.$B$1];IF(COUNTIF([$categories.$C$2:.$C$10]; [.$I10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5]);[$categories.$A$1];IF(COUNTIF([$categories.$B$2:.$B$10]; [.$I105]); [$categories.$B$1];IF(COUNTIF([$categories.$C$2:.$C$10]; [.$I10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6]);[$categories.$A$1];IF(COUNTIF([$categories.$B$2:.$B$10]; [.$I106]); [$categories.$B$1];IF(COUNTIF([$categories.$C$2:.$C$10]; [.$I10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7]);[$categories.$A$1];IF(COUNTIF([$categories.$B$2:.$B$10]; [.$I107]); [$categories.$B$1];IF(COUNTIF([$categories.$C$2:.$C$10]; [.$I10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8]);[$categories.$A$1];IF(COUNTIF([$categories.$B$2:.$B$10]; [.$I108]); [$categories.$B$1];IF(COUNTIF([$categories.$C$2:.$C$10]; [.$I10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09]);[$categories.$A$1];IF(COUNTIF([$categories.$B$2:.$B$10]; [.$I109]); [$categories.$B$1];IF(COUNTIF([$categories.$C$2:.$C$10]; [.$I10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0]);[$categories.$A$1];IF(COUNTIF([$categories.$B$2:.$B$10]; [.$I110]); [$categories.$B$1];IF(COUNTIF([$categories.$C$2:.$C$10]; [.$I11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1]);[$categories.$A$1];IF(COUNTIF([$categories.$B$2:.$B$10]; [.$I111]); [$categories.$B$1];IF(COUNTIF([$categories.$C$2:.$C$10]; [.$I11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2]);[$categories.$A$1];IF(COUNTIF([$categories.$B$2:.$B$10]; [.$I112]); [$categories.$B$1];IF(COUNTIF([$categories.$C$2:.$C$10]; [.$I11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3]);[$categories.$A$1];IF(COUNTIF([$categories.$B$2:.$B$10]; [.$I113]); [$categories.$B$1];IF(COUNTIF([$categories.$C$2:.$C$10]; [.$I11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4]);[$categories.$A$1];IF(COUNTIF([$categories.$B$2:.$B$10]; [.$I114]); [$categories.$B$1];IF(COUNTIF([$categories.$C$2:.$C$10]; [.$I11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5]);[$categories.$A$1];IF(COUNTIF([$categories.$B$2:.$B$10]; [.$I115]); [$categories.$B$1];IF(COUNTIF([$categories.$C$2:.$C$10]; [.$I11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6]);[$categories.$A$1];IF(COUNTIF([$categories.$B$2:.$B$10]; [.$I116]); [$categories.$B$1];IF(COUNTIF([$categories.$C$2:.$C$10]; [.$I11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7]);[$categories.$A$1];IF(COUNTIF([$categories.$B$2:.$B$10]; [.$I117]); [$categories.$B$1];IF(COUNTIF([$categories.$C$2:.$C$10]; [.$I11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8]);[$categories.$A$1];IF(COUNTIF([$categories.$B$2:.$B$10]; [.$I118]); [$categories.$B$1];IF(COUNTIF([$categories.$C$2:.$C$10]; [.$I11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19]);[$categories.$A$1];IF(COUNTIF([$categories.$B$2:.$B$10]; [.$I119]); [$categories.$B$1];IF(COUNTIF([$categories.$C$2:.$C$10]; [.$I11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0]);[$categories.$A$1];IF(COUNTIF([$categories.$B$2:.$B$10]; [.$I120]); [$categories.$B$1];IF(COUNTIF([$categories.$C$2:.$C$10]; [.$I12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1]);[$categories.$A$1];IF(COUNTIF([$categories.$B$2:.$B$10]; [.$I121]); [$categories.$B$1];IF(COUNTIF([$categories.$C$2:.$C$10]; [.$I12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2]);[$categories.$A$1];IF(COUNTIF([$categories.$B$2:.$B$10]; [.$I122]); [$categories.$B$1];IF(COUNTIF([$categories.$C$2:.$C$10]; [.$I12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3]);[$categories.$A$1];IF(COUNTIF([$categories.$B$2:.$B$10]; [.$I123]); [$categories.$B$1];IF(COUNTIF([$categories.$C$2:.$C$10]; [.$I12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4]);[$categories.$A$1];IF(COUNTIF([$categories.$B$2:.$B$10]; [.$I124]); [$categories.$B$1];IF(COUNTIF([$categories.$C$2:.$C$10]; [.$I12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5]);[$categories.$A$1];IF(COUNTIF([$categories.$B$2:.$B$10]; [.$I125]); [$categories.$B$1];IF(COUNTIF([$categories.$C$2:.$C$10]; [.$I12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6]);[$categories.$A$1];IF(COUNTIF([$categories.$B$2:.$B$10]; [.$I126]); [$categories.$B$1];IF(COUNTIF([$categories.$C$2:.$C$10]; [.$I12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7]);[$categories.$A$1];IF(COUNTIF([$categories.$B$2:.$B$10]; [.$I127]); [$categories.$B$1];IF(COUNTIF([$categories.$C$2:.$C$10]; [.$I12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8]);[$categories.$A$1];IF(COUNTIF([$categories.$B$2:.$B$10]; [.$I128]); [$categories.$B$1];IF(COUNTIF([$categories.$C$2:.$C$10]; [.$I12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29]);[$categories.$A$1];IF(COUNTIF([$categories.$B$2:.$B$10]; [.$I129]); [$categories.$B$1];IF(COUNTIF([$categories.$C$2:.$C$10]; [.$I12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0]);[$categories.$A$1];IF(COUNTIF([$categories.$B$2:.$B$10]; [.$I130]); [$categories.$B$1];IF(COUNTIF([$categories.$C$2:.$C$10]; [.$I13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1]);[$categories.$A$1];IF(COUNTIF([$categories.$B$2:.$B$10]; [.$I131]); [$categories.$B$1];IF(COUNTIF([$categories.$C$2:.$C$10]; [.$I13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2]);[$categories.$A$1];IF(COUNTIF([$categories.$B$2:.$B$10]; [.$I132]); [$categories.$B$1];IF(COUNTIF([$categories.$C$2:.$C$10]; [.$I13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3]);[$categories.$A$1];IF(COUNTIF([$categories.$B$2:.$B$10]; [.$I133]); [$categories.$B$1];IF(COUNTIF([$categories.$C$2:.$C$10]; [.$I13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4]);[$categories.$A$1];IF(COUNTIF([$categories.$B$2:.$B$10]; [.$I134]); [$categories.$B$1];IF(COUNTIF([$categories.$C$2:.$C$10]; [.$I13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5]);[$categories.$A$1];IF(COUNTIF([$categories.$B$2:.$B$10]; [.$I135]); [$categories.$B$1];IF(COUNTIF([$categories.$C$2:.$C$10]; [.$I13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6]);[$categories.$A$1];IF(COUNTIF([$categories.$B$2:.$B$10]; [.$I136]); [$categories.$B$1];IF(COUNTIF([$categories.$C$2:.$C$10]; [.$I13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7]);[$categories.$A$1];IF(COUNTIF([$categories.$B$2:.$B$10]; [.$I137]); [$categories.$B$1];IF(COUNTIF([$categories.$C$2:.$C$10]; [.$I13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8]);[$categories.$A$1];IF(COUNTIF([$categories.$B$2:.$B$10]; [.$I138]); [$categories.$B$1];IF(COUNTIF([$categories.$C$2:.$C$10]; [.$I13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39]);[$categories.$A$1];IF(COUNTIF([$categories.$B$2:.$B$10]; [.$I139]); [$categories.$B$1];IF(COUNTIF([$categories.$C$2:.$C$10]; [.$I13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0]);[$categories.$A$1];IF(COUNTIF([$categories.$B$2:.$B$10]; [.$I140]); [$categories.$B$1];IF(COUNTIF([$categories.$C$2:.$C$10]; [.$I14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1]);[$categories.$A$1];IF(COUNTIF([$categories.$B$2:.$B$10]; [.$I141]); [$categories.$B$1];IF(COUNTIF([$categories.$C$2:.$C$10]; [.$I14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2]);[$categories.$A$1];IF(COUNTIF([$categories.$B$2:.$B$10]; [.$I142]); [$categories.$B$1];IF(COUNTIF([$categories.$C$2:.$C$10]; [.$I14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3]);[$categories.$A$1];IF(COUNTIF([$categories.$B$2:.$B$10]; [.$I143]); [$categories.$B$1];IF(COUNTIF([$categories.$C$2:.$C$10]; [.$I14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4]);[$categories.$A$1];IF(COUNTIF([$categories.$B$2:.$B$10]; [.$I144]); [$categories.$B$1];IF(COUNTIF([$categories.$C$2:.$C$10]; [.$I14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5]);[$categories.$A$1];IF(COUNTIF([$categories.$B$2:.$B$10]; [.$I145]); [$categories.$B$1];IF(COUNTIF([$categories.$C$2:.$C$10]; [.$I14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6]);[$categories.$A$1];IF(COUNTIF([$categories.$B$2:.$B$10]; [.$I146]); [$categories.$B$1];IF(COUNTIF([$categories.$C$2:.$C$10]; [.$I14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7]);[$categories.$A$1];IF(COUNTIF([$categories.$B$2:.$B$10]; [.$I147]); [$categories.$B$1];IF(COUNTIF([$categories.$C$2:.$C$10]; [.$I14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8]);[$categories.$A$1];IF(COUNTIF([$categories.$B$2:.$B$10]; [.$I148]); [$categories.$B$1];IF(COUNTIF([$categories.$C$2:.$C$10]; [.$I14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49]);[$categories.$A$1];IF(COUNTIF([$categories.$B$2:.$B$10]; [.$I149]); [$categories.$B$1];IF(COUNTIF([$categories.$C$2:.$C$10]; [.$I14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0]);[$categories.$A$1];IF(COUNTIF([$categories.$B$2:.$B$10]; [.$I150]); [$categories.$B$1];IF(COUNTIF([$categories.$C$2:.$C$10]; [.$I15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1]);[$categories.$A$1];IF(COUNTIF([$categories.$B$2:.$B$10]; [.$I151]); [$categories.$B$1];IF(COUNTIF([$categories.$C$2:.$C$10]; [.$I15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2]);[$categories.$A$1];IF(COUNTIF([$categories.$B$2:.$B$10]; [.$I152]); [$categories.$B$1];IF(COUNTIF([$categories.$C$2:.$C$10]; [.$I15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3]);[$categories.$A$1];IF(COUNTIF([$categories.$B$2:.$B$10]; [.$I153]); [$categories.$B$1];IF(COUNTIF([$categories.$C$2:.$C$10]; [.$I15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4]);[$categories.$A$1];IF(COUNTIF([$categories.$B$2:.$B$10]; [.$I154]); [$categories.$B$1];IF(COUNTIF([$categories.$C$2:.$C$10]; [.$I15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5]);[$categories.$A$1];IF(COUNTIF([$categories.$B$2:.$B$10]; [.$I155]); [$categories.$B$1];IF(COUNTIF([$categories.$C$2:.$C$10]; [.$I15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6]);[$categories.$A$1];IF(COUNTIF([$categories.$B$2:.$B$10]; [.$I156]); [$categories.$B$1];IF(COUNTIF([$categories.$C$2:.$C$10]; [.$I15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7]);[$categories.$A$1];IF(COUNTIF([$categories.$B$2:.$B$10]; [.$I157]); [$categories.$B$1];IF(COUNTIF([$categories.$C$2:.$C$10]; [.$I15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8]);[$categories.$A$1];IF(COUNTIF([$categories.$B$2:.$B$10]; [.$I158]); [$categories.$B$1];IF(COUNTIF([$categories.$C$2:.$C$10]; [.$I15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59]);[$categories.$A$1];IF(COUNTIF([$categories.$B$2:.$B$10]; [.$I159]); [$categories.$B$1];IF(COUNTIF([$categories.$C$2:.$C$10]; [.$I15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0]);[$categories.$A$1];IF(COUNTIF([$categories.$B$2:.$B$10]; [.$I160]); [$categories.$B$1];IF(COUNTIF([$categories.$C$2:.$C$10]; [.$I16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1]);[$categories.$A$1];IF(COUNTIF([$categories.$B$2:.$B$10]; [.$I161]); [$categories.$B$1];IF(COUNTIF([$categories.$C$2:.$C$10]; [.$I16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2]);[$categories.$A$1];IF(COUNTIF([$categories.$B$2:.$B$10]; [.$I162]); [$categories.$B$1];IF(COUNTIF([$categories.$C$2:.$C$10]; [.$I16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3]);[$categories.$A$1];IF(COUNTIF([$categories.$B$2:.$B$10]; [.$I163]); [$categories.$B$1];IF(COUNTIF([$categories.$C$2:.$C$10]; [.$I16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4]);[$categories.$A$1];IF(COUNTIF([$categories.$B$2:.$B$10]; [.$I164]); [$categories.$B$1];IF(COUNTIF([$categories.$C$2:.$C$10]; [.$I16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5]);[$categories.$A$1];IF(COUNTIF([$categories.$B$2:.$B$10]; [.$I165]); [$categories.$B$1];IF(COUNTIF([$categories.$C$2:.$C$10]; [.$I16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6]);[$categories.$A$1];IF(COUNTIF([$categories.$B$2:.$B$10]; [.$I166]); [$categories.$B$1];IF(COUNTIF([$categories.$C$2:.$C$10]; [.$I16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7]);[$categories.$A$1];IF(COUNTIF([$categories.$B$2:.$B$10]; [.$I167]); [$categories.$B$1];IF(COUNTIF([$categories.$C$2:.$C$10]; [.$I16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8]);[$categories.$A$1];IF(COUNTIF([$categories.$B$2:.$B$10]; [.$I168]); [$categories.$B$1];IF(COUNTIF([$categories.$C$2:.$C$10]; [.$I16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69]);[$categories.$A$1];IF(COUNTIF([$categories.$B$2:.$B$10]; [.$I169]); [$categories.$B$1];IF(COUNTIF([$categories.$C$2:.$C$10]; [.$I16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0]);[$categories.$A$1];IF(COUNTIF([$categories.$B$2:.$B$10]; [.$I170]); [$categories.$B$1];IF(COUNTIF([$categories.$C$2:.$C$10]; [.$I17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1]);[$categories.$A$1];IF(COUNTIF([$categories.$B$2:.$B$10]; [.$I171]); [$categories.$B$1];IF(COUNTIF([$categories.$C$2:.$C$10]; [.$I17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2]);[$categories.$A$1];IF(COUNTIF([$categories.$B$2:.$B$10]; [.$I172]); [$categories.$B$1];IF(COUNTIF([$categories.$C$2:.$C$10]; [.$I17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3]);[$categories.$A$1];IF(COUNTIF([$categories.$B$2:.$B$10]; [.$I173]); [$categories.$B$1];IF(COUNTIF([$categories.$C$2:.$C$10]; [.$I17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4]);[$categories.$A$1];IF(COUNTIF([$categories.$B$2:.$B$10]; [.$I174]); [$categories.$B$1];IF(COUNTIF([$categories.$C$2:.$C$10]; [.$I17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5]);[$categories.$A$1];IF(COUNTIF([$categories.$B$2:.$B$10]; [.$I175]); [$categories.$B$1];IF(COUNTIF([$categories.$C$2:.$C$10]; [.$I17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6]);[$categories.$A$1];IF(COUNTIF([$categories.$B$2:.$B$10]; [.$I176]); [$categories.$B$1];IF(COUNTIF([$categories.$C$2:.$C$10]; [.$I17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7]);[$categories.$A$1];IF(COUNTIF([$categories.$B$2:.$B$10]; [.$I177]); [$categories.$B$1];IF(COUNTIF([$categories.$C$2:.$C$10]; [.$I17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8]);[$categories.$A$1];IF(COUNTIF([$categories.$B$2:.$B$10]; [.$I178]); [$categories.$B$1];IF(COUNTIF([$categories.$C$2:.$C$10]; [.$I17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79]);[$categories.$A$1];IF(COUNTIF([$categories.$B$2:.$B$10]; [.$I179]); [$categories.$B$1];IF(COUNTIF([$categories.$C$2:.$C$10]; [.$I17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80]);[$categories.$A$1];IF(COUNTIF([$categories.$B$2:.$B$10]; [.$I180]); [$categories.$B$1];IF(COUNTIF([$categories.$C$2:.$C$10]; [.$I18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81]);[$categories.$A$1];IF(COUNTIF([$categories.$B$2:.$B$10]; [.$I181]); [$categories.$B$1];IF(COUNTIF([$categories.$C$2:.$C$10]; [.$I18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2]);[$categories.$A$1];IF(COUNTIF([$categories.$B$2:.$B$10]; [.$I182]); [$categories.$B$1];IF(COUNTIF([$categories.$C$2:.$C$10]; [.$I18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office:annotation draw:style-name="gr1" draw:text-style-name="P2" svg:width="28.99mm" svg:height="17.99mm" svg:x="545.71mm" svg:y="802.31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3]);[$categories.$A$1];IF(COUNTIF([$categories.$B$2:.$B$10]; [.$I183]); [$categories.$B$1];IF(COUNTIF([$categories.$C$2:.$C$10]; [.$I18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office:annotation draw:style-name="gr1" draw:text-style-name="P2" svg:width="28.99mm" svg:height="17.99mm" svg:x="545.71mm" svg:y="806.83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4]);[$categories.$A$1];IF(COUNTIF([$categories.$B$2:.$B$10]; [.$I184]); [$categories.$B$1];IF(COUNTIF([$categories.$C$2:.$C$10]; [.$I18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6" calcext:value-type="float">
            <office:annotation draw:style-name="gr1" draw:text-style-name="P2" svg:width="28.99mm" svg:height="17.99mm" svg:x="545.71mm" svg:y="811.34mm" draw:caption-point-x="-6.1mm" draw:caption-point-y="15.1mm">
              <dc:date>2019-05-14T00:00:00</dc:date>
              <text:p text:style-name="P1"><text:span text:style-name="T1">2 unrecognized </text:span><text:span text:style-name="T1">datasets</text:span></text:p>
            </office:annotation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66666666666667" calcext:value-type="percentage">
            <text:p>1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85714285714286" calcext:value-type="percentage">
            <text:p>29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5]);[$categories.$A$1];IF(COUNTIF([$categories.$B$2:.$B$10]; [.$I185]); [$categories.$B$1];IF(COUNTIF([$categories.$C$2:.$C$10]; [.$I18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1" calcext:value-type="float">
            <office:annotation draw:style-name="gr1" draw:text-style-name="P2" svg:width="28.99mm" svg:height="17.99mm" svg:x="545.71mm" svg:y="815.86mm" draw:caption-point-x="-6.1mm" draw:caption-point-y="15.1mm">
              <dc:date>2019-05-14T00:00:00</dc:date>
              <text:p text:style-name="P1"><text:span text:style-name="T1">1 unrecognized </text:span><text:span text:style-name="T1">dataset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6]);[$categories.$A$1];IF(COUNTIF([$categories.$B$2:.$B$10]; [.$I186]); [$categories.$B$1];IF(COUNTIF([$categories.$C$2:.$C$10]; [.$I18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office:annotation draw:style-name="gr1" draw:text-style-name="P2" svg:width="28.99mm" svg:height="17.99mm" svg:x="545.71mm" svg:y="820.37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7]);[$categories.$A$1];IF(COUNTIF([$categories.$B$2:.$B$10]; [.$I187]); [$categories.$B$1];IF(COUNTIF([$categories.$C$2:.$C$10]; [.$I18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" calcext:value-type="float">
            <office:annotation draw:style-name="gr1" draw:text-style-name="P2" svg:width="28.99mm" svg:height="17.99mm" svg:x="545.71mm" svg:y="824.89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8]);[$categories.$A$1];IF(COUNTIF([$categories.$B$2:.$B$10]; [.$I188]); [$categories.$B$1];IF(COUNTIF([$categories.$C$2:.$C$10]; [.$I18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4" calcext:value-type="float">
            <office:annotation draw:style-name="gr1" draw:text-style-name="P2" svg:width="28.99mm" svg:height="17.99mm" svg:x="545.71mm" svg:y="829.4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89]);[$categories.$A$1];IF(COUNTIF([$categories.$B$2:.$B$10]; [.$I189]); [$categories.$B$1];IF(COUNTIF([$categories.$C$2:.$C$10]; [.$I18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9" calcext:value-type="float">
            <office:annotation draw:style-name="gr1" draw:text-style-name="P2" svg:width="28.99mm" svg:height="17.99mm" svg:x="545.71mm" svg:y="833.92mm" draw:caption-point-x="-6.1mm" draw:caption-point-y="15.1mm">
              <dc:date>2019-05-14T00:00:00</dc:date>
              <text:p text:style-name="P1"><text:span text:style-name="T1">7 unrecognized </text:span><text:span text:style-name="T1">datasets</text:span></text:p>
            </office:annotation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333333333333333" calcext:value-type="percentage">
            <text:p>3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06896551724138" calcext:value-type="percentage">
            <text:p>21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375" calcext:value-type="percentage">
            <text:p>1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data.ny.gov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190]);[$categories.$A$1];IF(COUNTIF([$categories.$B$2:.$B$10]; [.$I190]); [$categories.$B$1];IF(COUNTIF([$categories.$C$2:.$C$10]; [.$I19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5" calcext:value-type="float">
            <office:annotation draw:style-name="gr1" draw:text-style-name="P2" svg:width="28.99mm" svg:height="17.99mm" svg:x="545.71mm" svg:y="838.44mm" draw:caption-point-x="-6.1mm" draw:caption-point-y="15.1mm">
              <dc:date>2019-05-14T00:00:00</dc:date>
              <text:p text:style-name="P1"><text:span text:style-name="T1">0 unrecognized </text:span><text:span text:style-name="T1">datasets</text:span></text:p>
            </office:annotation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363636363636364" calcext:value-type="percentage">
            <text:p>4%</text:p>
          </table:table-cell>
          <table:table-cell office:value-type="percentage" office:value="0.0695652173913043" calcext:value-type="percentage">
            <text:p>7%</text:p>
          </table:table-cell>
          <table:table-cell table:number-columns-repeated="2" office:value-type="percentage" office:value="0.0363636363636364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1]);[$categories.$A$1];IF(COUNTIF([$categories.$B$2:.$B$10]; [.$I191]); [$categories.$B$1];IF(COUNTIF([$categories.$C$2:.$C$10]; [.$I19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2068965517241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8730158730159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742197462488" calcext:value-type="percentage">
            <text:p>2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2]);[$categories.$A$1];IF(COUNTIF([$categories.$B$2:.$B$10]; [.$I192]); [$categories.$B$1];IF(COUNTIF([$categories.$C$2:.$C$10]; [.$I19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38247011952191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09418282548476" calcext:value-type="percentage">
            <text:p>61%</text:p>
          </table:table-cell>
          <table:table-cell office:value-type="percentage" office:value="0.509090909090909" calcext:value-type="percentage">
            <text:p>51%</text:p>
          </table:table-cell>
          <table:table-cell office:value-type="percentage" office:value="0.563071708987123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3]);[$categories.$A$1];IF(COUNTIF([$categories.$B$2:.$B$10]; [.$I193]); [$categories.$B$1];IF(COUNTIF([$categories.$C$2:.$C$10]; [.$I19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25897008552407" calcext:value-type="percentage">
            <text:p>2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4]);[$categories.$A$1];IF(COUNTIF([$categories.$B$2:.$B$10]; [.$I194]); [$categories.$B$1];IF(COUNTIF([$categories.$C$2:.$C$10]; [.$I19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4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11111111111111" calcext:value-type="percentage">
            <text:p>61%</text:p>
          </table:table-cell>
          <table:table-cell office:value-type="percentage" office:value="0.509090909090909" calcext:value-type="percentage">
            <text:p>51%</text:p>
          </table:table-cell>
          <table:table-cell office:value-type="percentage" office:value="0.564242302999943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5]);[$categories.$A$1];IF(COUNTIF([$categories.$B$2:.$B$10]; [.$I195]); [$categories.$B$1];IF(COUNTIF([$categories.$C$2:.$C$10]; [.$I19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8495575221239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260162601626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93122389054266" calcext:value-type="percentage">
            <text:p>2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6]);[$categories.$A$1];IF(COUNTIF([$categories.$B$2:.$B$10]; [.$I196]); [$categories.$B$1];IF(COUNTIF([$categories.$C$2:.$C$10]; [.$I19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6101694915254" calcext:value-type="percentage">
            <text:p>4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5838150289017" calcext:value-type="percentage">
            <text:p>64%</text:p>
          </table:table-cell>
          <table:table-cell office:value-type="percentage" office:value="0.645454545454546" calcext:value-type="percentage">
            <text:p>65%</text:p>
          </table:table-cell>
          <table:table-cell office:value-type="percentage" office:value="0.705210705806701" calcext:value-type="percentage">
            <text:p>7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7]);[$categories.$A$1];IF(COUNTIF([$categories.$B$2:.$B$10]; [.$I197]); [$categories.$B$1];IF(COUNTIF([$categories.$C$2:.$C$10]; [.$I19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114285714285714" calcext:value-type="percentage">
            <text:p>11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45454545454545" calcext:value-type="percentage">
            <text:p>1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875" calcext:value-type="percentage">
            <text:p>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8]);[$categories.$A$1];IF(COUNTIF([$categories.$B$2:.$B$10]; [.$I198]); [$categories.$B$1];IF(COUNTIF([$categories.$C$2:.$C$10]; [.$I19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percentage" office:value="0.73469387755102" calcext:value-type="percentage">
            <text:p>73%</text:p>
          </table:table-cell>
          <table:table-cell office:value-type="percentage" office:value="0.327272727272727" calcext:value-type="percentage">
            <text:p>33%</text:p>
          </table:table-cell>
          <table:table-cell office:value-type="percentage" office:value="0.452830188679245" calcext:value-type="percentage">
            <text:p>45%</text:p>
          </table:table-cell>
          <table:table-cell office:value-type="percentage" office:value="0.327272727272727" calcext:value-type="percentage">
            <text:p>33%</text:p>
          </table:table-cell>
          <table:table-cell office:value-type="percentage" office:value="0.232305994645687" calcext:value-type="percentage">
            <text:p>2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199]);[$categories.$A$1];IF(COUNTIF([$categories.$B$2:.$B$10]; [.$I199]); [$categories.$B$1];IF(COUNTIF([$categories.$C$2:.$C$10]; [.$I19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107142857142857" calcext:value-type="percentage">
            <text:p>11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830357142857143" calcext:value-type="percentage">
            <text:p>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0]);[$categories.$A$1];IF(COUNTIF([$categories.$B$2:.$B$10]; [.$I200]); [$categories.$B$1];IF(COUNTIF([$categories.$C$2:.$C$10]; [.$I20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percentage" office:value="0.682926829268293" calcext:value-type="percentage">
            <text:p>68%</text:p>
          </table:table-cell>
          <table:table-cell office:value-type="percentage" office:value="0.254545454545454" calcext:value-type="percentage">
            <text:p>25%</text:p>
          </table:table-cell>
          <table:table-cell office:value-type="percentage" office:value="0.370860927152318" calcext:value-type="percentage">
            <text:p>37%</text:p>
          </table:table-cell>
          <table:table-cell office:value-type="percentage" office:value="0.254545454545454" calcext:value-type="percentage">
            <text:p>25%</text:p>
          </table:table-cell>
          <table:table-cell office:value-type="percentage" office:value="0.17984851534856" calcext:value-type="percentage">
            <text:p>1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1]);[$categories.$A$1];IF(COUNTIF([$categories.$B$2:.$B$10]; [.$I201]); [$categories.$B$1];IF(COUNTIF([$categories.$C$2:.$C$10]; [.$I20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percentage" office:value="0.428571428571429" calcext:value-type="percentage">
            <text:p>43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2]);[$categories.$A$1];IF(COUNTIF([$categories.$B$2:.$B$10]; [.$I202]); [$categories.$B$1];IF(COUNTIF([$categories.$C$2:.$C$10]; [.$I20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percentage" office:value="0.681159420289855" calcext:value-type="percentage">
            <text:p>68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525139664804469" calcext:value-type="percentage">
            <text:p>53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365015356804267" calcext:value-type="percentage">
            <text:p>3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3]);[$categories.$A$1];IF(COUNTIF([$categories.$B$2:.$B$10]; [.$I203]); [$categories.$B$1];IF(COUNTIF([$categories.$C$2:.$C$10]; [.$I20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4]);[$categories.$A$1];IF(COUNTIF([$categories.$B$2:.$B$10]; [.$I204]); [$categories.$B$1];IF(COUNTIF([$categories.$C$2:.$C$10]; [.$I20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5]);[$categories.$A$1];IF(COUNTIF([$categories.$B$2:.$B$10]; [.$I205]); [$categories.$B$1];IF(COUNTIF([$categories.$C$2:.$C$10]; [.$I20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6]);[$categories.$A$1];IF(COUNTIF([$categories.$B$2:.$B$10]; [.$I206]); [$categories.$B$1];IF(COUNTIF([$categories.$C$2:.$C$10]; [.$I20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7]);[$categories.$A$1];IF(COUNTIF([$categories.$B$2:.$B$10]; [.$I207]); [$categories.$B$1];IF(COUNTIF([$categories.$C$2:.$C$10]; [.$I20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952380952380952" calcext:value-type="percentage">
            <text:p>10%</text:p>
          </table:table-cell>
          <table:table-cell table:number-columns-repeated="2" office:value-type="percentage" office:value="0.05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8]);[$categories.$A$1];IF(COUNTIF([$categories.$B$2:.$B$10]; [.$I208]); [$categories.$B$1];IF(COUNTIF([$categories.$C$2:.$C$10]; [.$I20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percentage" office:value="0.461538461538462" calcext:value-type="percentage">
            <text:p>46%</text:p>
          </table:table-cell>
          <table:table-cell office:value-type="percentage" office:value="0.0545454545454545" calcext:value-type="percentage">
            <text:p>5%</text:p>
          </table:table-cell>
          <table:table-cell office:value-type="percentage" office:value="0.0975609756097561" calcext:value-type="percentage">
            <text:p>10%</text:p>
          </table:table-cell>
          <table:table-cell table:number-columns-repeated="2" office:value-type="percentage" office:value="0.0545454545454545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09]);[$categories.$A$1];IF(COUNTIF([$categories.$B$2:.$B$10]; [.$I209]); [$categories.$B$1];IF(COUNTIF([$categories.$C$2:.$C$10]; [.$I20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0983606557377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16326530612245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0]);[$categories.$A$1];IF(COUNTIF([$categories.$B$2:.$B$10]; [.$I210]); [$categories.$B$1];IF(COUNTIF([$categories.$C$2:.$C$10]; [.$I21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5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1]);[$categories.$A$1];IF(COUNTIF([$categories.$B$2:.$B$10]; [.$I211]); [$categories.$B$1];IF(COUNTIF([$categories.$C$2:.$C$10]; [.$I21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2553191489361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4745762711864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543859649122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2]);[$categories.$A$1];IF(COUNTIF([$categories.$B$2:.$B$10]; [.$I212]); [$categories.$B$1];IF(COUNTIF([$categories.$C$2:.$C$10]; [.$I21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28205128205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3]);[$categories.$A$1];IF(COUNTIF([$categories.$B$2:.$B$10]; [.$I213]); [$categories.$B$1];IF(COUNTIF([$categories.$C$2:.$C$10]; [.$I21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5248618784530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98901098901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36986301369863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4]);[$categories.$A$1];IF(COUNTIF([$categories.$B$2:.$B$10]; [.$I214]); [$categories.$B$1];IF(COUNTIF([$categories.$C$2:.$C$10]; [.$I21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247787610619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810572687224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5]);[$categories.$A$1];IF(COUNTIF([$categories.$B$2:.$B$10]; [.$I215]); [$categories.$B$1];IF(COUNTIF([$categories.$C$2:.$C$10]; [.$I21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8430493273543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9285714285714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7391304347826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6]);[$categories.$A$1];IF(COUNTIF([$categories.$B$2:.$B$10]; [.$I216]); [$categories.$B$1];IF(COUNTIF([$categories.$C$2:.$C$10]; [.$I21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103448275862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58369098712446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4081632653061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7]);[$categories.$A$1];IF(COUNTIF([$categories.$B$2:.$B$10]; [.$I217]); [$categories.$B$1];IF(COUNTIF([$categories.$C$2:.$C$10]; [.$I21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9444444444444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793103448275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8]);[$categories.$A$1];IF(COUNTIF([$categories.$B$2:.$B$10]; [.$I218]); [$categories.$B$1];IF(COUNTIF([$categories.$C$2:.$C$10]; [.$I21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19]);[$categories.$A$1];IF(COUNTIF([$categories.$B$2:.$B$10]; [.$I219]); [$categories.$B$1];IF(COUNTIF([$categories.$C$2:.$C$10]; [.$I21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0]);[$categories.$A$1];IF(COUNTIF([$categories.$B$2:.$B$10]; [.$I220]); [$categories.$B$1];IF(COUNTIF([$categories.$C$2:.$C$10]; [.$I22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84615384615385" calcext:value-type="percentage">
            <text:p>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1]);[$categories.$A$1];IF(COUNTIF([$categories.$B$2:.$B$10]; [.$I221]); [$categories.$B$1];IF(COUNTIF([$categories.$C$2:.$C$10]; [.$I22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25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2]);[$categories.$A$1];IF(COUNTIF([$categories.$B$2:.$B$10]; [.$I222]); [$categories.$B$1];IF(COUNTIF([$categories.$C$2:.$C$10]; [.$I22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25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3]);[$categories.$A$1];IF(COUNTIF([$categories.$B$2:.$B$10]; [.$I223]); [$categories.$B$1];IF(COUNTIF([$categories.$C$2:.$C$10]; [.$I22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4]);[$categories.$A$1];IF(COUNTIF([$categories.$B$2:.$B$10]; [.$I224]); [$categories.$B$1];IF(COUNTIF([$categories.$C$2:.$C$10]; [.$I22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5]);[$categories.$A$1];IF(COUNTIF([$categories.$B$2:.$B$10]; [.$I225]); [$categories.$B$1];IF(COUNTIF([$categories.$C$2:.$C$10]; [.$I22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73362445414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3091787439613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6]);[$categories.$A$1];IF(COUNTIF([$categories.$B$2:.$B$10]; [.$I226]); [$categories.$B$1];IF(COUNTIF([$categories.$C$2:.$C$10]; [.$I22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7]);[$categories.$A$1];IF(COUNTIF([$categories.$B$2:.$B$10]; [.$I227]); [$categories.$B$1];IF(COUNTIF([$categories.$C$2:.$C$10]; [.$I22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8]);[$categories.$A$1];IF(COUNTIF([$categories.$B$2:.$B$10]; [.$I228]); [$categories.$B$1];IF(COUNTIF([$categories.$C$2:.$C$10]; [.$I22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29]);[$categories.$A$1];IF(COUNTIF([$categories.$B$2:.$B$10]; [.$I229]); [$categories.$B$1];IF(COUNTIF([$categories.$C$2:.$C$10]; [.$I22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0]);[$categories.$A$1];IF(COUNTIF([$categories.$B$2:.$B$10]; [.$I230]); [$categories.$B$1];IF(COUNTIF([$categories.$C$2:.$C$10]; [.$I23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1]);[$categories.$A$1];IF(COUNTIF([$categories.$B$2:.$B$10]; [.$I231]); [$categories.$B$1];IF(COUNTIF([$categories.$C$2:.$C$10]; [.$I23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2]);[$categories.$A$1];IF(COUNTIF([$categories.$B$2:.$B$10]; [.$I232]); [$categories.$B$1];IF(COUNTIF([$categories.$C$2:.$C$10]; [.$I23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3]);[$categories.$A$1];IF(COUNTIF([$categories.$B$2:.$B$10]; [.$I233]); [$categories.$B$1];IF(COUNTIF([$categories.$C$2:.$C$10]; [.$I23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4]);[$categories.$A$1];IF(COUNTIF([$categories.$B$2:.$B$10]; [.$I234]); [$categories.$B$1];IF(COUNTIF([$categories.$C$2:.$C$10]; [.$I23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5]);[$categories.$A$1];IF(COUNTIF([$categories.$B$2:.$B$10]; [.$I235]); [$categories.$B$1];IF(COUNTIF([$categories.$C$2:.$C$10]; [.$I23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6]);[$categories.$A$1];IF(COUNTIF([$categories.$B$2:.$B$10]; [.$I236]); [$categories.$B$1];IF(COUNTIF([$categories.$C$2:.$C$10]; [.$I23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7]);[$categories.$A$1];IF(COUNTIF([$categories.$B$2:.$B$10]; [.$I237]); [$categories.$B$1];IF(COUNTIF([$categories.$C$2:.$C$10]; [.$I23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8]);[$categories.$A$1];IF(COUNTIF([$categories.$B$2:.$B$10]; [.$I238]); [$categories.$B$1];IF(COUNTIF([$categories.$C$2:.$C$10]; [.$I23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39]);[$categories.$A$1];IF(COUNTIF([$categories.$B$2:.$B$10]; [.$I239]); [$categories.$B$1];IF(COUNTIF([$categories.$C$2:.$C$10]; [.$I23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0]);[$categories.$A$1];IF(COUNTIF([$categories.$B$2:.$B$10]; [.$I240]); [$categories.$B$1];IF(COUNTIF([$categories.$C$2:.$C$10]; [.$I24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1]);[$categories.$A$1];IF(COUNTIF([$categories.$B$2:.$B$10]; [.$I241]); [$categories.$B$1];IF(COUNTIF([$categories.$C$2:.$C$10]; [.$I24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2]);[$categories.$A$1];IF(COUNTIF([$categories.$B$2:.$B$10]; [.$I242]); [$categories.$B$1];IF(COUNTIF([$categories.$C$2:.$C$10]; [.$I24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3]);[$categories.$A$1];IF(COUNTIF([$categories.$B$2:.$B$10]; [.$I243]); [$categories.$B$1];IF(COUNTIF([$categories.$C$2:.$C$10]; [.$I24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4]);[$categories.$A$1];IF(COUNTIF([$categories.$B$2:.$B$10]; [.$I244]); [$categories.$B$1];IF(COUNTIF([$categories.$C$2:.$C$10]; [.$I24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27027027027027" calcext:value-type="percentage">
            <text:p>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526315789473684" calcext:value-type="percentage">
            <text:p>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909090909090909" calcext:value-type="percentage">
            <text:p>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5]);[$categories.$A$1];IF(COUNTIF([$categories.$B$2:.$B$10]; [.$I245]); [$categories.$B$1];IF(COUNTIF([$categories.$C$2:.$C$10]; [.$I24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6]);[$categories.$A$1];IF(COUNTIF([$categories.$B$2:.$B$10]; [.$I246]); [$categories.$B$1];IF(COUNTIF([$categories.$C$2:.$C$10]; [.$I24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7]);[$categories.$A$1];IF(COUNTIF([$categories.$B$2:.$B$10]; [.$I247]); [$categories.$B$1];IF(COUNTIF([$categories.$C$2:.$C$10]; [.$I24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8]);[$categories.$A$1];IF(COUNTIF([$categories.$B$2:.$B$10]; [.$I248]); [$categories.$B$1];IF(COUNTIF([$categories.$C$2:.$C$10]; [.$I24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49]);[$categories.$A$1];IF(COUNTIF([$categories.$B$2:.$B$10]; [.$I249]); [$categories.$B$1];IF(COUNTIF([$categories.$C$2:.$C$10]; [.$I24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0]);[$categories.$A$1];IF(COUNTIF([$categories.$B$2:.$B$10]; [.$I250]); [$categories.$B$1];IF(COUNTIF([$categories.$C$2:.$C$10]; [.$I25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1]);[$categories.$A$1];IF(COUNTIF([$categories.$B$2:.$B$10]; [.$I251]); [$categories.$B$1];IF(COUNTIF([$categories.$C$2:.$C$10]; [.$I25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2]);[$categories.$A$1];IF(COUNTIF([$categories.$B$2:.$B$10]; [.$I252]); [$categories.$B$1];IF(COUNTIF([$categories.$C$2:.$C$10]; [.$I25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3]);[$categories.$A$1];IF(COUNTIF([$categories.$B$2:.$B$10]; [.$I253]); [$categories.$B$1];IF(COUNTIF([$categories.$C$2:.$C$10]; [.$I25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4]);[$categories.$A$1];IF(COUNTIF([$categories.$B$2:.$B$10]; [.$I254]); [$categories.$B$1];IF(COUNTIF([$categories.$C$2:.$C$10]; [.$I25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5]);[$categories.$A$1];IF(COUNTIF([$categories.$B$2:.$B$10]; [.$I255]); [$categories.$B$1];IF(COUNTIF([$categories.$C$2:.$C$10]; [.$I25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6]);[$categories.$A$1];IF(COUNTIF([$categories.$B$2:.$B$10]; [.$I256]); [$categories.$B$1];IF(COUNTIF([$categories.$C$2:.$C$10]; [.$I25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7]);[$categories.$A$1];IF(COUNTIF([$categories.$B$2:.$B$10]; [.$I257]); [$categories.$B$1];IF(COUNTIF([$categories.$C$2:.$C$10]; [.$I25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8]);[$categories.$A$1];IF(COUNTIF([$categories.$B$2:.$B$10]; [.$I258]); [$categories.$B$1];IF(COUNTIF([$categories.$C$2:.$C$10]; [.$I25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59]);[$categories.$A$1];IF(COUNTIF([$categories.$B$2:.$B$10]; [.$I259]); [$categories.$B$1];IF(COUNTIF([$categories.$C$2:.$C$10]; [.$I25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0]);[$categories.$A$1];IF(COUNTIF([$categories.$B$2:.$B$10]; [.$I260]); [$categories.$B$1];IF(COUNTIF([$categories.$C$2:.$C$10]; [.$I26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1]);[$categories.$A$1];IF(COUNTIF([$categories.$B$2:.$B$10]; [.$I261]); [$categories.$B$1];IF(COUNTIF([$categories.$C$2:.$C$10]; [.$I26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2]);[$categories.$A$1];IF(COUNTIF([$categories.$B$2:.$B$10]; [.$I262]); [$categories.$B$1];IF(COUNTIF([$categories.$C$2:.$C$10]; [.$I26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3]);[$categories.$A$1];IF(COUNTIF([$categories.$B$2:.$B$10]; [.$I263]); [$categories.$B$1];IF(COUNTIF([$categories.$C$2:.$C$10]; [.$I26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4]);[$categories.$A$1];IF(COUNTIF([$categories.$B$2:.$B$10]; [.$I264]); [$categories.$B$1];IF(COUNTIF([$categories.$C$2:.$C$10]; [.$I26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5]);[$categories.$A$1];IF(COUNTIF([$categories.$B$2:.$B$10]; [.$I265]); [$categories.$B$1];IF(COUNTIF([$categories.$C$2:.$C$10]; [.$I26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6]);[$categories.$A$1];IF(COUNTIF([$categories.$B$2:.$B$10]; [.$I266]); [$categories.$B$1];IF(COUNTIF([$categories.$C$2:.$C$10]; [.$I26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7]);[$categories.$A$1];IF(COUNTIF([$categories.$B$2:.$B$10]; [.$I267]); [$categories.$B$1];IF(COUNTIF([$categories.$C$2:.$C$10]; [.$I26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8]);[$categories.$A$1];IF(COUNTIF([$categories.$B$2:.$B$10]; [.$I268]); [$categories.$B$1];IF(COUNTIF([$categories.$C$2:.$C$10]; [.$I26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69]);[$categories.$A$1];IF(COUNTIF([$categories.$B$2:.$B$10]; [.$I269]); [$categories.$B$1];IF(COUNTIF([$categories.$C$2:.$C$10]; [.$I26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0]);[$categories.$A$1];IF(COUNTIF([$categories.$B$2:.$B$10]; [.$I270]); [$categories.$B$1];IF(COUNTIF([$categories.$C$2:.$C$10]; [.$I27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42857142857143" calcext:value-type="percentage">
            <text:p>1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1]);[$categories.$A$1];IF(COUNTIF([$categories.$B$2:.$B$10]; [.$I271]); [$categories.$B$1];IF(COUNTIF([$categories.$C$2:.$C$10]; [.$I27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125" calcext:value-type="percentage">
            <text:p>1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22222222222222" calcext:value-type="percentage">
            <text:p>2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2]);[$categories.$A$1];IF(COUNTIF([$categories.$B$2:.$B$10]; [.$I272]); [$categories.$B$1];IF(COUNTIF([$categories.$C$2:.$C$10]; [.$I27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1621760831014" calcext:value-type="percentage">
            <text:p>2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3]);[$categories.$A$1];IF(COUNTIF([$categories.$B$2:.$B$10]; [.$I273]); [$categories.$B$1];IF(COUNTIF([$categories.$C$2:.$C$10]; [.$I27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463636363636364" calcext:value-type="percentage">
            <text:p>46%</text:p>
          </table:table-cell>
          <table:table-cell office:value-type="percentage" office:value="0.473913627120988" calcext:value-type="percentage">
            <text:p>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4]);[$categories.$A$1];IF(COUNTIF([$categories.$B$2:.$B$10]; [.$I274]); [$categories.$B$1];IF(COUNTIF([$categories.$C$2:.$C$10]; [.$I27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655062519755459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5]);[$categories.$A$1];IF(COUNTIF([$categories.$B$2:.$B$10]; [.$I275]); [$categories.$B$1];IF(COUNTIF([$categories.$C$2:.$C$10]; [.$I27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110149928816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6]);[$categories.$A$1];IF(COUNTIF([$categories.$B$2:.$B$10]; [.$I276]); [$categories.$B$1];IF(COUNTIF([$categories.$C$2:.$C$10]; [.$I27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270336681599193" calcext:value-type="percentage">
            <text:p>2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7]);[$categories.$A$1];IF(COUNTIF([$categories.$B$2:.$B$10]; [.$I277]); [$categories.$B$1];IF(COUNTIF([$categories.$C$2:.$C$10]; [.$I27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463636363636364" calcext:value-type="percentage">
            <text:p>46%</text:p>
          </table:table-cell>
          <table:table-cell office:value-type="percentage" office:value="0.47597459185439" calcext:value-type="percentage">
            <text:p>4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8]);[$categories.$A$1];IF(COUNTIF([$categories.$B$2:.$B$10]; [.$I278]); [$categories.$B$1];IF(COUNTIF([$categories.$C$2:.$C$10]; [.$I27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0674618928775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79]);[$categories.$A$1];IF(COUNTIF([$categories.$B$2:.$B$10]; [.$I279]); [$categories.$B$1];IF(COUNTIF([$categories.$C$2:.$C$10]; [.$I27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2727272727273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2777777777778" calcext:value-type="percentage">
            <text:p>9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166684110127496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0]);[$categories.$A$1];IF(COUNTIF([$categories.$B$2:.$B$10]; [.$I280]); [$categories.$B$1];IF(COUNTIF([$categories.$C$2:.$C$10]; [.$I28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1]);[$categories.$A$1];IF(COUNTIF([$categories.$B$2:.$B$10]; [.$I281]); [$categories.$B$1];IF(COUNTIF([$categories.$C$2:.$C$10]; [.$I28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2]);[$categories.$A$1];IF(COUNTIF([$categories.$B$2:.$B$10]; [.$I282]); [$categories.$B$1];IF(COUNTIF([$categories.$C$2:.$C$10]; [.$I28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3]);[$categories.$A$1];IF(COUNTIF([$categories.$B$2:.$B$10]; [.$I283]); [$categories.$B$1];IF(COUNTIF([$categories.$C$2:.$C$10]; [.$I28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387596899224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59409594095941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4]);[$categories.$A$1];IF(COUNTIF([$categories.$B$2:.$B$10]; [.$I284]); [$categories.$B$1];IF(COUNTIF([$categories.$C$2:.$C$10]; [.$I28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85714285714286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5]);[$categories.$A$1];IF(COUNTIF([$categories.$B$2:.$B$10]; [.$I285]); [$categories.$B$1];IF(COUNTIF([$categories.$C$2:.$C$10]; [.$I28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6]);[$categories.$A$1];IF(COUNTIF([$categories.$B$2:.$B$10]; [.$I286]); [$categories.$B$1];IF(COUNTIF([$categories.$C$2:.$C$10]; [.$I28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241379310344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7]);[$categories.$A$1];IF(COUNTIF([$categories.$B$2:.$B$10]; [.$I287]); [$categories.$B$1];IF(COUNTIF([$categories.$C$2:.$C$10]; [.$I28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8]);[$categories.$A$1];IF(COUNTIF([$categories.$B$2:.$B$10]; [.$I288]); [$categories.$B$1];IF(COUNTIF([$categories.$C$2:.$C$10]; [.$I28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84615384615385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89]);[$categories.$A$1];IF(COUNTIF([$categories.$B$2:.$B$10]; [.$I289]); [$categories.$B$1];IF(COUNTIF([$categories.$C$2:.$C$10]; [.$I28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0]);[$categories.$A$1];IF(COUNTIF([$categories.$B$2:.$B$10]; [.$I290]); [$categories.$B$1];IF(COUNTIF([$categories.$C$2:.$C$10]; [.$I29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1]);[$categories.$A$1];IF(COUNTIF([$categories.$B$2:.$B$10]; [.$I291]); [$categories.$B$1];IF(COUNTIF([$categories.$C$2:.$C$10]; [.$I29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2]);[$categories.$A$1];IF(COUNTIF([$categories.$B$2:.$B$10]; [.$I292]); [$categories.$B$1];IF(COUNTIF([$categories.$C$2:.$C$10]; [.$I29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587188612099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92198581560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33333333333333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3]);[$categories.$A$1];IF(COUNTIF([$categories.$B$2:.$B$10]; [.$I293]); [$categories.$B$1];IF(COUNTIF([$categories.$C$2:.$C$10]; [.$I29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4]);[$categories.$A$1];IF(COUNTIF([$categories.$B$2:.$B$10]; [.$I294]); [$categories.$B$1];IF(COUNTIF([$categories.$C$2:.$C$10]; [.$I29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5]);[$categories.$A$1];IF(COUNTIF([$categories.$B$2:.$B$10]; [.$I295]); [$categories.$B$1];IF(COUNTIF([$categories.$C$2:.$C$10]; [.$I29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6]);[$categories.$A$1];IF(COUNTIF([$categories.$B$2:.$B$10]; [.$I296]); [$categories.$B$1];IF(COUNTIF([$categories.$C$2:.$C$10]; [.$I29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7]);[$categories.$A$1];IF(COUNTIF([$categories.$B$2:.$B$10]; [.$I297]); [$categories.$B$1];IF(COUNTIF([$categories.$C$2:.$C$10]; [.$I29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8]);[$categories.$A$1];IF(COUNTIF([$categories.$B$2:.$B$10]; [.$I298]); [$categories.$B$1];IF(COUNTIF([$categories.$C$2:.$C$10]; [.$I29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299]);[$categories.$A$1];IF(COUNTIF([$categories.$B$2:.$B$10]; [.$I299]); [$categories.$B$1];IF(COUNTIF([$categories.$C$2:.$C$10]; [.$I29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0]);[$categories.$A$1];IF(COUNTIF([$categories.$B$2:.$B$10]; [.$I300]); [$categories.$B$1];IF(COUNTIF([$categories.$C$2:.$C$10]; [.$I30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1]);[$categories.$A$1];IF(COUNTIF([$categories.$B$2:.$B$10]; [.$I301]); [$categories.$B$1];IF(COUNTIF([$categories.$C$2:.$C$10]; [.$I30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2]);[$categories.$A$1];IF(COUNTIF([$categories.$B$2:.$B$10]; [.$I302]); [$categories.$B$1];IF(COUNTIF([$categories.$C$2:.$C$10]; [.$I30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3]);[$categories.$A$1];IF(COUNTIF([$categories.$B$2:.$B$10]; [.$I303]); [$categories.$B$1];IF(COUNTIF([$categories.$C$2:.$C$10]; [.$I30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4]);[$categories.$A$1];IF(COUNTIF([$categories.$B$2:.$B$10]; [.$I304]); [$categories.$B$1];IF(COUNTIF([$categories.$C$2:.$C$10]; [.$I30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083333333333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3626943005181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5]);[$categories.$A$1];IF(COUNTIF([$categories.$B$2:.$B$10]; [.$I305]); [$categories.$B$1];IF(COUNTIF([$categories.$C$2:.$C$10]; [.$I30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6]);[$categories.$A$1];IF(COUNTIF([$categories.$B$2:.$B$10]; [.$I306]); [$categories.$B$1];IF(COUNTIF([$categories.$C$2:.$C$10]; [.$I30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7]);[$categories.$A$1];IF(COUNTIF([$categories.$B$2:.$B$10]; [.$I307]); [$categories.$B$1];IF(COUNTIF([$categories.$C$2:.$C$10]; [.$I30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8]);[$categories.$A$1];IF(COUNTIF([$categories.$B$2:.$B$10]; [.$I308]); [$categories.$B$1];IF(COUNTIF([$categories.$C$2:.$C$10]; [.$I30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09]);[$categories.$A$1];IF(COUNTIF([$categories.$B$2:.$B$10]; [.$I309]); [$categories.$B$1];IF(COUNTIF([$categories.$C$2:.$C$10]; [.$I30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0]);[$categories.$A$1];IF(COUNTIF([$categories.$B$2:.$B$10]; [.$I310]); [$categories.$B$1];IF(COUNTIF([$categories.$C$2:.$C$10]; [.$I31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1]);[$categories.$A$1];IF(COUNTIF([$categories.$B$2:.$B$10]; [.$I311]); [$categories.$B$1];IF(COUNTIF([$categories.$C$2:.$C$10]; [.$I31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2]);[$categories.$A$1];IF(COUNTIF([$categories.$B$2:.$B$10]; [.$I312]); [$categories.$B$1];IF(COUNTIF([$categories.$C$2:.$C$10]; [.$I31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3]);[$categories.$A$1];IF(COUNTIF([$categories.$B$2:.$B$10]; [.$I313]); [$categories.$B$1];IF(COUNTIF([$categories.$C$2:.$C$10]; [.$I31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4]);[$categories.$A$1];IF(COUNTIF([$categories.$B$2:.$B$10]; [.$I314]); [$categories.$B$1];IF(COUNTIF([$categories.$C$2:.$C$10]; [.$I31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5]);[$categories.$A$1];IF(COUNTIF([$categories.$B$2:.$B$10]; [.$I315]); [$categories.$B$1];IF(COUNTIF([$categories.$C$2:.$C$10]; [.$I31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6]);[$categories.$A$1];IF(COUNTIF([$categories.$B$2:.$B$10]; [.$I316]); [$categories.$B$1];IF(COUNTIF([$categories.$C$2:.$C$10]; [.$I31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7]);[$categories.$A$1];IF(COUNTIF([$categories.$B$2:.$B$10]; [.$I317]); [$categories.$B$1];IF(COUNTIF([$categories.$C$2:.$C$10]; [.$I31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8]);[$categories.$A$1];IF(COUNTIF([$categories.$B$2:.$B$10]; [.$I318]); [$categories.$B$1];IF(COUNTIF([$categories.$C$2:.$C$10]; [.$I31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19]);[$categories.$A$1];IF(COUNTIF([$categories.$B$2:.$B$10]; [.$I319]); [$categories.$B$1];IF(COUNTIF([$categories.$C$2:.$C$10]; [.$I31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0]);[$categories.$A$1];IF(COUNTIF([$categories.$B$2:.$B$10]; [.$I320]); [$categories.$B$1];IF(COUNTIF([$categories.$C$2:.$C$10]; [.$I32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1]);[$categories.$A$1];IF(COUNTIF([$categories.$B$2:.$B$10]; [.$I321]); [$categories.$B$1];IF(COUNTIF([$categories.$C$2:.$C$10]; [.$I32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2]);[$categories.$A$1];IF(COUNTIF([$categories.$B$2:.$B$10]; [.$I322]); [$categories.$B$1];IF(COUNTIF([$categories.$C$2:.$C$10]; [.$I32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3]);[$categories.$A$1];IF(COUNTIF([$categories.$B$2:.$B$10]; [.$I323]); [$categories.$B$1];IF(COUNTIF([$categories.$C$2:.$C$10]; [.$I32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4]);[$categories.$A$1];IF(COUNTIF([$categories.$B$2:.$B$10]; [.$I324]); [$categories.$B$1];IF(COUNTIF([$categories.$C$2:.$C$10]; [.$I32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5]);[$categories.$A$1];IF(COUNTIF([$categories.$B$2:.$B$10]; [.$I325]); [$categories.$B$1];IF(COUNTIF([$categories.$C$2:.$C$10]; [.$I32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6]);[$categories.$A$1];IF(COUNTIF([$categories.$B$2:.$B$10]; [.$I326]); [$categories.$B$1];IF(COUNTIF([$categories.$C$2:.$C$10]; [.$I32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7]);[$categories.$A$1];IF(COUNTIF([$categories.$B$2:.$B$10]; [.$I327]); [$categories.$B$1];IF(COUNTIF([$categories.$C$2:.$C$10]; [.$I32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8]);[$categories.$A$1];IF(COUNTIF([$categories.$B$2:.$B$10]; [.$I328]); [$categories.$B$1];IF(COUNTIF([$categories.$C$2:.$C$10]; [.$I32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29]);[$categories.$A$1];IF(COUNTIF([$categories.$B$2:.$B$10]; [.$I329]); [$categories.$B$1];IF(COUNTIF([$categories.$C$2:.$C$10]; [.$I32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0]);[$categories.$A$1];IF(COUNTIF([$categories.$B$2:.$B$10]; [.$I330]); [$categories.$B$1];IF(COUNTIF([$categories.$C$2:.$C$10]; [.$I33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1]);[$categories.$A$1];IF(COUNTIF([$categories.$B$2:.$B$10]; [.$I331]); [$categories.$B$1];IF(COUNTIF([$categories.$C$2:.$C$10]; [.$I33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2]);[$categories.$A$1];IF(COUNTIF([$categories.$B$2:.$B$10]; [.$I332]); [$categories.$B$1];IF(COUNTIF([$categories.$C$2:.$C$10]; [.$I33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3]);[$categories.$A$1];IF(COUNTIF([$categories.$B$2:.$B$10]; [.$I333]); [$categories.$B$1];IF(COUNTIF([$categories.$C$2:.$C$10]; [.$I33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4]);[$categories.$A$1];IF(COUNTIF([$categories.$B$2:.$B$10]; [.$I334]); [$categories.$B$1];IF(COUNTIF([$categories.$C$2:.$C$10]; [.$I33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5]);[$categories.$A$1];IF(COUNTIF([$categories.$B$2:.$B$10]; [.$I335]); [$categories.$B$1];IF(COUNTIF([$categories.$C$2:.$C$10]; [.$I33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6]);[$categories.$A$1];IF(COUNTIF([$categories.$B$2:.$B$10]; [.$I336]); [$categories.$B$1];IF(COUNTIF([$categories.$C$2:.$C$10]; [.$I33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7]);[$categories.$A$1];IF(COUNTIF([$categories.$B$2:.$B$10]; [.$I337]); [$categories.$B$1];IF(COUNTIF([$categories.$C$2:.$C$10]; [.$I33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8]);[$categories.$A$1];IF(COUNTIF([$categories.$B$2:.$B$10]; [.$I338]); [$categories.$B$1];IF(COUNTIF([$categories.$C$2:.$C$10]; [.$I33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39]);[$categories.$A$1];IF(COUNTIF([$categories.$B$2:.$B$10]; [.$I339]); [$categories.$B$1];IF(COUNTIF([$categories.$C$2:.$C$10]; [.$I33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0]);[$categories.$A$1];IF(COUNTIF([$categories.$B$2:.$B$10]; [.$I340]); [$categories.$B$1];IF(COUNTIF([$categories.$C$2:.$C$10]; [.$I34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1]);[$categories.$A$1];IF(COUNTIF([$categories.$B$2:.$B$10]; [.$I341]); [$categories.$B$1];IF(COUNTIF([$categories.$C$2:.$C$10]; [.$I34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2]);[$categories.$A$1];IF(COUNTIF([$categories.$B$2:.$B$10]; [.$I342]); [$categories.$B$1];IF(COUNTIF([$categories.$C$2:.$C$10]; [.$I34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3]);[$categories.$A$1];IF(COUNTIF([$categories.$B$2:.$B$10]; [.$I343]); [$categories.$B$1];IF(COUNTIF([$categories.$C$2:.$C$10]; [.$I34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4]);[$categories.$A$1];IF(COUNTIF([$categories.$B$2:.$B$10]; [.$I344]); [$categories.$B$1];IF(COUNTIF([$categories.$C$2:.$C$10]; [.$I34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5]);[$categories.$A$1];IF(COUNTIF([$categories.$B$2:.$B$10]; [.$I345]); [$categories.$B$1];IF(COUNTIF([$categories.$C$2:.$C$10]; [.$I34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6]);[$categories.$A$1];IF(COUNTIF([$categories.$B$2:.$B$10]; [.$I346]); [$categories.$B$1];IF(COUNTIF([$categories.$C$2:.$C$10]; [.$I34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7]);[$categories.$A$1];IF(COUNTIF([$categories.$B$2:.$B$10]; [.$I347]); [$categories.$B$1];IF(COUNTIF([$categories.$C$2:.$C$10]; [.$I34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8]);[$categories.$A$1];IF(COUNTIF([$categories.$B$2:.$B$10]; [.$I348]); [$categories.$B$1];IF(COUNTIF([$categories.$C$2:.$C$10]; [.$I34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49]);[$categories.$A$1];IF(COUNTIF([$categories.$B$2:.$B$10]; [.$I349]); [$categories.$B$1];IF(COUNTIF([$categories.$C$2:.$C$10]; [.$I34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0]);[$categories.$A$1];IF(COUNTIF([$categories.$B$2:.$B$10]; [.$I350]); [$categories.$B$1];IF(COUNTIF([$categories.$C$2:.$C$10]; [.$I35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1]);[$categories.$A$1];IF(COUNTIF([$categories.$B$2:.$B$10]; [.$I351]); [$categories.$B$1];IF(COUNTIF([$categories.$C$2:.$C$10]; [.$I35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2]);[$categories.$A$1];IF(COUNTIF([$categories.$B$2:.$B$10]; [.$I352]); [$categories.$B$1];IF(COUNTIF([$categories.$C$2:.$C$10]; [.$I35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3]);[$categories.$A$1];IF(COUNTIF([$categories.$B$2:.$B$10]; [.$I353]); [$categories.$B$1];IF(COUNTIF([$categories.$C$2:.$C$10]; [.$I35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4]);[$categories.$A$1];IF(COUNTIF([$categories.$B$2:.$B$10]; [.$I354]); [$categories.$B$1];IF(COUNTIF([$categories.$C$2:.$C$10]; [.$I35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5]);[$categories.$A$1];IF(COUNTIF([$categories.$B$2:.$B$10]; [.$I355]); [$categories.$B$1];IF(COUNTIF([$categories.$C$2:.$C$10]; [.$I35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6]);[$categories.$A$1];IF(COUNTIF([$categories.$B$2:.$B$10]; [.$I356]); [$categories.$B$1];IF(COUNTIF([$categories.$C$2:.$C$10]; [.$I35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7]);[$categories.$A$1];IF(COUNTIF([$categories.$B$2:.$B$10]; [.$I357]); [$categories.$B$1];IF(COUNTIF([$categories.$C$2:.$C$10]; [.$I35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8]);[$categories.$A$1];IF(COUNTIF([$categories.$B$2:.$B$10]; [.$I358]); [$categories.$B$1];IF(COUNTIF([$categories.$C$2:.$C$10]; [.$I35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59]);[$categories.$A$1];IF(COUNTIF([$categories.$B$2:.$B$10]; [.$I359]); [$categories.$B$1];IF(COUNTIF([$categories.$C$2:.$C$10]; [.$I35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0]);[$categories.$A$1];IF(COUNTIF([$categories.$B$2:.$B$10]; [.$I360]); [$categories.$B$1];IF(COUNTIF([$categories.$C$2:.$C$10]; [.$I36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1]);[$categories.$A$1];IF(COUNTIF([$categories.$B$2:.$B$10]; [.$I361]); [$categories.$B$1];IF(COUNTIF([$categories.$C$2:.$C$10]; [.$I36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2]);[$categories.$A$1];IF(COUNTIF([$categories.$B$2:.$B$10]; [.$I362]); [$categories.$B$1];IF(COUNTIF([$categories.$C$2:.$C$10]; [.$I36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3]);[$categories.$A$1];IF(COUNTIF([$categories.$B$2:.$B$10]; [.$I363]); [$categories.$B$1];IF(COUNTIF([$categories.$C$2:.$C$10]; [.$I36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4]);[$categories.$A$1];IF(COUNTIF([$categories.$B$2:.$B$10]; [.$I364]); [$categories.$B$1];IF(COUNTIF([$categories.$C$2:.$C$10]; [.$I36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5]);[$categories.$A$1];IF(COUNTIF([$categories.$B$2:.$B$10]; [.$I365]); [$categories.$B$1];IF(COUNTIF([$categories.$C$2:.$C$10]; [.$I36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7494898737723" calcext:value-type="percentage">
            <text:p>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6]);[$categories.$A$1];IF(COUNTIF([$categories.$B$2:.$B$10]; [.$I366]); [$categories.$B$1];IF(COUNTIF([$categories.$C$2:.$C$10]; [.$I36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1142587762795" calcext:value-type="percentage">
            <text:p>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7]);[$categories.$A$1];IF(COUNTIF([$categories.$B$2:.$B$10]; [.$I367]); [$categories.$B$1];IF(COUNTIF([$categories.$C$2:.$C$10]; [.$I36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8]);[$categories.$A$1];IF(COUNTIF([$categories.$B$2:.$B$10]; [.$I368]); [$categories.$B$1];IF(COUNTIF([$categories.$C$2:.$C$10]; [.$I36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69]);[$categories.$A$1];IF(COUNTIF([$categories.$B$2:.$B$10]; [.$I369]); [$categories.$B$1];IF(COUNTIF([$categories.$C$2:.$C$10]; [.$I36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165061388103" calcext:value-type="percentage">
            <text:p>3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0]);[$categories.$A$1];IF(COUNTIF([$categories.$B$2:.$B$10]; [.$I370]); [$categories.$B$1];IF(COUNTIF([$categories.$C$2:.$C$10]; [.$I37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20020443363222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1]);[$categories.$A$1];IF(COUNTIF([$categories.$B$2:.$B$10]; [.$I371]); [$categories.$B$1];IF(COUNTIF([$categories.$C$2:.$C$10]; [.$I37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21761316592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2]);[$categories.$A$1];IF(COUNTIF([$categories.$B$2:.$B$10]; [.$I372]); [$categories.$B$1];IF(COUNTIF([$categories.$C$2:.$C$10]; [.$I37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3]);[$categories.$A$1];IF(COUNTIF([$categories.$B$2:.$B$10]; [.$I373]); [$categories.$B$1];IF(COUNTIF([$categories.$C$2:.$C$10]; [.$I37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9424460431655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4228187919463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1779260930764" calcext:value-type="percentage">
            <text:p>4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4]);[$categories.$A$1];IF(COUNTIF([$categories.$B$2:.$B$10]; [.$I374]); [$categories.$B$1];IF(COUNTIF([$categories.$C$2:.$C$10]; [.$I37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345454545454545" calcext:value-type="percentage">
            <text:p>35%</text:p>
          </table:table-cell>
          <table:table-cell office:value-type="percentage" office:value="0.430345305926363" calcext:value-type="percentage">
            <text:p>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5]);[$categories.$A$1];IF(COUNTIF([$categories.$B$2:.$B$10]; [.$I375]); [$categories.$B$1];IF(COUNTIF([$categories.$C$2:.$C$10]; [.$I37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8135593220339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385393396842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6]);[$categories.$A$1];IF(COUNTIF([$categories.$B$2:.$B$10]; [.$I376]); [$categories.$B$1];IF(COUNTIF([$categories.$C$2:.$C$10]; [.$I37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7]);[$categories.$A$1];IF(COUNTIF([$categories.$B$2:.$B$10]; [.$I377]); [$categories.$B$1];IF(COUNTIF([$categories.$C$2:.$C$10]; [.$I37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8]);[$categories.$A$1];IF(COUNTIF([$categories.$B$2:.$B$10]; [.$I378]); [$categories.$B$1];IF(COUNTIF([$categories.$C$2:.$C$10]; [.$I37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007092198581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1224489795918" calcext:value-type="percentage">
            <text:p>56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592275539073782" calcext:value-type="percentage">
            <text:p>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79]);[$categories.$A$1];IF(COUNTIF([$categories.$B$2:.$B$10]; [.$I379]); [$categories.$B$1];IF(COUNTIF([$categories.$C$2:.$C$10]; [.$I37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0]);[$categories.$A$1];IF(COUNTIF([$categories.$B$2:.$B$10]; [.$I380]); [$categories.$B$1];IF(COUNTIF([$categories.$C$2:.$C$10]; [.$I38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1]);[$categories.$A$1];IF(COUNTIF([$categories.$B$2:.$B$10]; [.$I381]); [$categories.$B$1];IF(COUNTIF([$categories.$C$2:.$C$10]; [.$I38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09219858156028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450331125828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0321021527442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2]);[$categories.$A$1];IF(COUNTIF([$categories.$B$2:.$B$10]; [.$I382]); [$categories.$B$1];IF(COUNTIF([$categories.$C$2:.$C$10]; [.$I38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445454545454546" calcext:value-type="percentage">
            <text:p>45%</text:p>
          </table:table-cell>
          <table:table-cell office:value-type="percentage" office:value="0.560313208042636" calcext:value-type="percentage">
            <text:p>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3]);[$categories.$A$1];IF(COUNTIF([$categories.$B$2:.$B$10]; [.$I383]); [$categories.$B$1];IF(COUNTIF([$categories.$C$2:.$C$10]; [.$I38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09090909090909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7725610817575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4]);[$categories.$A$1];IF(COUNTIF([$categories.$B$2:.$B$10]; [.$I384]); [$categories.$B$1];IF(COUNTIF([$categories.$C$2:.$C$10]; [.$I38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0583657587548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6296296296296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96957208599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5]);[$categories.$A$1];IF(COUNTIF([$categories.$B$2:.$B$10]; [.$I385]); [$categories.$B$1];IF(COUNTIF([$categories.$C$2:.$C$10]; [.$I38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98344456259847" calcext:value-type="percentage">
            <text:p>3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6]);[$categories.$A$1];IF(COUNTIF([$categories.$B$2:.$B$10]; [.$I386]); [$categories.$B$1];IF(COUNTIF([$categories.$C$2:.$C$10]; [.$I38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426523297491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5552699228792" calcext:value-type="percentage">
            <text:p>57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542498235596284" calcext:value-type="percentage">
            <text:p>5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7]);[$categories.$A$1];IF(COUNTIF([$categories.$B$2:.$B$10]; [.$I387]); [$categories.$B$1];IF(COUNTIF([$categories.$C$2:.$C$10]; [.$I38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885733197646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8]);[$categories.$A$1];IF(COUNTIF([$categories.$B$2:.$B$10]; [.$I388]); [$categories.$B$1];IF(COUNTIF([$categories.$C$2:.$C$10]; [.$I38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89]);[$categories.$A$1];IF(COUNTIF([$categories.$B$2:.$B$10]; [.$I389]); [$categories.$B$1];IF(COUNTIF([$categories.$C$2:.$C$10]; [.$I38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89609609615857" calcext:value-type="percentage">
            <text:p>3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0]);[$categories.$A$1];IF(COUNTIF([$categories.$B$2:.$B$10]; [.$I390]); [$categories.$B$1];IF(COUNTIF([$categories.$C$2:.$C$10]; [.$I39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145907473309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2659846547315" calcext:value-type="percentage">
            <text:p>56%</text:p>
          </table:table-cell>
          <table:table-cell office:value-type="percentage" office:value="0.363636363636364" calcext:value-type="percentage">
            <text:p>36%</text:p>
          </table:table-cell>
          <table:table-cell office:value-type="percentage" office:value="0.437381386920052" calcext:value-type="percentage">
            <text:p>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1]);[$categories.$A$1];IF(COUNTIF([$categories.$B$2:.$B$10]; [.$I391]); [$categories.$B$1];IF(COUNTIF([$categories.$C$2:.$C$10]; [.$I39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58885733197646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2]);[$categories.$A$1];IF(COUNTIF([$categories.$B$2:.$B$10]; [.$I392]); [$categories.$B$1];IF(COUNTIF([$categories.$C$2:.$C$10]; [.$I39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3]);[$categories.$A$1];IF(COUNTIF([$categories.$B$2:.$B$10]; [.$I393]); [$categories.$B$1];IF(COUNTIF([$categories.$C$2:.$C$10]; [.$I39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35294117647059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6986301369863" calcext:value-type="percentage">
            <text:p>14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8685296284357" calcext:value-type="percentage">
            <text:p>4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4]);[$categories.$A$1];IF(COUNTIF([$categories.$B$2:.$B$10]; [.$I394]); [$categories.$B$1];IF(COUNTIF([$categories.$C$2:.$C$10]; [.$I39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1459074733096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2659846547315" calcext:value-type="percentage">
            <text:p>56%</text:p>
          </table:table-cell>
          <table:table-cell office:value-type="percentage" office:value="0.354545454545455" calcext:value-type="percentage">
            <text:p>35%</text:p>
          </table:table-cell>
          <table:table-cell office:value-type="percentage" office:value="0.446918916585885" calcext:value-type="percentage">
            <text:p>4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5]);[$categories.$A$1];IF(COUNTIF([$categories.$B$2:.$B$10]; [.$I395]); [$categories.$B$1];IF(COUNTIF([$categories.$C$2:.$C$10]; [.$I39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5949820788531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89041095890411" calcext:value-type="percentage">
            <text:p>9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774374420025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6]);[$categories.$A$1];IF(COUNTIF([$categories.$B$2:.$B$10]; [.$I396]); [$categories.$B$1];IF(COUNTIF([$categories.$C$2:.$C$10]; [.$I39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7]);[$categories.$A$1];IF(COUNTIF([$categories.$B$2:.$B$10]; [.$I397]); [$categories.$B$1];IF(COUNTIF([$categories.$C$2:.$C$10]; [.$I39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4285714285714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3333333333333" calcext:value-type="percentage">
            <text:p>13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19730178933104" calcext:value-type="percentage">
            <text:p>4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8]);[$categories.$A$1];IF(COUNTIF([$categories.$B$2:.$B$10]; [.$I398]); [$categories.$B$1];IF(COUNTIF([$categories.$C$2:.$C$10]; [.$I39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39426523297491" calcext:value-type="percentage">
            <text:p>3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65552699228792" calcext:value-type="percentage">
            <text:p>57%</text:p>
          </table:table-cell>
          <table:table-cell office:value-type="percentage" office:value="0.590909090909091" calcext:value-type="percentage">
            <text:p>59%</text:p>
          </table:table-cell>
          <table:table-cell office:value-type="percentage" office:value="0.606708036689011" calcext:value-type="percentage">
            <text:p>6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399]);[$categories.$A$1];IF(COUNTIF([$categories.$B$2:.$B$10]; [.$I399]); [$categories.$B$1];IF(COUNTIF([$categories.$C$2:.$C$10]; [.$I39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81481481481482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18727915194346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9941998241528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0]);[$categories.$A$1];IF(COUNTIF([$categories.$B$2:.$B$10]; [.$I400]); [$categories.$B$1];IF(COUNTIF([$categories.$C$2:.$C$10]; [.$I40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1]);[$categories.$A$1];IF(COUNTIF([$categories.$B$2:.$B$10]; [.$I401]); [$categories.$B$1];IF(COUNTIF([$categories.$C$2:.$C$10]; [.$I40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711743772241993" calcext:value-type="percentage">
            <text:p>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32890365448505" calcext:value-type="percentage">
            <text:p>13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361884595378913" calcext:value-type="percentage">
            <text:p>3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2]);[$categories.$A$1];IF(COUNTIF([$categories.$B$2:.$B$10]; [.$I402]); [$categories.$B$1];IF(COUNTIF([$categories.$C$2:.$C$10]; [.$I40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19847328244275" calcext:value-type="percentage">
            <text:p>4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91397849462366" calcext:value-type="percentage">
            <text:p>59%</text:p>
          </table:table-cell>
          <table:table-cell office:value-type="percentage" office:value="0.527272727272727" calcext:value-type="percentage">
            <text:p>53%</text:p>
          </table:table-cell>
          <table:table-cell office:value-type="percentage" office:value="0.588888162084617" calcext:value-type="percentage">
            <text:p>5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3]);[$categories.$A$1];IF(COUNTIF([$categories.$B$2:.$B$10]; [.$I403]); [$categories.$B$1];IF(COUNTIF([$categories.$C$2:.$C$10]; [.$I40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81481481481482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918727915194346" calcext:value-type="percentage">
            <text:p>9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59941998241528" calcext:value-type="percentage">
            <text:p>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4]);[$categories.$A$1];IF(COUNTIF([$categories.$B$2:.$B$10]; [.$I404]); [$categories.$B$1];IF(COUNTIF([$categories.$C$2:.$C$10]; [.$I40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543933054393306" calcext:value-type="percentage">
            <text:p>5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03174603174603" calcext:value-type="percentage">
            <text:p>1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805107251505557" calcext:value-type="percentage">
            <text:p>8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5]);[$categories.$A$1];IF(COUNTIF([$categories.$B$2:.$B$10]; [.$I405]); [$categories.$B$1];IF(COUNTIF([$categories.$C$2:.$C$10]; [.$I40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5800865800866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59362549800797" calcext:value-type="percentage">
            <text:p>16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30593390503283" calcext:value-type="percentage">
            <text:p>2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6]);[$categories.$A$1];IF(COUNTIF([$categories.$B$2:.$B$10]; [.$I406]); [$categories.$B$1];IF(COUNTIF([$categories.$C$2:.$C$10]; [.$I40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38247011952191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09418282548476" calcext:value-type="percentage">
            <text:p>61%</text:p>
          </table:table-cell>
          <table:table-cell office:value-type="percentage" office:value="0.572727272727273" calcext:value-type="percentage">
            <text:p>57%</text:p>
          </table:table-cell>
          <table:table-cell office:value-type="percentage" office:value="0.581589456901568" calcext:value-type="percentage">
            <text:p>5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7]);[$categories.$A$1];IF(COUNTIF([$categories.$B$2:.$B$10]; [.$I407]); [$categories.$B$1];IF(COUNTIF([$categories.$C$2:.$C$10]; [.$I40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254799567176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8]);[$categories.$A$1];IF(COUNTIF([$categories.$B$2:.$B$10]; [.$I408]); [$categories.$B$1];IF(COUNTIF([$categories.$C$2:.$C$10]; [.$I40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09]);[$categories.$A$1];IF(COUNTIF([$categories.$B$2:.$B$10]; [.$I409]); [$categories.$B$1];IF(COUNTIF([$categories.$C$2:.$C$10]; [.$I40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69565217391304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" calcext:value-type="percentage">
            <text:p>16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36084988994895" calcext:value-type="percentage">
            <text:p>3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0]);[$categories.$A$1];IF(COUNTIF([$categories.$B$2:.$B$10]; [.$I410]); [$categories.$B$1];IF(COUNTIF([$categories.$C$2:.$C$10]; [.$I41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76190476190476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45161290322581" calcext:value-type="percentage">
            <text:p>65%</text:p>
          </table:table-cell>
          <table:table-cell office:value-type="percentage" office:value="0.418181818181818" calcext:value-type="percentage">
            <text:p>42%</text:p>
          </table:table-cell>
          <table:table-cell office:value-type="percentage" office:value="0.528308595724773" calcext:value-type="percentage">
            <text:p>5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1]);[$categories.$A$1];IF(COUNTIF([$categories.$B$2:.$B$10]; [.$I411]); [$categories.$B$1];IF(COUNTIF([$categories.$C$2:.$C$10]; [.$I41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16326530612245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254799567176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2]);[$categories.$A$1];IF(COUNTIF([$categories.$B$2:.$B$10]; [.$I412]); [$categories.$B$1];IF(COUNTIF([$categories.$C$2:.$C$10]; [.$I41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3]);[$categories.$A$1];IF(COUNTIF([$categories.$B$2:.$B$10]; [.$I413]); [$categories.$B$1];IF(COUNTIF([$categories.$C$2:.$C$10]; [.$I41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120481927710843" calcext:value-type="percentage">
            <text:p>1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21505376344086" calcext:value-type="percentage">
            <text:p>22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507364289669085" calcext:value-type="percentage">
            <text:p>5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4]);[$categories.$A$1];IF(COUNTIF([$categories.$B$2:.$B$10]; [.$I414]); [$categories.$B$1];IF(COUNTIF([$categories.$C$2:.$C$10]; [.$I41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76190476190476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45161290322581" calcext:value-type="percentage">
            <text:p>65%</text:p>
          </table:table-cell>
          <table:table-cell office:value-type="percentage" office:value="0.427272727272727" calcext:value-type="percentage">
            <text:p>43%</text:p>
          </table:table-cell>
          <table:table-cell office:value-type="percentage" office:value="0.537709704417085" calcext:value-type="percentage">
            <text:p>5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5]);[$categories.$A$1];IF(COUNTIF([$categories.$B$2:.$B$10]; [.$I415]); [$categories.$B$1];IF(COUNTIF([$categories.$C$2:.$C$10]; [.$I41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23728813559322" calcext:value-type="percentage">
            <text:p>4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0803212851405623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5712049920221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6]);[$categories.$A$1];IF(COUNTIF([$categories.$B$2:.$B$10]; [.$I416]); [$categories.$B$1];IF(COUNTIF([$categories.$C$2:.$C$10]; [.$I416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7]);[$categories.$A$1];IF(COUNTIF([$categories.$B$2:.$B$10]; [.$I417]); [$categories.$B$1];IF(COUNTIF([$categories.$C$2:.$C$10]; [.$I417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970873786407767" calcext:value-type="percentage">
            <text:p>1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76991150442478" calcext:value-type="percentage">
            <text:p>18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76215446867349" calcext:value-type="percentage">
            <text:p>2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8]);[$categories.$A$1];IF(COUNTIF([$categories.$B$2:.$B$10]; [.$I418]); [$categories.$B$1];IF(COUNTIF([$categories.$C$2:.$C$10]; [.$I418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43548387096774" calcext:value-type="percentage">
            <text:p>44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14525139664804" calcext:value-type="percentage">
            <text:p>61%</text:p>
          </table:table-cell>
          <table:table-cell office:value-type="percentage" office:value="0.627272727272727" calcext:value-type="percentage">
            <text:p>63%</text:p>
          </table:table-cell>
          <table:table-cell office:value-type="percentage" office:value="0.695047043248448" calcext:value-type="percentage">
            <text:p>7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19]);[$categories.$A$1];IF(COUNTIF([$categories.$B$2:.$B$10]; [.$I419]); [$categories.$B$1];IF(COUNTIF([$categories.$C$2:.$C$10]; [.$I419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0]);[$categories.$A$1];IF(COUNTIF([$categories.$B$2:.$B$10]; [.$I420]); [$categories.$B$1];IF(COUNTIF([$categories.$C$2:.$C$10]; [.$I420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4395604395605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820512820513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1]);[$categories.$A$1];IF(COUNTIF([$categories.$B$2:.$B$10]; [.$I421]); [$categories.$B$1];IF(COUNTIF([$categories.$C$2:.$C$10]; [.$I421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088495575221239" calcext:value-type="percentage">
            <text:p>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16260162601626" calcext:value-type="percentage">
            <text:p>16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93122389054266" calcext:value-type="percentage">
            <text:p>2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2]);[$categories.$A$1];IF(COUNTIF([$categories.$B$2:.$B$10]; [.$I422]); [$categories.$B$1];IF(COUNTIF([$categories.$C$2:.$C$10]; [.$I42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percentage" office:value="0.466101694915254" calcext:value-type="percentage">
            <text:p>4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635838150289017" calcext:value-type="percentage">
            <text:p>64%</text:p>
          </table:table-cell>
          <table:table-cell office:value-type="percentage" office:value="0.645454545454546" calcext:value-type="percentage">
            <text:p>65%</text:p>
          </table:table-cell>
          <table:table-cell office:value-type="percentage" office:value="0.705210705806701" calcext:value-type="percentage">
            <text:p>7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3]);[$categories.$A$1];IF(COUNTIF([$categories.$B$2:.$B$10]; [.$I423]); [$categories.$B$1];IF(COUNTIF([$categories.$C$2:.$C$10]; [.$I42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6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108597285067873" calcext:value-type="percentage">
            <text:p>11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68859839832881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4]);[$categories.$A$1];IF(COUNTIF([$categories.$B$2:.$B$10]; [.$I424]); [$categories.$B$1];IF(COUNTIF([$categories.$C$2:.$C$10]; [.$I42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0601092896174863" calcext:value-type="percentage">
            <text:p>6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112244897959184" calcext:value-type="percentage">
            <text:p>11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788124156545209" calcext:value-type="percentage">
            <text:p>7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5]);[$categories.$A$1];IF(COUNTIF([$categories.$B$2:.$B$10]; [.$I425]); [$categories.$B$1];IF(COUNTIF([$categories.$C$2:.$C$10]; [.$I42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6]);[$categories.$A$1];IF(COUNTIF([$categories.$B$2:.$B$10]; [.$I426]); [$categories.$B$1];IF(COUNTIF([$categories.$C$2:.$C$10]; [.$I42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7]);[$categories.$A$1];IF(COUNTIF([$categories.$B$2:.$B$10]; [.$I427]); [$categories.$B$1];IF(COUNTIF([$categories.$C$2:.$C$10]; [.$I42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8]);[$categories.$A$1];IF(COUNTIF([$categories.$B$2:.$B$10]; [.$I428]); [$categories.$B$1];IF(COUNTIF([$categories.$C$2:.$C$10]; [.$I42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29]);[$categories.$A$1];IF(COUNTIF([$categories.$B$2:.$B$10]; [.$I429]); [$categories.$B$1];IF(COUNTIF([$categories.$C$2:.$C$10]; [.$I42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0]);[$categories.$A$1];IF(COUNTIF([$categories.$B$2:.$B$10]; [.$I430]); [$categories.$B$1];IF(COUNTIF([$categories.$C$2:.$C$10]; [.$I43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1]);[$categories.$A$1];IF(COUNTIF([$categories.$B$2:.$B$10]; [.$I431]); [$categories.$B$1];IF(COUNTIF([$categories.$C$2:.$C$10]; [.$I43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2]);[$categories.$A$1];IF(COUNTIF([$categories.$B$2:.$B$10]; [.$I432]); [$categories.$B$1];IF(COUNTIF([$categories.$C$2:.$C$10]; [.$I43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3]);[$categories.$A$1];IF(COUNTIF([$categories.$B$2:.$B$10]; [.$I433]); [$categories.$B$1];IF(COUNTIF([$categories.$C$2:.$C$10]; [.$I43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4]);[$categories.$A$1];IF(COUNTIF([$categories.$B$2:.$B$10]; [.$I434]); [$categories.$B$1];IF(COUNTIF([$categories.$C$2:.$C$10]; [.$I43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5]);[$categories.$A$1];IF(COUNTIF([$categories.$B$2:.$B$10]; [.$I435]); [$categories.$B$1];IF(COUNTIF([$categories.$C$2:.$C$10]; [.$I43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6]);[$categories.$A$1];IF(COUNTIF([$categories.$B$2:.$B$10]; [.$I436]); [$categories.$B$1];IF(COUNTIF([$categories.$C$2:.$C$10]; [.$I43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7]);[$categories.$A$1];IF(COUNTIF([$categories.$B$2:.$B$10]; [.$I437]); [$categories.$B$1];IF(COUNTIF([$categories.$C$2:.$C$10]; [.$I43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8]);[$categories.$A$1];IF(COUNTIF([$categories.$B$2:.$B$10]; [.$I438]); [$categories.$B$1];IF(COUNTIF([$categories.$C$2:.$C$10]; [.$I43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39]);[$categories.$A$1];IF(COUNTIF([$categories.$B$2:.$B$10]; [.$I439]); [$categories.$B$1];IF(COUNTIF([$categories.$C$2:.$C$10]; [.$I43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0]);[$categories.$A$1];IF(COUNTIF([$categories.$B$2:.$B$10]; [.$I440]); [$categories.$B$1];IF(COUNTIF([$categories.$C$2:.$C$10]; [.$I44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1]);[$categories.$A$1];IF(COUNTIF([$categories.$B$2:.$B$10]; [.$I441]); [$categories.$B$1];IF(COUNTIF([$categories.$C$2:.$C$10]; [.$I44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2]);[$categories.$A$1];IF(COUNTIF([$categories.$B$2:.$B$10]; [.$I442]); [$categories.$B$1];IF(COUNTIF([$categories.$C$2:.$C$10]; [.$I44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3]);[$categories.$A$1];IF(COUNTIF([$categories.$B$2:.$B$10]; [.$I443]); [$categories.$B$1];IF(COUNTIF([$categories.$C$2:.$C$10]; [.$I44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4]);[$categories.$A$1];IF(COUNTIF([$categories.$B$2:.$B$10]; [.$I444]); [$categories.$B$1];IF(COUNTIF([$categories.$C$2:.$C$10]; [.$I44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5]);[$categories.$A$1];IF(COUNTIF([$categories.$B$2:.$B$10]; [.$I445]); [$categories.$B$1];IF(COUNTIF([$categories.$C$2:.$C$10]; [.$I44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6]);[$categories.$A$1];IF(COUNTIF([$categories.$B$2:.$B$10]; [.$I446]); [$categories.$B$1];IF(COUNTIF([$categories.$C$2:.$C$10]; [.$I44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7]);[$categories.$A$1];IF(COUNTIF([$categories.$B$2:.$B$10]; [.$I447]); [$categories.$B$1];IF(COUNTIF([$categories.$C$2:.$C$10]; [.$I44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8]);[$categories.$A$1];IF(COUNTIF([$categories.$B$2:.$B$10]; [.$I448]); [$categories.$B$1];IF(COUNTIF([$categories.$C$2:.$C$10]; [.$I44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49]);[$categories.$A$1];IF(COUNTIF([$categories.$B$2:.$B$10]; [.$I449]); [$categories.$B$1];IF(COUNTIF([$categories.$C$2:.$C$10]; [.$I44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0]);[$categories.$A$1];IF(COUNTIF([$categories.$B$2:.$B$10]; [.$I450]); [$categories.$B$1];IF(COUNTIF([$categories.$C$2:.$C$10]; [.$I45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1]);[$categories.$A$1];IF(COUNTIF([$categories.$B$2:.$B$10]; [.$I451]); [$categories.$B$1];IF(COUNTIF([$categories.$C$2:.$C$10]; [.$I45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2]);[$categories.$A$1];IF(COUNTIF([$categories.$B$2:.$B$10]; [.$I452]); [$categories.$B$1];IF(COUNTIF([$categories.$C$2:.$C$10]; [.$I45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3]);[$categories.$A$1];IF(COUNTIF([$categories.$B$2:.$B$10]; [.$I453]); [$categories.$B$1];IF(COUNTIF([$categories.$C$2:.$C$10]; [.$I45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4]);[$categories.$A$1];IF(COUNTIF([$categories.$B$2:.$B$10]; [.$I454]); [$categories.$B$1];IF(COUNTIF([$categories.$C$2:.$C$10]; [.$I45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5]);[$categories.$A$1];IF(COUNTIF([$categories.$B$2:.$B$10]; [.$I455]); [$categories.$B$1];IF(COUNTIF([$categories.$C$2:.$C$10]; [.$I45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6]);[$categories.$A$1];IF(COUNTIF([$categories.$B$2:.$B$10]; [.$I456]); [$categories.$B$1];IF(COUNTIF([$categories.$C$2:.$C$10]; [.$I45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7]);[$categories.$A$1];IF(COUNTIF([$categories.$B$2:.$B$10]; [.$I457]); [$categories.$B$1];IF(COUNTIF([$categories.$C$2:.$C$10]; [.$I45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8]);[$categories.$A$1];IF(COUNTIF([$categories.$B$2:.$B$10]; [.$I458]); [$categories.$B$1];IF(COUNTIF([$categories.$C$2:.$C$10]; [.$I45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59]);[$categories.$A$1];IF(COUNTIF([$categories.$B$2:.$B$10]; [.$I459]); [$categories.$B$1];IF(COUNTIF([$categories.$C$2:.$C$10]; [.$I45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0]);[$categories.$A$1];IF(COUNTIF([$categories.$B$2:.$B$10]; [.$I460]); [$categories.$B$1];IF(COUNTIF([$categories.$C$2:.$C$10]; [.$I46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1]);[$categories.$A$1];IF(COUNTIF([$categories.$B$2:.$B$10]; [.$I461]); [$categories.$B$1];IF(COUNTIF([$categories.$C$2:.$C$10]; [.$I46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2]);[$categories.$A$1];IF(COUNTIF([$categories.$B$2:.$B$10]; [.$I462]); [$categories.$B$1];IF(COUNTIF([$categories.$C$2:.$C$10]; [.$I46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3]);[$categories.$A$1];IF(COUNTIF([$categories.$B$2:.$B$10]; [.$I463]); [$categories.$B$1];IF(COUNTIF([$categories.$C$2:.$C$10]; [.$I46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4]);[$categories.$A$1];IF(COUNTIF([$categories.$B$2:.$B$10]; [.$I464]); [$categories.$B$1];IF(COUNTIF([$categories.$C$2:.$C$10]; [.$I46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5]);[$categories.$A$1];IF(COUNTIF([$categories.$B$2:.$B$10]; [.$I465]); [$categories.$B$1];IF(COUNTIF([$categories.$C$2:.$C$10]; [.$I46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6]);[$categories.$A$1];IF(COUNTIF([$categories.$B$2:.$B$10]; [.$I466]); [$categories.$B$1];IF(COUNTIF([$categories.$C$2:.$C$10]; [.$I46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7]);[$categories.$A$1];IF(COUNTIF([$categories.$B$2:.$B$10]; [.$I467]); [$categories.$B$1];IF(COUNTIF([$categories.$C$2:.$C$10]; [.$I46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8]);[$categories.$A$1];IF(COUNTIF([$categories.$B$2:.$B$10]; [.$I468]); [$categories.$B$1];IF(COUNTIF([$categories.$C$2:.$C$10]; [.$I46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2558139534884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69]);[$categories.$A$1];IF(COUNTIF([$categories.$B$2:.$B$10]; [.$I469]); [$categories.$B$1];IF(COUNTIF([$categories.$C$2:.$C$10]; [.$I46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0]);[$categories.$A$1];IF(COUNTIF([$categories.$B$2:.$B$10]; [.$I470]); [$categories.$B$1];IF(COUNTIF([$categories.$C$2:.$C$10]; [.$I47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1]);[$categories.$A$1];IF(COUNTIF([$categories.$B$2:.$B$10]; [.$I471]); [$categories.$B$1];IF(COUNTIF([$categories.$C$2:.$C$10]; [.$I47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2]);[$categories.$A$1];IF(COUNTIF([$categories.$B$2:.$B$10]; [.$I472]); [$categories.$B$1];IF(COUNTIF([$categories.$C$2:.$C$10]; [.$I47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3]);[$categories.$A$1];IF(COUNTIF([$categories.$B$2:.$B$10]; [.$I473]); [$categories.$B$1];IF(COUNTIF([$categories.$C$2:.$C$10]; [.$I47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4]);[$categories.$A$1];IF(COUNTIF([$categories.$B$2:.$B$10]; [.$I474]); [$categories.$B$1];IF(COUNTIF([$categories.$C$2:.$C$10]; [.$I47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5]);[$categories.$A$1];IF(COUNTIF([$categories.$B$2:.$B$10]; [.$I475]); [$categories.$B$1];IF(COUNTIF([$categories.$C$2:.$C$10]; [.$I47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6]);[$categories.$A$1];IF(COUNTIF([$categories.$B$2:.$B$10]; [.$I476]); [$categories.$B$1];IF(COUNTIF([$categories.$C$2:.$C$10]; [.$I47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7]);[$categories.$A$1];IF(COUNTIF([$categories.$B$2:.$B$10]; [.$I477]); [$categories.$B$1];IF(COUNTIF([$categories.$C$2:.$C$10]; [.$I47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8]);[$categories.$A$1];IF(COUNTIF([$categories.$B$2:.$B$10]; [.$I478]); [$categories.$B$1];IF(COUNTIF([$categories.$C$2:.$C$10]; [.$I47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79]);[$categories.$A$1];IF(COUNTIF([$categories.$B$2:.$B$10]; [.$I479]); [$categories.$B$1];IF(COUNTIF([$categories.$C$2:.$C$10]; [.$I47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0]);[$categories.$A$1];IF(COUNTIF([$categories.$B$2:.$B$10]; [.$I480]); [$categories.$B$1];IF(COUNTIF([$categories.$C$2:.$C$10]; [.$I48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1]);[$categories.$A$1];IF(COUNTIF([$categories.$B$2:.$B$10]; [.$I481]); [$categories.$B$1];IF(COUNTIF([$categories.$C$2:.$C$10]; [.$I48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2]);[$categories.$A$1];IF(COUNTIF([$categories.$B$2:.$B$10]; [.$I482]); [$categories.$B$1];IF(COUNTIF([$categories.$C$2:.$C$10]; [.$I48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3]);[$categories.$A$1];IF(COUNTIF([$categories.$B$2:.$B$10]; [.$I483]); [$categories.$B$1];IF(COUNTIF([$categories.$C$2:.$C$10]; [.$I48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4]);[$categories.$A$1];IF(COUNTIF([$categories.$B$2:.$B$10]; [.$I484]); [$categories.$B$1];IF(COUNTIF([$categories.$C$2:.$C$10]; [.$I48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5]);[$categories.$A$1];IF(COUNTIF([$categories.$B$2:.$B$10]; [.$I485]); [$categories.$B$1];IF(COUNTIF([$categories.$C$2:.$C$10]; [.$I48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6]);[$categories.$A$1];IF(COUNTIF([$categories.$B$2:.$B$10]; [.$I486]); [$categories.$B$1];IF(COUNTIF([$categories.$C$2:.$C$10]; [.$I48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7]);[$categories.$A$1];IF(COUNTIF([$categories.$B$2:.$B$10]; [.$I487]); [$categories.$B$1];IF(COUNTIF([$categories.$C$2:.$C$10]; [.$I48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8]);[$categories.$A$1];IF(COUNTIF([$categories.$B$2:.$B$10]; [.$I488]); [$categories.$B$1];IF(COUNTIF([$categories.$C$2:.$C$10]; [.$I48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89]);[$categories.$A$1];IF(COUNTIF([$categories.$B$2:.$B$10]; [.$I489]); [$categories.$B$1];IF(COUNTIF([$categories.$C$2:.$C$10]; [.$I48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0]);[$categories.$A$1];IF(COUNTIF([$categories.$B$2:.$B$10]; [.$I490]); [$categories.$B$1];IF(COUNTIF([$categories.$C$2:.$C$10]; [.$I49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1]);[$categories.$A$1];IF(COUNTIF([$categories.$B$2:.$B$10]; [.$I491]); [$categories.$B$1];IF(COUNTIF([$categories.$C$2:.$C$10]; [.$I49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2]);[$categories.$A$1];IF(COUNTIF([$categories.$B$2:.$B$10]; [.$I492]); [$categories.$B$1];IF(COUNTIF([$categories.$C$2:.$C$10]; [.$I49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3]);[$categories.$A$1];IF(COUNTIF([$categories.$B$2:.$B$10]; [.$I493]); [$categories.$B$1];IF(COUNTIF([$categories.$C$2:.$C$10]; [.$I49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4]);[$categories.$A$1];IF(COUNTIF([$categories.$B$2:.$B$10]; [.$I494]); [$categories.$B$1];IF(COUNTIF([$categories.$C$2:.$C$10]; [.$I49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5]);[$categories.$A$1];IF(COUNTIF([$categories.$B$2:.$B$10]; [.$I495]); [$categories.$B$1];IF(COUNTIF([$categories.$C$2:.$C$10]; [.$I49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6]);[$categories.$A$1];IF(COUNTIF([$categories.$B$2:.$B$10]; [.$I496]); [$categories.$B$1];IF(COUNTIF([$categories.$C$2:.$C$10]; [.$I49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7]);[$categories.$A$1];IF(COUNTIF([$categories.$B$2:.$B$10]; [.$I497]); [$categories.$B$1];IF(COUNTIF([$categories.$C$2:.$C$10]; [.$I49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8]);[$categories.$A$1];IF(COUNTIF([$categories.$B$2:.$B$10]; [.$I498]); [$categories.$B$1];IF(COUNTIF([$categories.$C$2:.$C$10]; [.$I49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94117647058824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499]);[$categories.$A$1];IF(COUNTIF([$categories.$B$2:.$B$10]; [.$I499]); [$categories.$B$1];IF(COUNTIF([$categories.$C$2:.$C$10]; [.$I49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2258064516129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0]);[$categories.$A$1];IF(COUNTIF([$categories.$B$2:.$B$10]; [.$I500]); [$categories.$B$1];IF(COUNTIF([$categories.$C$2:.$C$10]; [.$I50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1]);[$categories.$A$1];IF(COUNTIF([$categories.$B$2:.$B$10]; [.$I501]); [$categories.$B$1];IF(COUNTIF([$categories.$C$2:.$C$10]; [.$I50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2]);[$categories.$A$1];IF(COUNTIF([$categories.$B$2:.$B$10]; [.$I502]); [$categories.$B$1];IF(COUNTIF([$categories.$C$2:.$C$10]; [.$I50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3]);[$categories.$A$1];IF(COUNTIF([$categories.$B$2:.$B$10]; [.$I503]); [$categories.$B$1];IF(COUNTIF([$categories.$C$2:.$C$10]; [.$I50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4]);[$categories.$A$1];IF(COUNTIF([$categories.$B$2:.$B$10]; [.$I504]); [$categories.$B$1];IF(COUNTIF([$categories.$C$2:.$C$10]; [.$I50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5]);[$categories.$A$1];IF(COUNTIF([$categories.$B$2:.$B$10]; [.$I505]); [$categories.$B$1];IF(COUNTIF([$categories.$C$2:.$C$10]; [.$I50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6]);[$categories.$A$1];IF(COUNTIF([$categories.$B$2:.$B$10]; [.$I506]); [$categories.$B$1];IF(COUNTIF([$categories.$C$2:.$C$10]; [.$I50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3092783505155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4081632653061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125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7]);[$categories.$A$1];IF(COUNTIF([$categories.$B$2:.$B$10]; [.$I507]); [$categories.$B$1];IF(COUNTIF([$categories.$C$2:.$C$10]; [.$I50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8]);[$categories.$A$1];IF(COUNTIF([$categories.$B$2:.$B$10]; [.$I508]); [$categories.$B$1];IF(COUNTIF([$categories.$C$2:.$C$10]; [.$I50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09]);[$categories.$A$1];IF(COUNTIF([$categories.$B$2:.$B$10]; [.$I509]); [$categories.$B$1];IF(COUNTIF([$categories.$C$2:.$C$10]; [.$I50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11111111111111" calcext:value-type="percentage">
            <text:p>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0]);[$categories.$A$1];IF(COUNTIF([$categories.$B$2:.$B$10]; [.$I510]); [$categories.$B$1];IF(COUNTIF([$categories.$C$2:.$C$10]; [.$I51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1]);[$categories.$A$1];IF(COUNTIF([$categories.$B$2:.$B$10]; [.$I511]); [$categories.$B$1];IF(COUNTIF([$categories.$C$2:.$C$10]; [.$I51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2]);[$categories.$A$1];IF(COUNTIF([$categories.$B$2:.$B$10]; [.$I512]); [$categories.$B$1];IF(COUNTIF([$categories.$C$2:.$C$10]; [.$I51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34782608695652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3]);[$categories.$A$1];IF(COUNTIF([$categories.$B$2:.$B$10]; [.$I513]); [$categories.$B$1];IF(COUNTIF([$categories.$C$2:.$C$10]; [.$I51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4]);[$categories.$A$1];IF(COUNTIF([$categories.$B$2:.$B$10]; [.$I514]); [$categories.$B$1];IF(COUNTIF([$categories.$C$2:.$C$10]; [.$I51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5]);[$categories.$A$1];IF(COUNTIF([$categories.$B$2:.$B$10]; [.$I515]); [$categories.$B$1];IF(COUNTIF([$categories.$C$2:.$C$10]; [.$I51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6]);[$categories.$A$1];IF(COUNTIF([$categories.$B$2:.$B$10]; [.$I516]); [$categories.$B$1];IF(COUNTIF([$categories.$C$2:.$C$10]; [.$I51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7]);[$categories.$A$1];IF(COUNTIF([$categories.$B$2:.$B$10]; [.$I517]); [$categories.$B$1];IF(COUNTIF([$categories.$C$2:.$C$10]; [.$I51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8]);[$categories.$A$1];IF(COUNTIF([$categories.$B$2:.$B$10]; [.$I518]); [$categories.$B$1];IF(COUNTIF([$categories.$C$2:.$C$10]; [.$I51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19]);[$categories.$A$1];IF(COUNTIF([$categories.$B$2:.$B$10]; [.$I519]); [$categories.$B$1];IF(COUNTIF([$categories.$C$2:.$C$10]; [.$I51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0]);[$categories.$A$1];IF(COUNTIF([$categories.$B$2:.$B$10]; [.$I520]); [$categories.$B$1];IF(COUNTIF([$categories.$C$2:.$C$10]; [.$I52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1]);[$categories.$A$1];IF(COUNTIF([$categories.$B$2:.$B$10]; [.$I521]); [$categories.$B$1];IF(COUNTIF([$categories.$C$2:.$C$10]; [.$I52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2]);[$categories.$A$1];IF(COUNTIF([$categories.$B$2:.$B$10]; [.$I522]); [$categories.$B$1];IF(COUNTIF([$categories.$C$2:.$C$10]; [.$I52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3]);[$categories.$A$1];IF(COUNTIF([$categories.$B$2:.$B$10]; [.$I523]); [$categories.$B$1];IF(COUNTIF([$categories.$C$2:.$C$10]; [.$I52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4]);[$categories.$A$1];IF(COUNTIF([$categories.$B$2:.$B$10]; [.$I524]); [$categories.$B$1];IF(COUNTIF([$categories.$C$2:.$C$10]; [.$I52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5]);[$categories.$A$1];IF(COUNTIF([$categories.$B$2:.$B$10]; [.$I525]); [$categories.$B$1];IF(COUNTIF([$categories.$C$2:.$C$10]; [.$I52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6]);[$categories.$A$1];IF(COUNTIF([$categories.$B$2:.$B$10]; [.$I526]); [$categories.$B$1];IF(COUNTIF([$categories.$C$2:.$C$10]; [.$I52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7]);[$categories.$A$1];IF(COUNTIF([$categories.$B$2:.$B$10]; [.$I527]); [$categories.$B$1];IF(COUNTIF([$categories.$C$2:.$C$10]; [.$I52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8]);[$categories.$A$1];IF(COUNTIF([$categories.$B$2:.$B$10]; [.$I528]); [$categories.$B$1];IF(COUNTIF([$categories.$C$2:.$C$10]; [.$I52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29]);[$categories.$A$1];IF(COUNTIF([$categories.$B$2:.$B$10]; [.$I529]); [$categories.$B$1];IF(COUNTIF([$categories.$C$2:.$C$10]; [.$I52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0]);[$categories.$A$1];IF(COUNTIF([$categories.$B$2:.$B$10]; [.$I530]); [$categories.$B$1];IF(COUNTIF([$categories.$C$2:.$C$10]; [.$I53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55555555555556" calcext:value-type="percentage">
            <text:p>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1]);[$categories.$A$1];IF(COUNTIF([$categories.$B$2:.$B$10]; [.$I531]); [$categories.$B$1];IF(COUNTIF([$categories.$C$2:.$C$10]; [.$I53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2]);[$categories.$A$1];IF(COUNTIF([$categories.$B$2:.$B$10]; [.$I532]); [$categories.$B$1];IF(COUNTIF([$categories.$C$2:.$C$10]; [.$I53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3]);[$categories.$A$1];IF(COUNTIF([$categories.$B$2:.$B$10]; [.$I533]); [$categories.$B$1];IF(COUNTIF([$categories.$C$2:.$C$10]; [.$I53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204081632653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020202020202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85714285714286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4]);[$categories.$A$1];IF(COUNTIF([$categories.$B$2:.$B$10]; [.$I534]); [$categories.$B$1];IF(COUNTIF([$categories.$C$2:.$C$10]; [.$I53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3157894736842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97402597402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5714285714285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5]);[$categories.$A$1];IF(COUNTIF([$categories.$B$2:.$B$10]; [.$I535]); [$categories.$B$1];IF(COUNTIF([$categories.$C$2:.$C$10]; [.$I53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6]);[$categories.$A$1];IF(COUNTIF([$categories.$B$2:.$B$10]; [.$I536]); [$categories.$B$1];IF(COUNTIF([$categories.$C$2:.$C$10]; [.$I53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7]);[$categories.$A$1];IF(COUNTIF([$categories.$B$2:.$B$10]; [.$I537]); [$categories.$B$1];IF(COUNTIF([$categories.$C$2:.$C$10]; [.$I53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8]);[$categories.$A$1];IF(COUNTIF([$categories.$B$2:.$B$10]; [.$I538]); [$categories.$B$1];IF(COUNTIF([$categories.$C$2:.$C$10]; [.$I53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3809523809523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39]);[$categories.$A$1];IF(COUNTIF([$categories.$B$2:.$B$10]; [.$I539]); [$categories.$B$1];IF(COUNTIF([$categories.$C$2:.$C$10]; [.$I53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7647058823529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260073260073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0]);[$categories.$A$1];IF(COUNTIF([$categories.$B$2:.$B$10]; [.$I540]); [$categories.$B$1];IF(COUNTIF([$categories.$C$2:.$C$10]; [.$I54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1]);[$categories.$A$1];IF(COUNTIF([$categories.$B$2:.$B$10]; [.$I541]); [$categories.$B$1];IF(COUNTIF([$categories.$C$2:.$C$10]; [.$I54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298701298701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6410256410257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35714285714285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2]);[$categories.$A$1];IF(COUNTIF([$categories.$B$2:.$B$10]; [.$I542]); [$categories.$B$1];IF(COUNTIF([$categories.$C$2:.$C$10]; [.$I54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3]);[$categories.$A$1];IF(COUNTIF([$categories.$B$2:.$B$10]; [.$I543]); [$categories.$B$1];IF(COUNTIF([$categories.$C$2:.$C$10]; [.$I54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4102564102564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7388535031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4]);[$categories.$A$1];IF(COUNTIF([$categories.$B$2:.$B$10]; [.$I544]); [$categories.$B$1];IF(COUNTIF([$categories.$C$2:.$C$10]; [.$I54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460992907801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67137809187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5]);[$categories.$A$1];IF(COUNTIF([$categories.$B$2:.$B$10]; [.$I545]); [$categories.$B$1];IF(COUNTIF([$categories.$C$2:.$C$10]; [.$I54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0101010101010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1276595744680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6]);[$categories.$A$1];IF(COUNTIF([$categories.$B$2:.$B$10]; [.$I546]); [$categories.$B$1];IF(COUNTIF([$categories.$C$2:.$C$10]; [.$I54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630036630036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9927007299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7]);[$categories.$A$1];IF(COUNTIF([$categories.$B$2:.$B$10]; [.$I547]); [$categories.$B$1];IF(COUNTIF([$categories.$C$2:.$C$10]; [.$I54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2359550561798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22222222222222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16666666666667" calcext:value-type="percentage">
            <text:p>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8]);[$categories.$A$1];IF(COUNTIF([$categories.$B$2:.$B$10]; [.$I548]); [$categories.$B$1];IF(COUNTIF([$categories.$C$2:.$C$10]; [.$I54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49]);[$categories.$A$1];IF(COUNTIF([$categories.$B$2:.$B$10]; [.$I549]); [$categories.$B$1];IF(COUNTIF([$categories.$C$2:.$C$10]; [.$I54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0]);[$categories.$A$1];IF(COUNTIF([$categories.$B$2:.$B$10]; [.$I550]); [$categories.$B$1];IF(COUNTIF([$categories.$C$2:.$C$10]; [.$I55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1]);[$categories.$A$1];IF(COUNTIF([$categories.$B$2:.$B$10]; [.$I551]); [$categories.$B$1];IF(COUNTIF([$categories.$C$2:.$C$10]; [.$I55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2]);[$categories.$A$1];IF(COUNTIF([$categories.$B$2:.$B$10]; [.$I552]); [$categories.$B$1];IF(COUNTIF([$categories.$C$2:.$C$10]; [.$I55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3]);[$categories.$A$1];IF(COUNTIF([$categories.$B$2:.$B$10]; [.$I553]); [$categories.$B$1];IF(COUNTIF([$categories.$C$2:.$C$10]; [.$I55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363636363636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463768115942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6666666666667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4]);[$categories.$A$1];IF(COUNTIF([$categories.$B$2:.$B$10]; [.$I554]); [$categories.$B$1];IF(COUNTIF([$categories.$C$2:.$C$10]; [.$I55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5]);[$categories.$A$1];IF(COUNTIF([$categories.$B$2:.$B$10]; [.$I555]); [$categories.$B$1];IF(COUNTIF([$categories.$C$2:.$C$10]; [.$I55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6]);[$categories.$A$1];IF(COUNTIF([$categories.$B$2:.$B$10]; [.$I556]); [$categories.$B$1];IF(COUNTIF([$categories.$C$2:.$C$10]; [.$I55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7]);[$categories.$A$1];IF(COUNTIF([$categories.$B$2:.$B$10]; [.$I557]); [$categories.$B$1];IF(COUNTIF([$categories.$C$2:.$C$10]; [.$I55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8]);[$categories.$A$1];IF(COUNTIF([$categories.$B$2:.$B$10]; [.$I558]); [$categories.$B$1];IF(COUNTIF([$categories.$C$2:.$C$10]; [.$I55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971223021582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68458781362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59]);[$categories.$A$1];IF(COUNTIF([$categories.$B$2:.$B$10]; [.$I559]); [$categories.$B$1];IF(COUNTIF([$categories.$C$2:.$C$10]; [.$I55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0]);[$categories.$A$1];IF(COUNTIF([$categories.$B$2:.$B$10]; [.$I560]); [$categories.$B$1];IF(COUNTIF([$categories.$C$2:.$C$10]; [.$I56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95049504950495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1]);[$categories.$A$1];IF(COUNTIF([$categories.$B$2:.$B$10]; [.$I561]); [$categories.$B$1];IF(COUNTIF([$categories.$C$2:.$C$10]; [.$I56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2]);[$categories.$A$1];IF(COUNTIF([$categories.$B$2:.$B$10]; [.$I562]); [$categories.$B$1];IF(COUNTIF([$categories.$C$2:.$C$10]; [.$I56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3]);[$categories.$A$1];IF(COUNTIF([$categories.$B$2:.$B$10]; [.$I563]); [$categories.$B$1];IF(COUNTIF([$categories.$C$2:.$C$10]; [.$I56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4]);[$categories.$A$1];IF(COUNTIF([$categories.$B$2:.$B$10]; [.$I564]); [$categories.$B$1];IF(COUNTIF([$categories.$C$2:.$C$10]; [.$I56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23560209424084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416666666666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5]);[$categories.$A$1];IF(COUNTIF([$categories.$B$2:.$B$10]; [.$I565]); [$categories.$B$1];IF(COUNTIF([$categories.$C$2:.$C$10]; [.$I56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587188612099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09219858156028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6]);[$categories.$A$1];IF(COUNTIF([$categories.$B$2:.$B$10]; [.$I566]); [$categories.$B$1];IF(COUNTIF([$categories.$C$2:.$C$10]; [.$I56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72413793103448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898305084745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8333333333333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7]);[$categories.$A$1];IF(COUNTIF([$categories.$B$2:.$B$10]; [.$I567]); [$categories.$B$1];IF(COUNTIF([$categories.$C$2:.$C$10]; [.$I56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174721189591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407407407407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8]);[$categories.$A$1];IF(COUNTIF([$categories.$B$2:.$B$10]; [.$I568]); [$categories.$B$1];IF(COUNTIF([$categories.$C$2:.$C$10]; [.$I56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66666666666667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2786885245901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027027027027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69]);[$categories.$A$1];IF(COUNTIF([$categories.$B$2:.$B$10]; [.$I569]); [$categories.$B$1];IF(COUNTIF([$categories.$C$2:.$C$10]; [.$I56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333333333333333" calcext:value-type="percentage">
            <text:p>3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645161290322581" calcext:value-type="percentage">
            <text:p>6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54545454545455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0]);[$categories.$A$1];IF(COUNTIF([$categories.$B$2:.$B$10]; [.$I570]); [$categories.$B$1];IF(COUNTIF([$categories.$C$2:.$C$10]; [.$I57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1]);[$categories.$A$1];IF(COUNTIF([$categories.$B$2:.$B$10]; [.$I571]); [$categories.$B$1];IF(COUNTIF([$categories.$C$2:.$C$10]; [.$I57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2]);[$categories.$A$1];IF(COUNTIF([$categories.$B$2:.$B$10]; [.$I572]); [$categories.$B$1];IF(COUNTIF([$categories.$C$2:.$C$10]; [.$I57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8422939068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428571428571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77777777777778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3]);[$categories.$A$1];IF(COUNTIF([$categories.$B$2:.$B$10]; [.$I573]); [$categories.$B$1];IF(COUNTIF([$categories.$C$2:.$C$10]; [.$I57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72413793103448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898305084745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27272727272727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4]);[$categories.$A$1];IF(COUNTIF([$categories.$B$2:.$B$10]; [.$I574]); [$categories.$B$1];IF(COUNTIF([$categories.$C$2:.$C$10]; [.$I57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174721189591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407407407407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40845070422535" calcext:value-type="percentage">
            <text:p>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5]);[$categories.$A$1];IF(COUNTIF([$categories.$B$2:.$B$10]; [.$I575]); [$categories.$B$1];IF(COUNTIF([$categories.$C$2:.$C$10]; [.$I57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6]);[$categories.$A$1];IF(COUNTIF([$categories.$B$2:.$B$10]; [.$I576]); [$categories.$B$1];IF(COUNTIF([$categories.$C$2:.$C$10]; [.$I57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7]);[$categories.$A$1];IF(COUNTIF([$categories.$B$2:.$B$10]; [.$I577]); [$categories.$B$1];IF(COUNTIF([$categories.$C$2:.$C$10]; [.$I57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7567567567567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42281879194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8]);[$categories.$A$1];IF(COUNTIF([$categories.$B$2:.$B$10]; [.$I578]); [$categories.$B$1];IF(COUNTIF([$categories.$C$2:.$C$10]; [.$I57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7567567567567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342281879194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79]);[$categories.$A$1];IF(COUNTIF([$categories.$B$2:.$B$10]; [.$I579]); [$categories.$B$1];IF(COUNTIF([$categories.$C$2:.$C$10]; [.$I57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5714285714285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1174377224199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0]);[$categories.$A$1];IF(COUNTIF([$categories.$B$2:.$B$10]; [.$I580]); [$categories.$B$1];IF(COUNTIF([$categories.$C$2:.$C$10]; [.$I58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69491525423729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33333333333333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04081632653061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1]);[$categories.$A$1];IF(COUNTIF([$categories.$B$2:.$B$10]; [.$I581]); [$categories.$B$1];IF(COUNTIF([$categories.$C$2:.$C$10]; [.$I58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03703703703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80073800738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5438596491228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2]);[$categories.$A$1];IF(COUNTIF([$categories.$B$2:.$B$10]; [.$I582]); [$categories.$B$1];IF(COUNTIF([$categories.$C$2:.$C$10]; [.$I58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3]);[$categories.$A$1];IF(COUNTIF([$categories.$B$2:.$B$10]; [.$I583]); [$categories.$B$1];IF(COUNTIF([$categories.$C$2:.$C$10]; [.$I58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4]);[$categories.$A$1];IF(COUNTIF([$categories.$B$2:.$B$10]; [.$I584]); [$categories.$B$1];IF(COUNTIF([$categories.$C$2:.$C$10]; [.$I58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5]);[$categories.$A$1];IF(COUNTIF([$categories.$B$2:.$B$10]; [.$I585]); [$categories.$B$1];IF(COUNTIF([$categories.$C$2:.$C$10]; [.$I58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6]);[$categories.$A$1];IF(COUNTIF([$categories.$B$2:.$B$10]; [.$I586]); [$categories.$B$1];IF(COUNTIF([$categories.$C$2:.$C$10]; [.$I58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496350364963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72727272727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7]);[$categories.$A$1];IF(COUNTIF([$categories.$B$2:.$B$10]; [.$I587]); [$categories.$B$1];IF(COUNTIF([$categories.$C$2:.$C$10]; [.$I58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8]);[$categories.$A$1];IF(COUNTIF([$categories.$B$2:.$B$10]; [.$I588]); [$categories.$B$1];IF(COUNTIF([$categories.$C$2:.$C$10]; [.$I58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703703703703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3800738007380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694915254237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89]);[$categories.$A$1];IF(COUNTIF([$categories.$B$2:.$B$10]; [.$I589]); [$categories.$B$1];IF(COUNTIF([$categories.$C$2:.$C$10]; [.$I58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0]);[$categories.$A$1];IF(COUNTIF([$categories.$B$2:.$B$10]; [.$I590]); [$categories.$B$1];IF(COUNTIF([$categories.$C$2:.$C$10]; [.$I59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1]);[$categories.$A$1];IF(COUNTIF([$categories.$B$2:.$B$10]; [.$I591]); [$categories.$B$1];IF(COUNTIF([$categories.$C$2:.$C$10]; [.$I59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2]);[$categories.$A$1];IF(COUNTIF([$categories.$B$2:.$B$10]; [.$I592]); [$categories.$B$1];IF(COUNTIF([$categories.$C$2:.$C$10]; [.$I59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3]);[$categories.$A$1];IF(COUNTIF([$categories.$B$2:.$B$10]; [.$I593]); [$categories.$B$1];IF(COUNTIF([$categories.$C$2:.$C$10]; [.$I59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36496350364963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2727272727272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5" calcext:value-type="percentage">
            <text:p>2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4]);[$categories.$A$1];IF(COUNTIF([$categories.$B$2:.$B$10]; [.$I594]); [$categories.$B$1];IF(COUNTIF([$categories.$C$2:.$C$10]; [.$I59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5]);[$categories.$A$1];IF(COUNTIF([$categories.$B$2:.$B$10]; [.$I595]); [$categories.$B$1];IF(COUNTIF([$categories.$C$2:.$C$10]; [.$I59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796812749003984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7804878048781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6]);[$categories.$A$1];IF(COUNTIF([$categories.$B$2:.$B$10]; [.$I596]); [$categories.$B$1];IF(COUNTIF([$categories.$C$2:.$C$10]; [.$I59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7]);[$categories.$A$1];IF(COUNTIF([$categories.$B$2:.$B$10]; [.$I597]); [$categories.$B$1];IF(COUNTIF([$categories.$C$2:.$C$10]; [.$I59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8]);[$categories.$A$1];IF(COUNTIF([$categories.$B$2:.$B$10]; [.$I598]); [$categories.$B$1];IF(COUNTIF([$categories.$C$2:.$C$10]; [.$I59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599]);[$categories.$A$1];IF(COUNTIF([$categories.$B$2:.$B$10]; [.$I599]); [$categories.$B$1];IF(COUNTIF([$categories.$C$2:.$C$10]; [.$I59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62111801242236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23456790123457" calcext:value-type="percentage">
            <text:p>1%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0]);[$categories.$A$1];IF(COUNTIF([$categories.$B$2:.$B$10]; [.$I600]); [$categories.$B$1];IF(COUNTIF([$categories.$C$2:.$C$10]; [.$I60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2900432900433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62068965517241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439024390243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1]);[$categories.$A$1];IF(COUNTIF([$categories.$B$2:.$B$10]; [.$I601]); [$categories.$B$1];IF(COUNTIF([$categories.$C$2:.$C$10]; [.$I60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2]);[$categories.$A$1];IF(COUNTIF([$categories.$B$2:.$B$10]; [.$I602]); [$categories.$B$1];IF(COUNTIF([$categories.$C$2:.$C$10]; [.$I60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3]);[$categories.$A$1];IF(COUNTIF([$categories.$B$2:.$B$10]; [.$I603]); [$categories.$B$1];IF(COUNTIF([$categories.$C$2:.$C$10]; [.$I60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4]);[$categories.$A$1];IF(COUNTIF([$categories.$B$2:.$B$10]; [.$I604]); [$categories.$B$1];IF(COUNTIF([$categories.$C$2:.$C$10]; [.$I60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5]);[$categories.$A$1];IF(COUNTIF([$categories.$B$2:.$B$10]; [.$I605]); [$categories.$B$1];IF(COUNTIF([$categories.$C$2:.$C$10]; [.$I60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546391752577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56410256410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6666666666667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6]);[$categories.$A$1];IF(COUNTIF([$categories.$B$2:.$B$10]; [.$I606]); [$categories.$B$1];IF(COUNTIF([$categories.$C$2:.$C$10]; [.$I60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515463917525773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10256410256410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666666666666667" calcext:value-type="percentage">
            <text:p>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7]);[$categories.$A$1];IF(COUNTIF([$categories.$B$2:.$B$10]; [.$I607]); [$categories.$B$1];IF(COUNTIF([$categories.$C$2:.$C$10]; [.$I60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4642857142857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8888888888888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256410256410256" calcext:value-type="percentage">
            <text:p>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8]);[$categories.$A$1];IF(COUNTIF([$categories.$B$2:.$B$10]; [.$I608]); [$categories.$B$1];IF(COUNTIF([$categories.$C$2:.$C$10]; [.$I60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09]);[$categories.$A$1];IF(COUNTIF([$categories.$B$2:.$B$10]; [.$I609]); [$categories.$B$1];IF(COUNTIF([$categories.$C$2:.$C$10]; [.$I60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80769230769231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56937799043063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0]);[$categories.$A$1];IF(COUNTIF([$categories.$B$2:.$B$10]; [.$I610]); [$categories.$B$1];IF(COUNTIF([$categories.$C$2:.$C$10]; [.$I61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1]);[$categories.$A$1];IF(COUNTIF([$categories.$B$2:.$B$10]; [.$I611]); [$categories.$B$1];IF(COUNTIF([$categories.$C$2:.$C$10]; [.$I61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2]);[$categories.$A$1];IF(COUNTIF([$categories.$B$2:.$B$10]; [.$I612]); [$categories.$B$1];IF(COUNTIF([$categories.$C$2:.$C$10]; [.$I61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625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769230769230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3]);[$categories.$A$1];IF(COUNTIF([$categories.$B$2:.$B$10]; [.$I613]); [$categories.$B$1];IF(COUNTIF([$categories.$C$2:.$C$10]; [.$I61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625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7692307692308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25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4]);[$categories.$A$1];IF(COUNTIF([$categories.$B$2:.$B$10]; [.$I614]); [$categories.$B$1];IF(COUNTIF([$categories.$C$2:.$C$10]; [.$I61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4782608695652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65800865800866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833333333333333" calcext:value-type="percentage">
            <text:p>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5]);[$categories.$A$1];IF(COUNTIF([$categories.$B$2:.$B$10]; [.$I615]); [$categories.$B$1];IF(COUNTIF([$categories.$C$2:.$C$10]; [.$I61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6]);[$categories.$A$1];IF(COUNTIF([$categories.$B$2:.$B$10]; [.$I616]); [$categories.$B$1];IF(COUNTIF([$categories.$C$2:.$C$10]; [.$I61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2610837438424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80392156862745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85185185185185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7]);[$categories.$A$1];IF(COUNTIF([$categories.$B$2:.$B$10]; [.$I617]); [$categories.$B$1];IF(COUNTIF([$categories.$C$2:.$C$10]; [.$I61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8]);[$categories.$A$1];IF(COUNTIF([$categories.$B$2:.$B$10]; [.$I618]); [$categories.$B$1];IF(COUNTIF([$categories.$C$2:.$C$10]; [.$I61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19]);[$categories.$A$1];IF(COUNTIF([$categories.$B$2:.$B$10]; [.$I619]); [$categories.$B$1];IF(COUNTIF([$categories.$C$2:.$C$10]; [.$I61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0]);[$categories.$A$1];IF(COUNTIF([$categories.$B$2:.$B$10]; [.$I620]); [$categories.$B$1];IF(COUNTIF([$categories.$C$2:.$C$10]; [.$I62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1]);[$categories.$A$1];IF(COUNTIF([$categories.$B$2:.$B$10]; [.$I621]); [$categories.$B$1];IF(COUNTIF([$categories.$C$2:.$C$10]; [.$I62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2]);[$categories.$A$1];IF(COUNTIF([$categories.$B$2:.$B$10]; [.$I622]); [$categories.$B$1];IF(COUNTIF([$categories.$C$2:.$C$10]; [.$I62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3]);[$categories.$A$1];IF(COUNTIF([$categories.$B$2:.$B$10]; [.$I623]); [$categories.$B$1];IF(COUNTIF([$categories.$C$2:.$C$10]; [.$I62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76190476190476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478672985781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85185185185185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4]);[$categories.$A$1];IF(COUNTIF([$categories.$B$2:.$B$10]; [.$I624]); [$categories.$B$1];IF(COUNTIF([$categories.$C$2:.$C$10]; [.$I62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5]);[$categories.$A$1];IF(COUNTIF([$categories.$B$2:.$B$10]; [.$I625]); [$categories.$B$1];IF(COUNTIF([$categories.$C$2:.$C$10]; [.$I62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6]);[$categories.$A$1];IF(COUNTIF([$categories.$B$2:.$B$10]; [.$I626]); [$categories.$B$1];IF(COUNTIF([$categories.$C$2:.$C$10]; [.$I62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7]);[$categories.$A$1];IF(COUNTIF([$categories.$B$2:.$B$10]; [.$I627]); [$categories.$B$1];IF(COUNTIF([$categories.$C$2:.$C$10]; [.$I62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8]);[$categories.$A$1];IF(COUNTIF([$categories.$B$2:.$B$10]; [.$I628]); [$categories.$B$1];IF(COUNTIF([$categories.$C$2:.$C$10]; [.$I62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97512437810945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99009900990099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" calcext:value-type="percentage">
            <text:p>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29]);[$categories.$A$1];IF(COUNTIF([$categories.$B$2:.$B$10]; [.$I629]); [$categories.$B$1];IF(COUNTIF([$categories.$C$2:.$C$10]; [.$I62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0]);[$categories.$A$1];IF(COUNTIF([$categories.$B$2:.$B$10]; [.$I630]); [$categories.$B$1];IF(COUNTIF([$categories.$C$2:.$C$10]; [.$I63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043859649122807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0873362445414847" calcext:value-type="percentage">
            <text:p>1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483091787439613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1]);[$categories.$A$1];IF(COUNTIF([$categories.$B$2:.$B$10]; [.$I631]); [$categories.$B$1];IF(COUNTIF([$categories.$C$2:.$C$10]; [.$I63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2]);[$categories.$A$1];IF(COUNTIF([$categories.$B$2:.$B$10]; [.$I632]); [$categories.$B$1];IF(COUNTIF([$categories.$C$2:.$C$10]; [.$I632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3]);[$categories.$A$1];IF(COUNTIF([$categories.$B$2:.$B$10]; [.$I633]); [$categories.$B$1];IF(COUNTIF([$categories.$C$2:.$C$10]; [.$I633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904761904761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5294117647059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dataontosearch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table:formula="of:=IF(COUNTIF([$categories.$A$2:.$A$10];[.$I634]);[$categories.$A$1];IF(COUNTIF([$categories.$B$2:.$B$10]; [.$I634]); [$categories.$B$1];IF(COUNTIF([$categories.$C$2:.$C$10]; [.$I634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17647058823529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32558139534884" calcext:value-type="percentage">
            <text:p>2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66666666666667" calcext:value-type="percentage">
            <text:p>1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35]);[$categories.$A$1];IF(COUNTIF([$categories.$B$2:.$B$10]; [.$I635]); [$categories.$B$1];IF(COUNTIF([$categories.$C$2:.$C$10]; [.$I635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underground railway positio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36]);[$categories.$A$1];IF(COUNTIF([$categories.$B$2:.$B$10]; [.$I636]); [$categories.$B$1];IF(COUNTIF([$categories.$C$2:.$C$10]; [.$I636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ite:data.cityofnewyork.us subway station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37]);[$categories.$A$1];IF(COUNTIF([$categories.$B$2:.$B$10]; [.$I637]); [$categories.$B$1];IF(COUNTIF([$categories.$C$2:.$C$10]; [.$I637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yc subwa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38]);[$categories.$A$1];IF(COUNTIF([$categories.$B$2:.$B$10]; [.$I638]); [$categories.$B$1];IF(COUNTIF([$categories.$C$2:.$C$10]; [.$I638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subway station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39]);[$categories.$A$1];IF(COUNTIF([$categories.$B$2:.$B$10]; [.$I639]); [$categories.$B$1];IF(COUNTIF([$categories.$C$2:.$C$10]; [.$I639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highway new york ru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0]);[$categories.$A$1];IF(COUNTIF([$categories.$B$2:.$B$10]; [.$I640]); [$categories.$B$1];IF(COUNTIF([$categories.$C$2:.$C$10]; [.$I640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new york state rest stop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53846153846154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303030303030303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5873015873015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1]);[$categories.$A$1];IF(COUNTIF([$categories.$B$2:.$B$10]; [.$I641]); [$categories.$B$1];IF(COUNTIF([$categories.$C$2:.$C$10]; [.$I641]);[$categories.$C$1];&quot;Unknown&quot;)))" office:value-type="string" office:string-value="User testing-based" calcext:value-type="string">
            <text:p>User testing-based</text:p>
          </table:table-cell>
          <table:table-cell office:value-type="string" calcext:value-type="string">
            <text:p>rest area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percentage" office:value="0.0131578947368421" calcext:value-type="percentage">
            <text:p>1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025974025974026" calcext:value-type="percentage">
            <text:p>3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78571428571429" calcext:value-type="percentage">
            <text:p>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2]);[$categories.$A$1];IF(COUNTIF([$categories.$B$2:.$B$10]; [.$I642]); [$categories.$B$1];IF(COUNTIF([$categories.$C$2:.$C$10]; [.$I642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location transportation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percentage" office:value="0.236363636363636" calcext:value-type="percentage">
            <text:p>24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346666666666667" calcext:value-type="percentage">
            <text:p>35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09079511361977" calcext:value-type="percentage">
            <text:p>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3]);[$categories.$A$1];IF(COUNTIF([$categories.$B$2:.$B$10]; [.$I643]); [$categories.$B$1];IF(COUNTIF([$categories.$C$2:.$C$10]; [.$I643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statistics transportatio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percentage" office:value="0.46" calcext:value-type="percentage">
            <text:p>46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2875" calcext:value-type="percentage">
            <text:p>29%</text:p>
          </table:table-cell>
          <table:table-cell office:value-type="percentage" office:value="0.209090909090909" calcext:value-type="percentage">
            <text:p>21%</text:p>
          </table:table-cell>
          <table:table-cell office:value-type="percentage" office:value="0.126096916240181" calcext:value-type="percentage">
            <text:p>1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4]);[$categories.$A$1];IF(COUNTIF([$categories.$B$2:.$B$10]; [.$I644]); [$categories.$B$1];IF(COUNTIF([$categories.$C$2:.$C$10]; [.$I644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53846153846154" calcext:value-type="percentage">
            <text:p>15%</text:p>
          </table:table-cell>
          <table:table-cell office:value-type="percentage" office:value="0.0512820512820513" calcext:value-type="percentage">
            <text:p>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string" calcext:value-type="string">
            <text:p>old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/>
          <table:table-cell table:formula="of:=IF(COUNTIF([$categories.$A$2:.$A$10];[.$I645]);[$categories.$A$1];IF(COUNTIF([$categories.$B$2:.$B$10]; [.$I645]); [$categories.$B$1];IF(COUNTIF([$categories.$C$2:.$C$10]; [.$I645]);[$categories.$C$1];&quot;Unknown&quot;)))" office:value-type="string" office:string-value="Concept-based" calcext:value-type="string">
            <text:p>Concept-based</text:p>
          </table:table-cell>
          <table:table-cell office:value-type="string" calcext:value-type="string">
            <text:p>map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151515151515152" calcext:value-type="percentage">
            <text:p>2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253164556962025" calcext:value-type="percentage">
            <text:p>3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.00961538461538462" calcext:value-type="percentage">
            <text:p>1%</text:p>
          </table:table-cell>
          <table:table-cell table:number-columns-repeated="1007"/>
        </table:table-row>
      </table:table>
      <table:table table:name="precision" table:style-name="ta1">
        <office:forms form:automatic-focus="false" form:apply-design-mode="false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Precision – Tells us to what degree irrelevant datasets are excluded. No ord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Average - precision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oncept-based</text:p>
          </table:table-cell>
          <table:table-cell table:style-name="ce13" office:value-type="string" calcext:value-type="string">
            <text:p>bike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.0740740740740741" calcext:value-type="percentage">
            <text:p>7%</text:p>
          </table:table-cell>
          <table:table-cell table:style-name="ce39" office:value-type="percentage" office:value="0.0405643738977072" calcext:value-type="percentage">
            <text:p>4%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location transportation</text:p>
          </table:table-cell>
          <table:table-cell table:style-name="ce20" office:value-type="percentage" office:value="0.0709219858156028" calcext:value-type="percentage">
            <text:p>7%</text:p>
          </table:table-cell>
          <table:table-cell table:style-name="ce26" office:value-type="percentage" office:value="0.333333333333333" calcext:value-type="percentage">
            <text:p>33%</text:p>
          </table:table-cell>
          <table:table-cell table:style-name="ce30" office:value-type="percentage" office:value="0.236363636363636" calcext:value-type="percentage">
            <text:p>24%</text:p>
          </table:table-cell>
          <table:table-cell table:style-name="ce40" office:value-type="percentage" office:value="0.213539651837524" calcext:value-type="percentage">
            <text:p>21%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map</text:p>
          </table:table-cell>
          <table:table-cell table:style-name="ce20" office:value-type="percentage" office:value="0.0505836575875486" calcext:value-type="percentage">
            <text:p>5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30" office:value-type="percentage" office:value="0.0151515151515152" calcext:value-type="percentage">
            <text:p>2%</text:p>
          </table:table-cell>
          <table:table-cell table:style-name="ce40" office:value-type="percentage" office:value="0.0219117242463546" calcext:value-type="percentage">
            <text:p>2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statistics transportation</text:p>
          </table:table-cell>
          <table:table-cell table:style-name="ce21" office:value-type="percentage" office:value="0.390070921985816" calcext:value-type="percentage">
            <text:p>39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31" office:value-type="percentage" office:value="0.46" calcext:value-type="percentage">
            <text:p>46%</text:p>
          </table:table-cell>
          <table:table-cell table:style-name="ce41" office:value-type="percentage" office:value="0.550023640661939" calcext:value-type="percentage">
            <text:p>55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0.139798903252004" calcext:value-type="percentage">
            <text:p>14%</text:p>
          </table:table-cell>
          <table:table-cell table:style-name="ce28" office:value-type="percentage" office:value="0.283333333333333" calcext:value-type="percentage">
            <text:p>28%</text:p>
          </table:table-cell>
          <table:table-cell table:style-name="ce32" office:value-type="percentage" office:value="0.196397306397306" calcext:value-type="percentage">
            <text:p>20%</text:p>
          </table:table-cell>
          <table:table-cell table:style-name="ce42" office:value-type="percentage" office:value="0.206509847660881" calcext:value-type="percentage">
            <text:p>21%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1" table:number-rows-repeated="10">
          <table:table-cell table:style-name="ce71" table:number-columns-repeated="3"/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3"/>
        </table:table-row>
      </table:table>
      <table:table table:name="recall" table:style-name="ta1">
        <office:forms form:automatic-focus="false" form:apply-design-mode="false"/>
        <table:table-column table:style-name="co10" table:default-cell-style-name="ce7"/>
        <table:table-column table:style-name="co9" table:number-columns-repeated="5" table:default-cell-style-name="Default"/>
        <table:table-row table:style-name="ro1">
          <table:table-cell table:style-name="Default" office:value-type="string" calcext:value-type="string">
            <text:p>Recall – Tells us whether the user can find what they’re looking for, given their query. No order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Average - recall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oncept-based</text:p>
          </table:table-cell>
          <table:table-cell table:style-name="ce13" office:value-type="string" calcext:value-type="string">
            <text:p>bike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.153846153846154" calcext:value-type="percentage">
            <text:p>15%</text:p>
          </table:table-cell>
          <table:table-cell table:style-name="ce39" office:value-type="percentage" office:value="0.384615384615385" calcext:value-type="percentage">
            <text:p>38%</text:p>
          </table:table-cell>
        </table:table-row>
        <table:table-row table:style-name="ro1">
          <table:table-cell/>
          <table:table-cell table:style-name="ce14" office:value-type="string" calcext:value-type="string">
            <text:p>location transportation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30" office:value-type="percentage" office:value="0.65" calcext:value-type="percentage">
            <text:p>65%</text:p>
          </table:table-cell>
          <table:table-cell table:style-name="ce40" office:value-type="percentage" office:value="0.6" calcext:value-type="percentage">
            <text:p>60%</text:p>
          </table:table-cell>
        </table:table-row>
        <table:table-row table:style-name="ro1">
          <table:table-cell/>
          <table:table-cell table:style-name="ce14" office:value-type="string" calcext:value-type="string">
            <text:p>map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30" office:value-type="percentage" office:value="0.0769230769230769" calcext:value-type="percentage">
            <text:p>8%</text:p>
          </table:table-cell>
          <table:table-cell table:style-name="ce40" office:value-type="percentage" office:value="0.358974358974359" calcext:value-type="percentage">
            <text:p>36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statistics transportation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7" office:value-type="percentage" office:value="0.0363636363636364" calcext:value-type="percentage">
            <text:p>4%</text:p>
          </table:table-cell>
          <table:table-cell table:style-name="ce31" office:value-type="percentage" office:value="0.209090909090909" calcext:value-type="percentage">
            <text:p>21%</text:p>
          </table:table-cell>
          <table:table-cell table:style-name="ce41" office:value-type="percentage" office:value="0.415151515151515" calcext:value-type="percentage">
            <text:p>42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1" calcext:value-type="percentage">
            <text:p>100%</text:p>
          </table:table-cell>
          <table:table-cell table:style-name="ce28" office:value-type="percentage" office:value="0.0465909090909091" calcext:value-type="percentage">
            <text:p>5%</text:p>
          </table:table-cell>
          <table:table-cell table:style-name="ce32" office:value-type="percentage" office:value="0.272465034965035" calcext:value-type="percentage">
            <text:p>27%</text:p>
          </table:table-cell>
          <table:table-cell table:style-name="ce42" office:value-type="percentage" office:value="0.439685314685315" calcext:value-type="percentage">
            <text:p>44%</text:p>
          </table:table-cell>
        </table:table-row>
      </table:table>
      <table:table table:name="f1 score" table:style-name="ta1">
        <office:forms form:automatic-focus="false" form:apply-design-mode="false"/>
        <table:table-column table:style-name="co10" table:default-cell-style-name="ce7"/>
        <table:table-column table:style-name="co9" table:number-columns-repeated="5" table:default-cell-style-name="Default"/>
        <table:table-row table:style-name="ro1">
          <table:table-cell table:style-name="Default" office:value-type="string" calcext:value-type="string">
            <text:p>F1 score: gives us a unified measure of precision and recall. No orderin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Average - f1-measure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oncept-based</text:p>
          </table:table-cell>
          <table:table-cell table:style-name="ce13" office:value-type="string" calcext:value-type="string">
            <text:p>bike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9" office:value-type="percentage" office:value="0.0636363636363636" calcext:value-type="percentage">
            <text:p>6%</text:p>
          </table:table-cell>
        </table:table-row>
        <table:table-row table:style-name="ro1">
          <table:table-cell/>
          <table:table-cell table:style-name="ce14" office:value-type="string" calcext:value-type="string">
            <text:p>location transportation</text:p>
          </table:table-cell>
          <table:table-cell table:style-name="ce20" office:value-type="percentage" office:value="0.132450331125828" calcext:value-type="percentage">
            <text:p>13%</text:p>
          </table:table-cell>
          <table:table-cell table:style-name="ce26" office:value-type="percentage" office:value="0.206896551724138" calcext:value-type="percentage">
            <text:p>21%</text:p>
          </table:table-cell>
          <table:table-cell table:style-name="ce30" office:value-type="percentage" office:value="0.346666666666667" calcext:value-type="percentage">
            <text:p>35%</text:p>
          </table:table-cell>
          <table:table-cell table:style-name="ce40" office:value-type="percentage" office:value="0.228671183172211" calcext:value-type="percentage">
            <text:p>23%</text:p>
          </table:table-cell>
        </table:table-row>
        <table:table-row table:style-name="ro1">
          <table:table-cell/>
          <table:table-cell table:style-name="ce14" office:value-type="string" calcext:value-type="string">
            <text:p>map</text:p>
          </table:table-cell>
          <table:table-cell table:style-name="ce20" office:value-type="percentage" office:value="0.0962962962962963" calcext:value-type="percentage">
            <text:p>10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30" office:value-type="percentage" office:value="0.0253164556962025" calcext:value-type="percentage">
            <text:p>3%</text:p>
          </table:table-cell>
          <table:table-cell table:style-name="ce40" office:value-type="percentage" office:value="0.0405375839974996" calcext:value-type="percentage">
            <text:p>4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statistics transportation</text:p>
          </table:table-cell>
          <table:table-cell table:style-name="ce21" office:value-type="percentage" office:value="0.561224489795918" calcext:value-type="percentage">
            <text:p>56%</text:p>
          </table:table-cell>
          <table:table-cell table:style-name="ce27" office:value-type="percentage" office:value="0.0695652173913043" calcext:value-type="percentage">
            <text:p>7%</text:p>
          </table:table-cell>
          <table:table-cell table:style-name="ce31" office:value-type="percentage" office:value="0.2875" calcext:value-type="percentage">
            <text:p>29%</text:p>
          </table:table-cell>
          <table:table-cell table:style-name="ce41" office:value-type="percentage" office:value="0.306096569062407" calcext:value-type="percentage">
            <text:p>31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0.220220052031783" calcext:value-type="percentage">
            <text:p>22%</text:p>
          </table:table-cell>
          <table:table-cell table:style-name="ce28" office:value-type="percentage" office:value="0.0691154422788606" calcext:value-type="percentage">
            <text:p>7%</text:p>
          </table:table-cell>
          <table:table-cell table:style-name="ce32" office:value-type="percentage" office:value="0.189870780590717" calcext:value-type="percentage">
            <text:p>19%</text:p>
          </table:table-cell>
          <table:table-cell table:style-name="ce42" office:value-type="percentage" office:value="0.15973542496712" calcext:value-type="percentage">
            <text:p>16%</text:p>
          </table:table-cell>
        </table:table-row>
      </table:table>
      <table:table table:name="r-precision" table:style-name="ta1">
        <office:forms form:automatic-focus="false" form:apply-design-mode="false"/>
        <table:table-column table:style-name="co10" table:default-cell-style-name="ce7"/>
        <table:table-column table:style-name="co9" table:number-columns-repeated="5" table:default-cell-style-name="Default"/>
        <table:table-row table:style-name="ro1">
          <table:table-cell table:style-name="Default" office:value-type="string" calcext:value-type="string">
            <text:p>R-Precision – Incorporates an aspect of ranking, by looking at only a top portion of the retrieved dataset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Average - r-precision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oncept-based</text:p>
          </table:table-cell>
          <table:table-cell table:style-name="ce13" office:value-type="string" calcext:value-type="string">
            <text:p>bike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.153846153846154" calcext:value-type="percentage">
            <text:p>15%</text:p>
          </table:table-cell>
          <table:table-cell table:style-name="ce39" office:value-type="percentage" office:value="0.102564102564103" calcext:value-type="percentage">
            <text:p>10%</text:p>
          </table:table-cell>
        </table:table-row>
        <table:table-row table:style-name="ro1">
          <table:table-cell/>
          <table:table-cell table:style-name="ce14" office:value-type="string" calcext:value-type="string">
            <text:p>location transportatio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30" office:value-type="percentage" office:value="0.05" calcext:value-type="percentage">
            <text:p>5%</text:p>
          </table:table-cell>
          <table:table-cell table:style-name="ce40" office:value-type="percentage" office:value="0.233333333333333" calcext:value-type="percentage">
            <text:p>23%</text:p>
          </table:table-cell>
        </table:table-row>
        <table:table-row table:style-name="ro1">
          <table:table-cell/>
          <table:table-cell table:style-name="ce14" office:value-type="string" calcext:value-type="string">
            <text:p>map</text:p>
          </table:table-cell>
          <table:table-cell table:style-name="ce20" office:value-type="percentage" office:value="0.692307692307692" calcext:value-type="percentage">
            <text:p>69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30" office:value-type="percentage" office:value="0.0769230769230769" calcext:value-type="percentage">
            <text:p>8%</text:p>
          </table:table-cell>
          <table:table-cell table:style-name="ce40" office:value-type="percentage" office:value="0.256410256410256" calcext:value-type="percentage">
            <text:p>26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statistics transportation</text:p>
          </table:table-cell>
          <table:table-cell table:style-name="ce21" office:value-type="percentage" office:value="0.590909090909091" calcext:value-type="percentage">
            <text:p>59%</text:p>
          </table:table-cell>
          <table:table-cell table:style-name="ce27" office:value-type="percentage" office:value="0.0363636363636364" calcext:value-type="percentage">
            <text:p>4%</text:p>
          </table:table-cell>
          <table:table-cell table:style-name="ce31" office:value-type="percentage" office:value="0.209090909090909" calcext:value-type="percentage">
            <text:p>21%</text:p>
          </table:table-cell>
          <table:table-cell table:style-name="ce41" office:value-type="percentage" office:value="0.278787878787879" calcext:value-type="percentage">
            <text:p>28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0.484265734265734" calcext:value-type="percentage">
            <text:p>48%</text:p>
          </table:table-cell>
          <table:table-cell table:style-name="ce28" office:value-type="percentage" office:value="0.0465909090909091" calcext:value-type="percentage">
            <text:p>5%</text:p>
          </table:table-cell>
          <table:table-cell table:style-name="ce32" office:value-type="percentage" office:value="0.122465034965035" calcext:value-type="percentage">
            <text:p>12%</text:p>
          </table:table-cell>
          <table:table-cell table:style-name="ce42" office:value-type="percentage" office:value="0.217773892773893" calcext:value-type="percentage">
            <text:p>22%</text:p>
          </table:table-cell>
        </table:table-row>
      </table:table>
      <table:table table:name="avg precision (concept)" table:style-name="ta1">
        <office:forms form:automatic-focus="false" form:apply-design-mode="false"/>
        <table:table-column table:style-name="co10" table:default-cell-style-name="ce7"/>
        <table:table-column table:style-name="co9" table:number-columns-repeated="5" table:default-cell-style-name="Default"/>
        <table:table-row table:style-name="ro1">
          <table:table-cell table:style-name="Default" office:value-type="string" calcext:value-type="string">
            <text:p>Average Precision – For properly distinguishing systems that rank relevant datasets high from systems that rank them low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Average - avg precision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Concept-based</text:p>
          </table:table-cell>
          <table:table-cell table:style-name="ce13" office:value-type="string" calcext:value-type="string">
            <text:p>bike</text:p>
          </table:table-cell>
          <table:table-cell table:style-name="ce19" office:value-type="percentage" office:value="0.157725610817575" calcext:value-type="percentage">
            <text:p>16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.0512820512820513" calcext:value-type="percentage">
            <text:p>5%</text:p>
          </table:table-cell>
          <table:table-cell table:style-name="ce39" office:value-type="percentage" office:value="0.0696692206998754" calcext:value-type="percentage">
            <text:p>7%</text:p>
          </table:table-cell>
        </table:table-row>
        <table:table-row table:style-name="ro1">
          <table:table-cell/>
          <table:table-cell table:style-name="ce14" office:value-type="string" calcext:value-type="string">
            <text:p>location transportation</text:p>
          </table:table-cell>
          <table:table-cell table:style-name="ce20" office:value-type="percentage" office:value="0.419730178933104" calcext:value-type="percentage">
            <text:p>42%</text:p>
          </table:table-cell>
          <table:table-cell table:style-name="ce26" office:value-type="percentage" office:value="0.1375" calcext:value-type="percentage">
            <text:p>14%</text:p>
          </table:table-cell>
          <table:table-cell table:style-name="ce30" office:value-type="percentage" office:value="0.109079511361977" calcext:value-type="percentage">
            <text:p>11%</text:p>
          </table:table-cell>
          <table:table-cell table:style-name="ce40" office:value-type="percentage" office:value="0.22210323009836" calcext:value-type="percentage">
            <text:p>22%</text:p>
          </table:table-cell>
        </table:table-row>
        <table:table-row table:style-name="ro1">
          <table:table-cell/>
          <table:table-cell table:style-name="ce14" office:value-type="string" calcext:value-type="string">
            <text:p>map</text:p>
          </table:table-cell>
          <table:table-cell table:style-name="ce20" office:value-type="percentage" office:value="0.805196957208599" calcext:value-type="percentage">
            <text:p>81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30" office:value-type="percentage" office:value="0.00961538461538462" calcext:value-type="percentage">
            <text:p>1%</text:p>
          </table:table-cell>
          <table:table-cell table:style-name="ce40" office:value-type="percentage" office:value="0.271604113941328" calcext:value-type="percentage">
            <text:p>27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statistics transportation</text:p>
          </table:table-cell>
          <table:table-cell table:style-name="ce21" office:value-type="percentage" office:value="0.592275539073782" calcext:value-type="percentage">
            <text:p>59%</text:p>
          </table:table-cell>
          <table:table-cell table:style-name="ce27" office:value-type="percentage" office:value="0.0363636363636364" calcext:value-type="percentage">
            <text:p>4%</text:p>
          </table:table-cell>
          <table:table-cell table:style-name="ce31" office:value-type="percentage" office:value="0.126096916240181" calcext:value-type="percentage">
            <text:p>13%</text:p>
          </table:table-cell>
          <table:table-cell table:style-name="ce41" office:value-type="percentage" office:value="0.251578697225866" calcext:value-type="percentage">
            <text:p>25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0.493732071508265" calcext:value-type="percentage">
            <text:p>49%</text:p>
          </table:table-cell>
          <table:table-cell table:style-name="ce28" office:value-type="percentage" office:value="0.0434659090909091" calcext:value-type="percentage">
            <text:p>4%</text:p>
          </table:table-cell>
          <table:table-cell table:style-name="ce32" office:value-type="percentage" office:value="0.0740184658748985" calcext:value-type="percentage">
            <text:p>7%</text:p>
          </table:table-cell>
          <table:table-cell table:style-name="ce42" office:value-type="percentage" office:value="0.203738815491358" calcext:value-type="percentage">
            <text:p>20%</text:p>
          </table:table-cell>
        </table:table-row>
      </table:table>
      <table:table table:name="Sheet10" table:style-name="ta1">
        <office:forms form:automatic-focus="false" form:apply-design-mode="false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r-precision</text:p>
          </table:table-cell>
          <table:table-cell office:value-type="string" calcext:value-type="string">
            <text:p>avg precision</text:p>
          </table:table-cell>
        </table:table-row>
        <table:table-row table:style-name="ro1">
          <table:table-cell table:style-name="ce43" office:value-type="string" calcext:value-type="string">
            <text:p>5c7ea259c556bb42803fa17e</text:p>
          </table:table-cell>
          <table:table-cell table:style-name="ce43" office:value-type="string" calcext:value-type="string">
            <text:p>dataontosearch</text:p>
          </table:table-cell>
          <table:table-cell table:style-name="ce43"/>
          <table:table-cell table:style-name="ce43" office:value-type="float" office:value="0.75" calcext:value-type="float">
            <text:p>0,7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95" calcext:value-type="float">
            <text:p>0,95</text:p>
          </table:table-cell>
          <table:table-cell table:style-name="ce43" office:value-type="string" calcext:value-type="string">
            <text:p>tagged</text:p>
          </table:table-cell>
          <table:table-cell table:style-name="ce43" office:value-type="string" calcext:value-type="string">
            <text:p>User testing-based</text:p>
          </table:table-cell>
          <table:table-cell table:style-name="ce43" office:value-type="string" calcext:value-type="string">
            <text:p>highway new york rural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 table:style-name="ce36" office:value-type="percentage" office:value="0" calcext:value-type="percentage">
            <text:p>0%</text:p>
          </table:table-cell>
        </table:table-row>
      </table:table>
      <table:table table:name="Sheet11" table:style-name="ta1">
        <office:forms form:automatic-focus="false" form:apply-design-mode="false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r-precision</text:p>
          </table:table-cell>
          <table:table-cell office:value-type="string" calcext:value-type="string">
            <text:p>avg precision</text:p>
          </table:table-cell>
        </table:table-row>
        <table:table-row table:style-name="ro1">
          <table:table-cell table:style-name="ce43" office:value-type="string" calcext:value-type="string">
            <text:p>5c7ea259c556bb42803fa17e</text:p>
          </table:table-cell>
          <table:table-cell table:style-name="ce43" office:value-type="string" calcext:value-type="string">
            <text:p>google</text:p>
          </table:table-cell>
          <table:table-cell table:style-name="ce43" office:value-type="string" calcext:value-type="string">
            <text:p>data.ny.gov</text:p>
          </table:table-cell>
          <table:table-cell table:number-columns-repeated="3" table:style-name="ce43" office:value-type="float" office:value="-1" calcext:value-type="float">
            <text:p>-1</text:p>
          </table:table-cell>
          <table:table-cell table:style-name="ce43"/>
          <table:table-cell table:style-name="ce43" office:value-type="string" calcext:value-type="string">
            <text:p>User testing-based</text:p>
          </table:table-cell>
          <table:table-cell table:style-name="ce43" office:value-type="string" calcext:value-type="string">
            <text:p>highway new york rural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 table:style-name="ce36" office:value-type="percentage" office:value="0" calcext:value-type="percentage">
            <text:p>0%</text:p>
          </table:table-cell>
        </table:table-row>
      </table:table>
      <table:table table:name="Sheet12" table:style-name="ta1">
        <office:forms form:automatic-focus="false" form:apply-design-mode="false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r-precision</text:p>
          </table:table-cell>
          <table:table-cell office:value-type="string" calcext:value-type="string">
            <text:p>avg precision</text:p>
          </table:table-cell>
        </table:table-row>
        <table:table-row table:style-name="ro1">
          <table:table-cell table:style-name="ce43" office:value-type="string" calcext:value-type="string">
            <text:p>5c7ea259c556bb42803fa17e</text:p>
          </table:table-cell>
          <table:table-cell table:style-name="ce43" office:value-type="string" calcext:value-type="string">
            <text:p>old</text:p>
          </table:table-cell>
          <table:table-cell table:style-name="ce43"/>
          <table:table-cell table:number-columns-repeated="3" table:style-name="ce43" office:value-type="float" office:value="-1" calcext:value-type="float">
            <text:p>-1</text:p>
          </table:table-cell>
          <table:table-cell table:style-name="ce43"/>
          <table:table-cell table:style-name="ce43" office:value-type="string" calcext:value-type="string">
            <text:p>User testing-based</text:p>
          </table:table-cell>
          <table:table-cell table:style-name="ce43" office:value-type="string" calcext:value-type="string">
            <text:p>highway new york rural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 table:style-name="ce36" office:value-type="percentage" office:value="0" calcext:value-type="percentage">
            <text:p>0%</text:p>
          </table:table-cell>
        </table:table-row>
      </table:table>
      <table:table table:name="avg precision (user-testing)" table:style-name="ta1">
        <office:forms form:automatic-focus="false" form:apply-design-mode="false"/>
        <table:table-column table:style-name="co10" table:default-cell-style-name="ce7"/>
        <table:table-column table:style-name="co9" table:default-cell-style-name="ce14"/>
        <table:table-column table:style-name="co9" table:default-cell-style-name="ce20"/>
        <table:table-column table:style-name="co9" table:default-cell-style-name="ce26"/>
        <table:table-column table:style-name="co9" table:default-cell-style-name="ce30"/>
        <table:table-column table:style-name="co9" table:default-cell-style-name="ce40"/>
        <table:table-row table:style-name="ro1">
          <table:table-cell table:style-name="Default" office:value-type="string" calcext:value-type="string">
            <text:p>Average Precision – For properly distinguishing systems that rank relevant datasets high from systems that rank them low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Average - avg precision</text:p>
          </table:table-cell>
          <table:table-cell table:style-name="ce11"/>
          <table:table-cell table:style-name="ce17" office:value-type="string" calcext:value-type="string">
            <text:p>engine</text:p>
          </table:table-cell>
          <table:table-cell table:style-name="ce23" table:number-columns-repeated="2"/>
          <table:table-cell table:style-name="ce33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query</text:p>
          </table:table-cell>
          <table:table-cell table:style-name="ce18" office:value-type="string" calcext:value-type="string">
            <text:p>dataontosearch</text:p>
          </table:table-cell>
          <table:table-cell table:style-name="ce24" office:value-type="string" calcext:value-type="string">
            <text:p>google</text:p>
          </table:table-cell>
          <table:table-cell table:style-name="ce24" office:value-type="string" calcext:value-type="string">
            <text:p>old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User testing-based</text:p>
          </table:table-cell>
          <table:table-cell table:style-name="ce13" office:value-type="string" calcext:value-type="string">
            <text:p>highway new york rural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ce39"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string" calcext:value-type="string">
            <text:p>new york state rest stop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58730158730159" calcext:value-type="percentage">
            <text:p>2%</text:p>
          </table:table-cell>
          <table:table-cell office:value-type="percentage" office:value="0.338624338624339" calcext:value-type="percentage">
            <text:p>34%</text:p>
          </table:table-cell>
        </table:table-row>
        <table:table-row table:style-name="ro1">
          <table:table-cell/>
          <table:table-cell office:value-type="string" calcext:value-type="string">
            <text:p>nyc subway</text:p>
          </table:table-cell>
          <table:table-cell office:value-type="percentage" office:value="0.0169491525423729" calcext:value-type="percentage">
            <text:p>2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8983050847458" calcext:value-type="percentage">
            <text:p>34%</text:p>
          </table:table-cell>
        </table:table-row>
        <table:table-row table:style-name="ro1">
          <table:table-cell/>
          <table:table-cell office:value-type="string" calcext:value-type="string">
            <text:p>rest area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0178571428571429" calcext:value-type="percentage">
            <text:p>2%</text:p>
          </table:table-cell>
          <table:table-cell office:value-type="percentage" office:value="0.505952380952381" calcext:value-type="percentage">
            <text:p>51%</text:p>
          </table:table-cell>
        </table:table-row>
        <table:table-row table:style-name="ro1">
          <table:table-cell/>
          <table:table-cell office:value-type="string" calcext:value-type="string">
            <text:p>site:data.cityofnewyork.us subway stations</text:p>
          </table:table-cell>
          <table:table-cell table:number-columns-repeated="4"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string" calcext:value-type="string">
            <text:p>subway station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33333333333333" calcext:value-type="percentage">
            <text:p>33%</text:p>
          </table:table-cell>
        </table:table-row>
        <table:table-row table:style-name="ro1">
          <table:table-cell table:style-name="ce8"/>
          <table:table-cell table:style-name="ce15" office:value-type="string" calcext:value-type="string">
            <text:p>underground railway position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1" office:value-type="percentage" office:value="0.0833333333333333" calcext:value-type="percentage">
            <text:p>8%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/>
          <table:table-cell table:style-name="ce22" office:value-type="percentage" office:value="0.323849878934625" calcext:value-type="percentage">
            <text:p>32%</text:p>
          </table:table-cell>
          <table:table-cell table:style-name="ce28" office:value-type="percentage" office:value="0.357142857142857" calcext:value-type="percentage">
            <text:p>36%</text:p>
          </table:table-cell>
          <table:table-cell table:style-name="ce32" office:value-type="percentage" office:value="0.0048185941043084" calcext:value-type="percentage">
            <text:p>0%</text:p>
          </table:table-cell>
          <table:table-cell table:style-name="ce42" office:value-type="percentage" office:value="0.228603776727263" calcext:value-type="percentage">
            <text:p>23%</text:p>
          </table:table-cell>
        </table:table-row>
      </table:table>
      <table:table table:name="dataontosearch variables" table:style-name="ta1">
        <office:forms form:automatic-focus="false" form:apply-design-mode="false"/>
        <table:table-column table:style-name="co11" table:default-cell-style-name="ce7"/>
        <table:table-column table:style-name="co12" table:default-cell-style-name="ce20"/>
        <table:table-column table:style-name="co9" table:number-columns-repeated="3" table:default-cell-style-name="ce26"/>
        <table:table-column table:style-name="co9" table:default-cell-style-name="ce30"/>
        <table:table-column table:style-name="co9" table:default-cell-style-name="ce40"/>
        <table:table-row table:style-name="ro1">
          <table:table-cell table:style-name="Default" office:value-type="string" calcext:value-type="string">
            <text:p>Experimentation to see what threshold values yield the best results for DataOntoSearch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4" office:value-type="string" calcext:value-type="string">
            <text:p>Average - avg precision</text:p>
          </table:table-cell>
          <table:table-cell table:style-name="ce17" office:value-type="string" calcext:value-type="string">
            <text:p>query-concept-threshold</text:p>
          </table:table-cell>
          <table:table-cell table:style-name="ce23" table:number-columns-repeated="4"/>
          <table:table-cell table:style-name="ce33"/>
        </table:table-row>
        <table:table-row table:style-name="ro1">
          <table:table-cell table:style-name="ce5" office:value-type="string" calcext:value-type="string">
            <text:p>concept-relevance-threshold</text:p>
          </table:table-cell>
          <table:table-cell table:style-name="ce18" office:value-type="float" office:value="0.8" calcext:value-type="float">
            <text:p>0,8</text:p>
          </table:table-cell>
          <table:table-cell table:style-name="ce24" office:value-type="float" office:value="0.85" calcext:value-type="float">
            <text:p>0,85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string" calcext:value-type="string">
            <text:p>Total Result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9" office:value-type="percentage" office:value="0.348411452950488" calcext:value-type="percentage">
            <text:p>35%</text:p>
          </table:table-cell>
          <table:table-cell table:style-name="ce25" office:value-type="percentage" office:value="0.201708427142976" calcext:value-type="percentage">
            <text:p>20%</text:p>
          </table:table-cell>
          <table:table-cell table:style-name="ce25" office:value-type="percentage" office:value="0.361722952578103" calcext:value-type="percentage">
            <text:p>36%</text:p>
          </table:table-cell>
          <table:table-cell table:style-name="ce25" office:value-type="percentage" office:value="0.385625221688676" calcext:value-type="percentage">
            <text:p>39%</text:p>
          </table:table-cell>
          <table:table-cell table:style-name="ce29" office:value-type="percentage" office:value="0.376227935695069" calcext:value-type="percentage">
            <text:p>38%</text:p>
          </table:table-cell>
          <table:table-cell table:style-name="ce39" office:value-type="percentage" office:value="0.341653987625063" calcext:value-type="percentage">
            <text:p>34%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percentage" office:value="0.348411452950488" calcext:value-type="percentage">
            <text:p>35%</text:p>
          </table:table-cell>
          <table:table-cell office:value-type="percentage" office:value="0.201658089883337" calcext:value-type="percentage">
            <text:p>20%</text:p>
          </table:table-cell>
          <table:table-cell office:value-type="percentage" office:value="0.360420029732627" calcext:value-type="percentage">
            <text:p>36%</text:p>
          </table:table-cell>
          <table:table-cell office:value-type="percentage" office:value="0.385625221688676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468545990039" calcext:value-type="percentage">
            <text:p>33%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percentage" office:value="0.348411452950488" calcext:value-type="percentage">
            <text:p>35%</text:p>
          </table:table-cell>
          <table:table-cell office:value-type="percentage" office:value="0.201873117525058" calcext:value-type="percentage">
            <text:p>20%</text:p>
          </table:table-cell>
          <table:table-cell office:value-type="percentage" office:value="0.360584720114708" calcext:value-type="percentage">
            <text:p>36%</text:p>
          </table:table-cell>
          <table:table-cell office:value-type="percentage" office:value="0.385625221688676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5444895948" calcext:value-type="percentage">
            <text:p>33%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percentage" office:value="0.348649260683552" calcext:value-type="percentage">
            <text:p>35%</text:p>
          </table:table-cell>
          <table:table-cell office:value-type="percentage" office:value="0.20211427129882" calcext:value-type="percentage">
            <text:p>20%</text:p>
          </table:table-cell>
          <table:table-cell office:value-type="percentage" office:value="0.361722952578103" calcext:value-type="percentage">
            <text:p>36%</text:p>
          </table:table-cell>
          <table:table-cell office:value-type="percentage" office:value="0.385599541154521" calcext:value-type="percentage">
            <text:p>39%</text:p>
          </table:table-cell>
          <table:table-cell office:value-type="percentage" office:value="0.376227935695069" calcext:value-type="percentage">
            <text:p>38%</text:p>
          </table:table-cell>
          <table:table-cell office:value-type="percentage" office:value="0.334862792282013" calcext:value-type="percentage">
            <text:p>33%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percentage" office:value="0.351988137135089" calcext:value-type="percentage">
            <text:p>35%</text:p>
          </table:table-cell>
          <table:table-cell office:value-type="percentage" office:value="0.196597852628049" calcext:value-type="percentage">
            <text:p>20%</text:p>
          </table:table-cell>
          <table:table-cell office:value-type="percentage" office:value="0.360039805610023" calcext:value-type="percentage">
            <text:p>36%</text:p>
          </table:table-cell>
          <table:table-cell office:value-type="percentage" office:value="0.387130601628325" calcext:value-type="percentage">
            <text:p>39%</text:p>
          </table:table-cell>
          <table:table-cell office:value-type="percentage" office:value="0.379154550544646" calcext:value-type="percentage">
            <text:p>38%</text:p>
          </table:table-cell>
          <table:table-cell office:value-type="percentage" office:value="0.334982189509226" calcext:value-type="percentage">
            <text:p>33%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style-name="ce21" office:value-type="percentage" office:value="0.166558411237287" calcext:value-type="percentage">
            <text:p>17%</text:p>
          </table:table-cell>
          <table:table-cell table:style-name="ce27" office:value-type="percentage" office:value="0.182024609939111" calcext:value-type="percentage">
            <text:p>18%</text:p>
          </table:table-cell>
          <table:table-cell table:style-name="ce27" office:value-type="percentage" office:value="0.211359503709871" calcext:value-type="percentage">
            <text:p>21%</text:p>
          </table:table-cell>
          <table:table-cell table:style-name="ce27" office:value-type="percentage" office:value="0.225463485304158" calcext:value-type="percentage">
            <text:p>23%</text:p>
          </table:table-cell>
          <table:table-cell table:style-name="ce31" office:value-type="percentage" office:value="0.280160805526939" calcext:value-type="percentage">
            <text:p>28%</text:p>
          </table:table-cell>
          <table:table-cell table:style-name="ce41" office:value-type="percentage" office:value="0.225931256540312" calcext:value-type="percentage">
            <text:p>23%</text:p>
          </table:table-cell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22" office:value-type="percentage" office:value="0.318738361317898" calcext:value-type="percentage">
            <text:p>32%</text:p>
          </table:table-cell>
          <table:table-cell table:style-name="ce28" office:value-type="percentage" office:value="0.197662728069558" calcext:value-type="percentage">
            <text:p>20%</text:p>
          </table:table-cell>
          <table:table-cell table:style-name="ce28" office:value-type="percentage" office:value="0.335974994053906" calcext:value-type="percentage">
            <text:p>34%</text:p>
          </table:table-cell>
          <table:table-cell table:style-name="ce28" office:value-type="percentage" office:value="0.359178215525505" calcext:value-type="percentage">
            <text:p>36%</text:p>
          </table:table-cell>
          <table:table-cell table:style-name="ce32" office:value-type="percentage" office:value="0.350967731687405" calcext:value-type="percentage">
            <text:p>35%</text:p>
          </table:table-cell>
          <table:table-cell table:style-name="ce42" office:value-type="percentage" office:value="0.315112089219434" calcext:value-type="percentage">
            <text:p>32%</text:p>
          </table:table-cell>
        </table:table-row>
      </table:table>
      <table:table table:name="categorie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-based</text:p>
          </table:table-cell>
          <table:table-cell office:value-type="string" calcext:value-type="string">
            <text:p>User testing-based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location transportation</text:p>
          </table:table-cell>
          <table:table-cell office:value-type="string" calcext:value-type="string">
            <text:p>underground railway position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tatistics transportation</text:p>
          </table:table-cell>
          <table:table-cell office:value-type="string" calcext:value-type="string">
            <text:p>site:data.cityofnewyork.us subway station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nyc subway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subway st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way new york ru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york state res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 area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dataontosearch variables'.A2:'dataontosearch variables'.G12" table:buttons="'dataontosearch variables'.A2 'dataontosearch variables'.A5 'dataontosearch variables'.B4" table:drill-down-on-double-click="false">
          <table:source-cell-range table:cell-range-address="raw.A1:raw.Q1048576">
            <table:filter table:display-duplicates="false">
              <table:filter-condition table:field-number="1" table:value="dataontosearch" table:operator="="/>
            </table:filter>
          </table:source-cell-range>
          <table:data-pilot-field table:source-field-name="query-concept-threshold" table:orientation="column" table:used-hierarchy="0" table:function="auto">
            <table:data-pilot-level table:show-empty="false" calcext:repeat-item-labels="false">
              <table:data-pilot-members>
                <table:data-pilot-member table:name="0,5" table:display="false" table:show-details="true"/>
                <table:data-pilot-member table:name="0,75" table:display="false" table:show-details="true"/>
                <table:data-pilot-member table:name="0,8" table:display="true" table:show-details="true"/>
                <table:data-pilot-member table:name="0,85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ept-relevance-threshol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5" table:display="true" table:show-details="true"/>
                <table:data-pilot-member table:name="0,1" table:display="true" table:show-details="true"/>
                <table:data-pilot-member table:name="0,15" table:display="true" table:show-details="true"/>
                <table:data-pilot-member table:name="0,2" table:display="true" table:show-details="true"/>
                <table:data-pilot-member table:name="0,25" table:display="true" table:show-details="true"/>
                <table:data-pilot-member table:name="0,5" table:display="false" table:show-details="true"/>
                <table:data-pilot-member table:name="0,65" table:display="false" table:show-details="true"/>
                <table:data-pilot-member table:name="0,7" table:display="false" table:show-details="true"/>
                <table:data-pilot-member table:name="0,75" table:display="false" table:show-details="true"/>
                <table:data-pilot-member table:name="0,8" table:display="false" table:show-details="true"/>
                <table:data-pilot-member table:name="0,85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3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6%" table:display="true" table:show-details="true"/>
                <table:data-pilot-member table:name="7%" table:display="true" table:show-details="true"/>
                <table:data-pilot-member table:name="8%" table:display="true" table:show-details="true"/>
                <table:data-pilot-member table:name="9%" table:display="true" table:show-details="true"/>
                <table:data-pilot-member table:name="10%" table:display="true" table:show-details="true"/>
                <table:data-pilot-member table:name="11%" table:display="true" table:show-details="true"/>
                <table:data-pilot-member table:name="13%" table:display="true" table:show-details="true"/>
                <table:data-pilot-member table:name="16%" table:display="true" table:show-details="true"/>
                <table:data-pilot-member table:name="17%" table:display="true" table:show-details="true"/>
                <table:data-pilot-member table:name="18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22%" table:display="true" table:show-details="true"/>
                <table:data-pilot-member table:name="23%" table:display="true" table:show-details="true"/>
                <table:data-pilot-member table:name="25%" table:display="true" table:show-details="true"/>
                <table:data-pilot-member table:name="27%" table:display="true" table:show-details="true"/>
                <table:data-pilot-member table:name="28%" table:display="true" table:show-details="true"/>
                <table:data-pilot-member table:name="29%" table:display="true" table:show-details="true"/>
                <table:data-pilot-member table:name="30%" table:display="true" table:show-details="true"/>
                <table:data-pilot-member table:name="34%" table:display="true" table:show-details="true"/>
                <table:data-pilot-member table:name="36%" table:display="true" table:show-details="true"/>
                <table:data-pilot-member table:name="37%" table:display="true" table:show-details="true"/>
                <table:data-pilot-member table:name="39%" table:display="true" table:show-details="true"/>
                <table:data-pilot-member table:name="42%" table:display="true" table:show-details="true"/>
                <table:data-pilot-member table:name="43%" table:display="true" table:show-details="true"/>
                <table:data-pilot-member table:name="44%" table:display="true" table:show-details="true"/>
                <table:data-pilot-member table:name="45%" table:display="true" table:show-details="true"/>
                <table:data-pilot-member table:name="47%" table:display="true" table:show-details="true"/>
                <table:data-pilot-member table:name="48%" table:display="true" table:show-details="true"/>
                <table:data-pilot-member table:name="50%" table:display="true" table:show-details="true"/>
                <table:data-pilot-member table:name="51%" table:display="true" table:show-details="true"/>
                <table:data-pilot-member table:name="53%" table:display="true" table:show-details="true"/>
                <table:data-pilot-member table:name="54%" table:display="true" table:show-details="true"/>
                <table:data-pilot-member table:name="56%" table:display="true" table:show-details="true"/>
                <table:data-pilot-member table:name="57%" table:display="true" table:show-details="true"/>
                <table:data-pilot-member table:name="58%" table:display="true" table:show-details="true"/>
                <table:data-pilot-member table:name="59%" table:display="true" table:show-details="true"/>
                <table:data-pilot-member table:name="60%" table:display="true" table:show-details="true"/>
                <table:data-pilot-member table:name="61%" table:display="true" table:show-details="true"/>
                <table:data-pilot-member table:name="63%" table:display="true" table:show-details="true"/>
                <table:data-pilot-member table:name="64%" table:display="true" table:show-details="true"/>
                <table:data-pilot-member table:name="69%" table:display="true" table:show-details="true"/>
                <table:data-pilot-member table:name="70%" table:display="true" table:show-details="true"/>
                <table:data-pilot-member table:name="71%" table:display="true" table:show-details="true"/>
                <table:data-pilot-member table:name="79%" table:display="true" table:show-details="true"/>
                <table:data-pilot-member table:name="81%" table:display="true" table:show-details="true"/>
                <table:data-pilot-member table:name="83%" table:display="true" table:show-details="true"/>
                <table:data-pilot-member table:name="84%" table:display="true" table:show-details="true"/>
                <table:data-pilot-member table:name="91%" table:display="true" table:show-details="true"/>
                <table:data-pilot-member table:name="100%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recision.A2:precision.F10" table:buttons="precision.A2 precision.A5 precision.B5 precision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true" table:show-details="true"/>
                <table:data-pilot-member table:name="Deprecated" table:display="false" table:show-details="true"/>
                <table:data-pilot-member table:name="User testing-base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5%" table:display="true" table:show-details="true"/>
                <table:data-pilot-member table:name="7%" table:display="true" table:show-details="true"/>
                <table:data-pilot-member table:name="17%" table:display="true" table:show-details="true"/>
                <table:data-pilot-member table:name="24%" table:display="true" table:show-details="true"/>
                <table:data-pilot-member table:name="25%" table:display="true" table:show-details="true"/>
                <table:data-pilot-member table:name="33%" table:display="true" table:show-details="true"/>
                <table:data-pilot-member table:name="36%" table:display="true" table:show-details="true"/>
                <table:data-pilot-member table:name="39%" table:display="true" table:show-details="true"/>
                <table:data-pilot-member table:name="46%" table:display="true" table:show-details="true"/>
                <table:data-pilot-member table:name="80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recall.A2:recall.F10" table:buttons="recall.A2 recall.A5 recall.B5 recall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true" table:show-details="true"/>
                <table:data-pilot-member table:name="Deprecated" table:display="false" table:show-details="true"/>
                <table:data-pilot-member table:name="User testing-base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all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4%" table:display="true" table:show-details="true"/>
                <table:data-pilot-member table:name="8%" table:display="true" table:show-details="true"/>
                <table:data-pilot-member table:name="15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65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f1 score'.A2:'f1 score'.F10" table:buttons="'f1 score'.A2 'f1 score'.A5 'f1 score'.B5 'f1 score'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true" table:show-details="true"/>
                <table:data-pilot-member table:name="Deprecated" table:display="false" table:show-details="true"/>
                <table:data-pilot-member table:name="User testing-base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3%" table:display="true" table:show-details="true"/>
                <table:data-pilot-member table:name="7%" table:display="true" table:show-details="true"/>
                <table:data-pilot-member table:name="9%" table:display="true" table:show-details="true"/>
                <table:data-pilot-member table:name="10%" table:display="true" table:show-details="true"/>
                <table:data-pilot-member table:name="13%" table:display="true" table:show-details="true"/>
                <table:data-pilot-member table:name="21%" table:display="true" table:show-details="true"/>
                <table:data-pilot-member table:name="26%" table:display="true" table:show-details="true"/>
                <table:data-pilot-member table:name="29%" table:display="true" table:show-details="true"/>
                <table:data-pilot-member table:name="35%" table:display="true" table:show-details="true"/>
                <table:data-pilot-member table:name="40%" table:display="true" table:show-details="true"/>
                <table:data-pilot-member table:name="56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avg precision (concept)'.A2:'avg precision (concept)'.F10" table:buttons="'avg precision (concept)'.A2 'avg precision (concept)'.A5 'avg precision (concept)'.B5 'avg precision (concept)'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true" table:show-details="true"/>
                <table:data-pilot-member table:name="Deprecated" table:display="false" table:show-details="true"/>
                <table:data-pilot-member table:name="User testing-base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11%" table:display="true" table:show-details="true"/>
                <table:data-pilot-member table:name="13%" table:display="true" table:show-details="true"/>
                <table:data-pilot-member table:name="14%" table:display="true" table:show-details="true"/>
                <table:data-pilot-member table:name="16%" table:display="true" table:show-details="true"/>
                <table:data-pilot-member table:name="17%" table:display="true" table:show-details="true"/>
                <table:data-pilot-member table:name="25%" table:display="true" table:show-details="true"/>
                <table:data-pilot-member table:name="42%" table:display="true" table:show-details="true"/>
                <table:data-pilot-member table:name="50%" table:display="true" table:show-details="true"/>
                <table:data-pilot-member table:name="59%" table:display="true" table:show-details="true"/>
                <table:data-pilot-member table:name="81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r-precision'.A2:'r-precision'.F10" table:buttons="'r-precision'.A2 'r-precision'.A5 'r-precision'.B5 'r-precision'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true" table:show-details="true"/>
                <table:data-pilot-member table:name="Deprecated" table:display="false" table:show-details="true"/>
                <table:data-pilot-member table:name="User testing-base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-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8%" table:display="true" table:show-details="true"/>
                <table:data-pilot-member table:name="15%" table:display="true" table:show-details="true"/>
                <table:data-pilot-member table:name="20%" table:display="true" table:show-details="true"/>
                <table:data-pilot-member table:name="21%" table:display="true" table:show-details="true"/>
                <table:data-pilot-member table:name="50%" table:display="true" table:show-details="true"/>
                <table:data-pilot-member table:name="59%" table:display="true" table:show-details="true"/>
                <table:data-pilot-member table:name="69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avg precision (user-testing)'.A2:'avg precision (user-testing)'.F13" table:buttons="'avg precision (user-testing)'.A2 'avg precision (user-testing)'.A5 'avg precision (user-testing)'.B5 'avg precision (user-testing)'.C4" table:ignore-empty-rows="true">
          <table:source-cell-range table:cell-range-address="raw.A1:raw.Q1048576">
            <table:filter table:display-duplicates="false">
              <table:filter-or>
                <table:filter-and>
                  <table:filter-condition table:field-number="4" table:value="0" table:operator="&lt;="/>
                  <table:filter-condition table:field-number="5" table:value="0,95" table:operator="="/>
                </table:filter-and>
                <table:filter-condition table:field-number="1" table:value="dataontosearch" table:operator="!="/>
              </table:filter-or>
            </table:filter>
          </table:source-cell-range>
          <table:data-pilot-field table:source-field-name="engine" table:orientation="column" table:used-hierarchy="0" table:function="auto">
            <table:data-pilot-level table:show-empty="false" calcext:repeat-item-labels="false">
              <table:data-pilot-members>
                <table:data-pilot-member table:name="dataontosearch" table:display="true" table:show-details="true"/>
                <table:data-pilot-member table:name="google" table:display="true" table:show-details="true"/>
                <table:data-pilot-member table:name="o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ncept-based" table:display="false" table:show-details="true"/>
                <table:data-pilot-member table:name="Deprecated" table:display="false" table:show-details="true"/>
                <table:data-pilot-member table:name="User testing-ba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ry" table:orientation="row" table:used-hierarchy="0" table:function="auto">
            <table:data-pilot-level table:show-empty="false" calcext:repeat-item-labels="false">
              <table:data-pilot-members>
                <table:data-pilot-member table:name="bike" table:display="true" table:show-details="true"/>
                <table:data-pilot-member table:name="highway new york rural" table:display="true" table:show-details="true"/>
                <table:data-pilot-member table:name="location" table:display="true" table:show-details="true"/>
                <table:data-pilot-member table:name="location transportation" table:display="true" table:show-details="true"/>
                <table:data-pilot-member table:name="map" table:display="true" table:show-details="true"/>
                <table:data-pilot-member table:name="new york state rest stop" table:display="true" table:show-details="true"/>
                <table:data-pilot-member table:name="nyc subway" table:display="true" table:show-details="true"/>
                <table:data-pilot-member table:name="rest area" table:display="true" table:show-details="true"/>
                <table:data-pilot-member table:name="site:data.cityofnewyork.us subway stations" table:display="true" table:show-details="true"/>
                <table:data-pilot-member table:name="statistics" table:display="true" table:show-details="true"/>
                <table:data-pilot-member table:name="statistics transportation" table:display="true" table:show-details="true"/>
                <table:data-pilot-member table:name="subway stations" table:display="true" table:show-details="true"/>
                <table:data-pilot-member table:name="underground railway posi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 precision" table:orientation="data" table:used-hierarchy="0" table:function="average">
            <table:data-pilot-level table:show-empty="false" calcext:repeat-item-labels="false">
              <table:data-pilot-members>
                <table:data-pilot-member table:name="0%" table:display="true" table:show-details="true"/>
                <table:data-pilot-member table:name="1%" table:display="true" table:show-details="true"/>
                <table:data-pilot-member table:name="2%" table:display="true" table:show-details="true"/>
                <table:data-pilot-member table:name="4%" table:display="true" table:show-details="true"/>
                <table:data-pilot-member table:name="5%" table:display="true" table:show-details="true"/>
                <table:data-pilot-member table:name="11%" table:display="true" table:show-details="true"/>
                <table:data-pilot-member table:name="13%" table:display="true" table:show-details="true"/>
                <table:data-pilot-member table:name="14%" table:display="true" table:show-details="true"/>
                <table:data-pilot-member table:name="16%" table:display="true" table:show-details="true"/>
                <table:data-pilot-member table:name="17%" table:display="true" table:show-details="true"/>
                <table:data-pilot-member table:name="25%" table:display="true" table:show-details="true"/>
                <table:data-pilot-member table:name="42%" table:display="true" table:show-details="true"/>
                <table:data-pilot-member table:name="50%" table:display="true" table:show-details="true"/>
                <table:data-pilot-member table:name="59%" table:display="true" table:show-details="true"/>
                <table:data-pilot-member table:name="81%" table:display="true" table:show-details="true"/>
                <table:data-pilot-member table:name="1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2:05:53.027398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9:30:54.993291564</dc:date>
    <meta:editing-duration>PT7H57M23S</meta:editing-duration>
    <meta:editing-cycles>11</meta:editing-cycles>
    <meta:generator>LibreOffice/6.2.3.2$Linux_X86_64 LibreOffice_project/20$Build-2</meta:generator>
    <meta:document-statistic meta:table-count="12" meta:cell-count="10715" meta:object-count="0"/>
  </office:meta>
</office:document-meta>
</file>